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6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8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145510" table:style-name="ce7">
            <text:p>11.145.510</text:p>
          </table:table-cell>
          <table:table-cell office:value-type="float" office:value="768000" table:style-name="ce7">
            <text:p>768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103710" table:style-name="ce9">
            <text:p>17.103.710</text:p>
          </table:table-cell>
          <table:table-cell office:value-type="float" office:value="16308402" table:style-name="ce9">
            <text:p>16.308.402</text:p>
          </table:table-cell>
          <table:table-cell office:value-type="percentage" office:value="0.95350084864628781" table:style-name="ce10">
            <text:p>95,4%</text:p>
          </table:table-cell>
          <table:table-cell office:value-type="float" office:value="7422078" table:style-name="ce8">
            <text:p>7.422.078</text:p>
          </table:table-cell>
          <table:table-cell office:value-type="float" office:value="6902319" table:style-name="ce8">
            <text:p>6.902.319</text:p>
          </table:table-cell>
          <table:table-cell office:value-type="float" office:value="3447108" table:style-name="ce8">
            <text:p>3.447.108</text:p>
          </table:table-cell>
          <table:table-cell office:value-type="date" office:date-value="2022-02-01T00:00:00" table:style-name="ce11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05571" table:style-name="ce7">
            <text:p>1.805.571</text:p>
          </table:table-cell>
          <table:table-cell office:value-type="float" office:value="96000" table:style-name="ce7">
            <text:p>96.000</text:p>
          </table:table-cell>
          <table:table-cell office:value-type="float" office:value="448490" table:style-name="ce7">
            <text:p>448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663951" table:style-name="ce14">
            <text:p>2.663.951</text:p>
          </table:table-cell>
          <table:table-cell office:value-type="float" office:value="2543840" table:style-name="ce14">
            <text:p>2.543.840</text:p>
          </table:table-cell>
          <table:table-cell office:value-type="percentage" office:value="0.95491245897540911" table:style-name="ce15">
            <text:p>95,5%</text:p>
          </table:table-cell>
          <table:table-cell office:value-type="float" office:value="1141186" table:style-name="ce13">
            <text:p>1.141.186</text:p>
          </table:table-cell>
          <table:table-cell office:value-type="float" office:value="1073423" table:style-name="ce13">
            <text:p>1.073.423</text:p>
          </table:table-cell>
          <table:table-cell office:value-type="float" office:value="621661" table:style-name="ce13">
            <text:p>621.661</text:p>
          </table:table-cell>
          <table:table-cell office:value-type="date" office:date-value="2022-02-01T00:00:00" table:style-name="ce16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03185" table:style-name="ce7">
            <text:p>1.503.185</text:p>
          </table:table-cell>
          <table:table-cell office:value-type="float" office:value="54000" table:style-name="ce7">
            <text:p>54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337125" table:style-name="ce14">
            <text:p>2.337.125</text:p>
          </table:table-cell>
          <table:table-cell office:value-type="float" office:value="2220571.5" table:style-name="ce14">
            <text:p>2.220.572</text:p>
          </table:table-cell>
          <table:table-cell office:value-type="percentage" office:value="0.95012953949831525" table:style-name="ce15">
            <text:p>95,0%</text:p>
          </table:table-cell>
          <table:table-cell office:value-type="float" office:value="922711" table:style-name="ce13">
            <text:p>922.711</text:p>
          </table:table-cell>
          <table:table-cell office:value-type="float" office:value="872733" table:style-name="ce13">
            <text:p>872.733</text:p>
          </table:table-cell>
          <table:table-cell office:value-type="float" office:value="683001" table:style-name="ce13">
            <text:p>683.001</text:p>
          </table:table-cell>
          <table:table-cell office:value-type="date" office:date-value="2022-02-01T00:00:00" table:style-name="ce16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02000" table:style-name="ce7">
            <text:p>102.000</text:p>
          </table:table-cell>
          <table:table-cell office:value-type="float" office:value="529070" table:style-name="ce7">
            <text:p>529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31874" table:style-name="ce14">
            <text:p>2.231.874</text:p>
          </table:table-cell>
          <table:table-cell office:value-type="float" office:value="1972062.5" table:style-name="ce14">
            <text:p>1.972.063</text:p>
          </table:table-cell>
          <table:table-cell office:value-type="percentage" office:value="0.8835904266997151" table:style-name="ce15">
            <text:p>88,4%</text:p>
          </table:table-cell>
          <table:table-cell office:value-type="float" office:value="922942" table:style-name="ce13">
            <text:p>922.942</text:p>
          </table:table-cell>
          <table:table-cell office:value-type="float" office:value="878351" table:style-name="ce13">
            <text:p>878.351</text:p>
          </table:table-cell>
          <table:table-cell office:value-type="float" office:value="419482" table:style-name="ce13">
            <text:p>419.482</text:p>
          </table:table-cell>
          <table:table-cell office:value-type="date" office:date-value="2022-02-01T00:00:00" table:style-name="ce16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671080" table:style-name="ce7">
            <text:p>2.671.080</text:p>
          </table:table-cell>
          <table:table-cell office:value-type="float" office:value="162000" table:style-name="ce7">
            <text:p>162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247230" table:style-name="ce14">
            <text:p>4.247.230</text:p>
          </table:table-cell>
          <table:table-cell office:value-type="float" office:value="3973393" table:style-name="ce14">
            <text:p>3.973.393</text:p>
          </table:table-cell>
          <table:table-cell office:value-type="percentage" office:value="0.93552574266051047" table:style-name="ce15">
            <text:p>93,6%</text:p>
          </table:table-cell>
          <table:table-cell office:value-type="float" office:value="1805507" table:style-name="ce13">
            <text:p>1.805.507</text:p>
          </table:table-cell>
          <table:table-cell office:value-type="float" office:value="1679930" table:style-name="ce13">
            <text:p>1.679.930</text:p>
          </table:table-cell>
          <table:table-cell office:value-type="float" office:value="868268" table:style-name="ce13">
            <text:p>868.268</text:p>
          </table:table-cell>
          <table:table-cell office:value-type="date" office:date-value="2022-02-01T00:00:00" table:style-name="ce16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82915" table:style-name="ce7">
            <text:p>882.915</text:p>
          </table:table-cell>
          <table:table-cell office:value-type="float" office:value="42000" table:style-name="ce7">
            <text:p>42.000</text:p>
          </table:table-cell>
          <table:table-cell office:value-type="float" office:value="170400" table:style-name="ce7">
            <text:p>170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37950" table:style-name="ce14">
            <text:p>1.237.950</text:p>
          </table:table-cell>
          <table:table-cell office:value-type="float" office:value="1202156.5" table:style-name="ce14">
            <text:p>1.202.157</text:p>
          </table:table-cell>
          <table:table-cell office:value-type="percentage" office:value="0.97108647360555755" table:style-name="ce15">
            <text:p>97,1%</text:p>
          </table:table-cell>
          <table:table-cell office:value-type="float" office:value="515690" table:style-name="ce13">
            <text:p>515.690</text:p>
          </table:table-cell>
          <table:table-cell office:value-type="float" office:value="488337" table:style-name="ce13">
            <text:p>488.337</text:p>
          </table:table-cell>
          <table:table-cell office:value-type="float" office:value="316537" table:style-name="ce13">
            <text:p>316.537</text:p>
          </table:table-cell>
          <table:table-cell office:value-type="date" office:date-value="2022-02-01T00:00:00" table:style-name="ce16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62000" table:style-name="ce7">
            <text:p>162.000</text:p>
          </table:table-cell>
          <table:table-cell office:value-type="float" office:value="691970" table:style-name="ce7">
            <text:p>691.9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403358" table:style-name="ce14">
            <text:p>5.403.358</text:p>
          </table:table-cell>
          <table:table-cell office:value-type="float" office:value="5111772.5" table:style-name="ce14">
            <text:p>5.111.773</text:p>
          </table:table-cell>
          <table:table-cell office:value-type="percentage" office:value="0.94603624264762765" table:style-name="ce15">
            <text:p>94,6%</text:p>
          </table:table-cell>
          <table:table-cell office:value-type="float" office:value="2135389" table:style-name="ce13">
            <text:p>2.135.389</text:p>
          </table:table-cell>
          <table:table-cell office:value-type="float" office:value="2007071" table:style-name="ce13">
            <text:p>2.007.071</text:p>
          </table:table-cell>
          <table:table-cell office:value-type="float" office:value="1351896" table:style-name="ce13">
            <text:p>1.351.896</text:p>
          </table:table-cell>
          <table:table-cell office:value-type="date" office:date-value="2022-02-01T00:00:00" table:style-name="ce16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94375" table:style-name="ce7">
            <text:p>2.694.375</text:p>
          </table:table-cell>
          <table:table-cell office:value-type="float" office:value="180000" table:style-name="ce7">
            <text:p>180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187755" table:style-name="ce14">
            <text:p>4.187.755</text:p>
          </table:table-cell>
          <table:table-cell office:value-type="float" office:value="3782467" table:style-name="ce14">
            <text:p>3.782.467</text:p>
          </table:table-cell>
          <table:table-cell office:value-type="percentage" office:value="0.90322069939621585" table:style-name="ce15">
            <text:p>90,3%</text:p>
          </table:table-cell>
          <table:table-cell office:value-type="float" office:value="1749397" table:style-name="ce13">
            <text:p>1.749.397</text:p>
          </table:table-cell>
          <table:table-cell office:value-type="float" office:value="1593880" table:style-name="ce13">
            <text:p>1.593.880</text:p>
          </table:table-cell>
          <table:table-cell office:value-type="float" office:value="893925" table:style-name="ce13">
            <text:p>893.925</text:p>
          </table:table-cell>
          <table:table-cell office:value-type="date" office:date-value="2022-01-30T00:00:00" table:style-name="ce16">
            <text:p>3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358880" table:style-name="ce7">
            <text:p>3.35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563550" table:style-name="ce14">
            <text:p>14.563.550</text:p>
          </table:table-cell>
          <table:table-cell office:value-type="float" office:value="13689066" table:style-name="ce14">
            <text:p>13.689.066</text:p>
          </table:table-cell>
          <table:table-cell office:value-type="percentage" office:value="0.93995392606884998" table:style-name="ce15">
            <text:p>94,0%</text:p>
          </table:table-cell>
          <table:table-cell office:value-type="float" office:value="6452102" table:style-name="ce13">
            <text:p>6.452.102</text:p>
          </table:table-cell>
          <table:table-cell office:value-type="float" office:value="6085934" table:style-name="ce13">
            <text:p>6.085.934</text:p>
          </table:table-cell>
          <table:table-cell office:value-type="float" office:value="3323109" table:style-name="ce13">
            <text:p>3.323.109</text:p>
          </table:table-cell>
          <table:table-cell office:value-type="date" office:date-value="2022-02-01T00:00:00" table:style-name="ce16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58040" table:style-name="ce7">
            <text:p>6.558.040</text:p>
          </table:table-cell>
          <table:table-cell office:value-type="float" office:value="642000" table:style-name="ce7">
            <text:p>642.000</text:p>
          </table:table-cell>
          <table:table-cell office:value-type="float" office:value="2043640" table:style-name="ce7">
            <text:p>2.043.6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320705" table:style-name="ce14">
            <text:p>10.320.705</text:p>
          </table:table-cell>
          <table:table-cell office:value-type="float" office:value="9629632.5" table:style-name="ce14">
            <text:p>9.629.633</text:p>
          </table:table-cell>
          <table:table-cell office:value-type="percentage" office:value="0.93304018475482053" table:style-name="ce15">
            <text:p>93,3%</text:p>
          </table:table-cell>
          <table:table-cell office:value-type="float" office:value="4388670" table:style-name="ce13">
            <text:p>4.388.670</text:p>
          </table:table-cell>
          <table:table-cell office:value-type="float" office:value="4095861" table:style-name="ce13">
            <text:p>4.095.861</text:p>
          </table:table-cell>
          <table:table-cell office:value-type="float" office:value="2435363" table:style-name="ce13">
            <text:p>2.435.363</text:p>
          </table:table-cell>
          <table:table-cell office:value-type="date" office:date-value="2022-02-01T00:00:00" table:style-name="ce16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54323" table:style-name="ce7">
            <text:p>1.554.323</text:p>
          </table:table-cell>
          <table:table-cell office:value-type="float" office:value="84000" table:style-name="ce7">
            <text:p>84.000</text:p>
          </table:table-cell>
          <table:table-cell office:value-type="float" office:value="291770" table:style-name="ce7">
            <text:p>29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152878" table:style-name="ce14">
            <text:p>2.152.878</text:p>
          </table:table-cell>
          <table:table-cell office:value-type="float" office:value="2178821" table:style-name="ce14">
            <text:p>2.178.821</text:p>
          </table:table-cell>
          <table:table-cell office:value-type="percentage" office:value="1" table:style-name="ce15">
            <text:p>100,0%</text:p>
          </table:table-cell>
          <table:table-cell office:value-type="float" office:value="956488" table:style-name="ce13">
            <text:p>956.488</text:p>
          </table:table-cell>
          <table:table-cell office:value-type="float" office:value="895488" table:style-name="ce13">
            <text:p>895.488</text:p>
          </table:table-cell>
          <table:table-cell office:value-type="float" office:value="528015" table:style-name="ce13">
            <text:p>528.015</text:p>
          </table:table-cell>
          <table:table-cell office:value-type="date" office:date-value="2022-02-01T00:00:00" table:style-name="ce16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029019" table:style-name="ce7">
            <text:p>4.029.019</text:p>
          </table:table-cell>
          <table:table-cell office:value-type="float" office:value="186000" table:style-name="ce7">
            <text:p>186.000</text:p>
          </table:table-cell>
          <table:table-cell office:value-type="float" office:value="959980" table:style-name="ce7">
            <text:p>95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5869384" table:style-name="ce14">
            <text:p>5.869.384</text:p>
          </table:table-cell>
          <table:table-cell office:value-type="float" office:value="5940906" table:style-name="ce14">
            <text:p>5.940.906</text:p>
          </table:table-cell>
          <table:table-cell office:value-type="percentage" office:value="1" table:style-name="ce15">
            <text:p>100,0%</text:p>
          </table:table-cell>
          <table:table-cell office:value-type="float" office:value="2463439" table:style-name="ce13">
            <text:p>2.463.439</text:p>
          </table:table-cell>
          <table:table-cell office:value-type="float" office:value="2320095" table:style-name="ce13">
            <text:p>2.320.095</text:p>
          </table:table-cell>
          <table:table-cell office:value-type="float" office:value="1873693" table:style-name="ce13">
            <text:p>1.873.693</text:p>
          </table:table-cell>
          <table:table-cell office:value-type="date" office:date-value="2022-02-01T00:00:00" table:style-name="ce16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9985" table:style-name="ce7">
            <text:p>439.985</text:p>
          </table:table-cell>
          <table:table-cell office:value-type="float" office:value="24000" table:style-name="ce7">
            <text:p>24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42025" table:style-name="ce14">
            <text:p>642.025</text:p>
          </table:table-cell>
          <table:table-cell office:value-type="float" office:value="609518" table:style-name="ce14">
            <text:p>609.518</text:p>
          </table:table-cell>
          <table:table-cell office:value-type="percentage" office:value="0.94936801526420311" table:style-name="ce15">
            <text:p>94,9%</text:p>
          </table:table-cell>
          <table:table-cell office:value-type="float" office:value="281715" table:style-name="ce13">
            <text:p>281.715</text:p>
          </table:table-cell>
          <table:table-cell office:value-type="float" office:value="261545" table:style-name="ce13">
            <text:p>261.545</text:p>
          </table:table-cell>
          <table:table-cell office:value-type="float" office:value="141838" table:style-name="ce13">
            <text:p>141.838</text:p>
          </table:table-cell>
          <table:table-cell office:value-type="date" office:date-value="2022-02-01T00:00:00" table:style-name="ce16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746845" table:style-name="ce7">
            <text:p>8.746.845</text:p>
          </table:table-cell>
          <table:table-cell office:value-type="float" office:value="390000" table:style-name="ce7">
            <text:p>390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851195" table:style-name="ce14">
            <text:p>12.851.195</text:p>
          </table:table-cell>
          <table:table-cell office:value-type="float" office:value="12572790" table:style-name="ce14">
            <text:p>12.572.790</text:p>
          </table:table-cell>
          <table:table-cell office:value-type="percentage" office:value="0.97833625588904383" table:style-name="ce15">
            <text:p>97,8%</text:p>
          </table:table-cell>
          <table:table-cell office:value-type="float" office:value="5737056" table:style-name="ce13">
            <text:p>5.737.056</text:p>
          </table:table-cell>
          <table:table-cell office:value-type="float" office:value="5369674" table:style-name="ce13">
            <text:p>5.369.674</text:p>
          </table:table-cell>
          <table:table-cell office:value-type="float" office:value="2919775" table:style-name="ce13">
            <text:p>2.919.775</text:p>
          </table:table-cell>
          <table:table-cell office:value-type="date" office:date-value="2022-02-01T00:00:00" table:style-name="ce16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50000" table:style-name="ce7">
            <text:p>150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782175" table:style-name="ce14">
            <text:p>2.782.175</text:p>
          </table:table-cell>
          <table:table-cell office:value-type="float" office:value="2701585.5" table:style-name="ce14">
            <text:p>2.701.586</text:p>
          </table:table-cell>
          <table:table-cell office:value-type="percentage" office:value="0.97103363375776142" table:style-name="ce15">
            <text:p>97,1%</text:p>
          </table:table-cell>
          <table:table-cell office:value-type="float" office:value="1294910" table:style-name="ce13">
            <text:p>1.294.910</text:p>
          </table:table-cell>
          <table:table-cell office:value-type="float" office:value="1199949" table:style-name="ce13">
            <text:p>1.199.949</text:p>
          </table:table-cell>
          <table:table-cell office:value-type="float" office:value="604697" table:style-name="ce13">
            <text:p>604.697</text:p>
          </table:table-cell>
          <table:table-cell office:value-type="date" office:date-value="2022-02-01T00:00:00" table:style-name="ce16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61447" table:style-name="ce7">
            <text:p>861.447</text:p>
          </table:table-cell>
          <table:table-cell office:value-type="float" office:value="54000" table:style-name="ce7">
            <text:p>54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49067" table:style-name="ce14">
            <text:p>1.349.067</text:p>
          </table:table-cell>
          <table:table-cell office:value-type="float" office:value="1252731.5" table:style-name="ce14">
            <text:p>1.252.732</text:p>
          </table:table-cell>
          <table:table-cell office:value-type="percentage" office:value="0.92859101883005069" table:style-name="ce15">
            <text:p>92,9%</text:p>
          </table:table-cell>
          <table:table-cell office:value-type="float" office:value="564291" table:style-name="ce13">
            <text:p>564.291</text:p>
          </table:table-cell>
          <table:table-cell office:value-type="float" office:value="533258" table:style-name="ce13">
            <text:p>533.258</text:p>
          </table:table-cell>
          <table:table-cell office:value-type="float" office:value="307824" table:style-name="ce13">
            <text:p>307.824</text:p>
          </table:table-cell>
          <table:table-cell office:value-type="date" office:date-value="2022-02-01T00:00:00" table:style-name="ce16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98530" table:style-name="ce7">
            <text:p>2.998.530</text:p>
          </table:table-cell>
          <table:table-cell office:value-type="float" office:value="156000" table:style-name="ce7">
            <text:p>156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7935" table:style-name="ce14">
            <text:p>4.517.935</text:p>
          </table:table-cell>
          <table:table-cell office:value-type="float" office:value="4270703" table:style-name="ce14">
            <text:p>4.270.703</text:p>
          </table:table-cell>
          <table:table-cell office:value-type="percentage" office:value="0.94527765450366152" table:style-name="ce15">
            <text:p>94,5%</text:p>
          </table:table-cell>
          <table:table-cell office:value-type="float" office:value="1937292" table:style-name="ce13">
            <text:p>1.937.292</text:p>
          </table:table-cell>
          <table:table-cell office:value-type="float" office:value="1826317" table:style-name="ce13">
            <text:p>1.826.317</text:p>
          </table:table-cell>
          <table:table-cell office:value-type="float" office:value="1091231" table:style-name="ce13">
            <text:p>1.091.231</text:p>
          </table:table-cell>
          <table:table-cell office:value-type="date" office:date-value="2022-02-01T00:00:00" table:style-name="ce16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1274" table:style-name="ce7">
            <text:p>101.274</text:p>
          </table:table-cell>
          <table:table-cell office:value-type="float" office:value="12000" table:style-name="ce7">
            <text:p>12.000</text:p>
          </table:table-cell>
          <table:table-cell office:value-type="float" office:value="28110" table:style-name="ce7">
            <text:p>28.1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3419" table:style-name="ce14">
            <text:p>163.419</text:p>
          </table:table-cell>
          <table:table-cell office:value-type="float" office:value="145695.5" table:style-name="ce14">
            <text:p>145.696</text:p>
          </table:table-cell>
          <table:table-cell office:value-type="percentage" office:value="0.89154565870553604" table:style-name="ce15">
            <text:p>89,2%</text:p>
          </table:table-cell>
          <table:table-cell office:value-type="float" office:value="69072" table:style-name="ce13">
            <text:p>69.072</text:p>
          </table:table-cell>
          <table:table-cell office:value-type="float" office:value="63451" table:style-name="ce13">
            <text:p>63.451</text:p>
          </table:table-cell>
          <table:table-cell office:value-type="float" office:value="28391" table:style-name="ce13">
            <text:p>28.391</text:p>
          </table:table-cell>
          <table:table-cell office:value-type="date" office:date-value="2022-02-01T00:00:00" table:style-name="ce16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0260" table:style-name="ce7">
            <text:p>100.26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6610" table:style-name="ce14">
            <text:p>156.610</text:p>
          </table:table-cell>
          <table:table-cell office:value-type="float" office:value="133125.5" table:style-name="ce14">
            <text:p>133.126</text:p>
          </table:table-cell>
          <table:table-cell office:value-type="percentage" office:value="0.85004469701807039" table:style-name="ce15">
            <text:p>85,0%</text:p>
          </table:table-cell>
          <table:table-cell office:value-type="float" office:value="64524" table:style-name="ce13">
            <text:p>64.524</text:p>
          </table:table-cell>
          <table:table-cell office:value-type="float" office:value="59140" table:style-name="ce13">
            <text:p>59.140</text:p>
          </table:table-cell>
          <table:table-cell office:value-type="float" office:value="24394" table:style-name="ce13">
            <text:p>24.394</text:p>
          </table:table-cell>
          <table:table-cell office:value-type="date" office:date-value="2022-02-01T00:00:00" table:style-name="ce17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198100.5" table:style-name="ce14">
            <text:p>198.101</text:p>
          </table:table-cell>
          <table:table-cell office:value-type="percentage" office:value="0.93212359899494646" table:style-name="ce15">
            <text:p>93,2%</text:p>
          </table:table-cell>
          <table:table-cell office:value-type="float" office:value="94907" table:style-name="ce13">
            <text:p>94.907</text:p>
          </table:table-cell>
          <table:table-cell office:value-type="float" office:value="90862" table:style-name="ce13">
            <text:p>90.862</text:p>
          </table:table-cell>
          <table:table-cell office:value-type="float" office:value="36235" table:style-name="ce13">
            <text:p>36.235</text:p>
          </table:table-cell>
          <table:table-cell office:value-type="date" office:date-value="2022-02-01T00:00:00" table:style-name="ce17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430" table:style-name="ce7">
            <text:p>7.430</text:p>
          </table:table-cell>
          <table:table-cell office:value-type="float" office:value="0" table:style-name="ce7">
            <text:p>0</text:p>
          </table:table-cell>
          <table:table-cell office:value-type="float" office:value="4690" table:style-name="ce13">
            <text:p>4.690</text:p>
          </table:table-cell>
          <table:table-cell office:value-type="float" office:value="12120" table:style-name="ce14">
            <text:p>12.120</text:p>
          </table:table-cell>
          <table:table-cell office:value-type="float" office:value="11764" table:style-name="ce14">
            <text:p>11.764</text:p>
          </table:table-cell>
          <table:table-cell office:value-type="percentage" office:value="0.97062706270627064" table:style-name="ce15">
            <text:p>97,1%</text:p>
          </table:table-cell>
          <table:table-cell office:value-type="float" office:value="7954" table:style-name="ce13">
            <text:p>7.954</text:p>
          </table:table-cell>
          <table:table-cell office:value-type="float" office:value="7473" table:style-name="ce13">
            <text:p>7.473</text:p>
          </table:table-cell>
          <table:table-cell office:value-type="float" office:value="2146" table:style-name="ce13">
            <text:p>2.146</text:p>
          </table:table-cell>
          <table:table-cell office:value-type="date" office:date-value="2022-02-01T00:00:00" table:style-name="ce17">
            <text:p>0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1808637" table:style-name="ce19">
            <text:p>61.808.637</text:p>
          </table:table-cell>
          <table:table-cell office:value-type="float" office:value="3966000" table:style-name="ce19">
            <text:p>3.966.000</text:p>
          </table:table-cell>
          <table:table-cell office:value-type="float" office:value="18108500" table:style-name="ce20">
            <text:p>18.108.50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25" table:style-name="ce22">
            <text:p>2.113.625</text:p>
          </table:table-cell>
          <table:table-cell office:value-type="float" office:value="95006542" table:style-name="ce23">
            <text:p>95.006.542</text:p>
          </table:table-cell>
          <table:table-cell office:value-type="float" office:value="90449104" table:style-name="ce23">
            <text:p>90.449.104</text:p>
          </table:table-cell>
          <table:table-cell office:value-type="percentage" office:value="0.95203027176802202" table:style-name="ce24">
            <text:p>95,2%</text:p>
          </table:table-cell>
          <table:table-cell office:value-type="float" office:value="40927320" table:style-name="ce23">
            <text:p>40.927.320</text:p>
          </table:table-cell>
          <table:table-cell office:value-type="float" office:value="38305091" table:style-name="ce23">
            <text:p>38.305.091</text:p>
          </table:table-cell>
          <table:table-cell office:value-type="float" office:value="21918589" table:style-name="ce23">
            <text:p>21.918.589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24778" table:style-name="ce31">
            <text:p>7.024.778</text:p>
          </table:table-cell>
          <table:table-cell office:value-type="percentage" office:value="0.93563842858389146" table:style-name="ce32">
            <text:p>93,6%</text:p>
          </table:table-cell>
          <table:table-cell office:value-type="float" office:value="6902319" table:style-name="ce31">
            <text:p>6.902.319</text:p>
          </table:table-cell>
          <table:table-cell office:value-type="percentage" office:value="0.91932797061269933" table:style-name="ce32">
            <text:p>91,9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2954" table:style-name="ce31">
            <text:p>1.092.954</text:p>
          </table:table-cell>
          <table:table-cell office:value-type="percentage" office:value="0.91890587586429551" table:style-name="ce32">
            <text:p>91,9%</text:p>
          </table:table-cell>
          <table:table-cell office:value-type="float" office:value="1073423" table:style-name="ce31">
            <text:p>1.073.423</text:p>
          </table:table-cell>
          <table:table-cell office:value-type="percentage" office:value="0.90248510183217201" table:style-name="ce32">
            <text:p>90,2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3543" table:style-name="ce31">
            <text:p>883.543</text:p>
          </table:table-cell>
          <table:table-cell office:value-type="percentage" office:value="0.94958982080655852" table:style-name="ce32">
            <text:p>95,0%</text:p>
          </table:table-cell>
          <table:table-cell office:value-type="float" office:value="872733" table:style-name="ce31">
            <text:p>872.733</text:p>
          </table:table-cell>
          <table:table-cell office:value-type="percentage" office:value="0.93797174906254732" table:style-name="ce32">
            <text:p>93,8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4631" table:style-name="ce31">
            <text:p>894.631</text:p>
          </table:table-cell>
          <table:table-cell office:value-type="percentage" office:value="0.82592479414911735" table:style-name="ce32">
            <text:p>82,6%</text:p>
          </table:table-cell>
          <table:table-cell office:value-type="float" office:value="878351" table:style-name="ce31">
            <text:p>878.351</text:p>
          </table:table-cell>
          <table:table-cell office:value-type="percentage" office:value="0.81089507167275821" table:style-name="ce32">
            <text:p>81,1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36815" table:style-name="ce31">
            <text:p>1.736.815</text:p>
          </table:table-cell>
          <table:table-cell office:value-type="percentage" office:value="0.85409584300665897" table:style-name="ce32">
            <text:p>85,4%</text:p>
          </table:table-cell>
          <table:table-cell office:value-type="float" office:value="1679930" table:style-name="ce31">
            <text:p>1.679.930</text:p>
          </table:table-cell>
          <table:table-cell office:value-type="percentage" office:value="0.82612208527803854" table:style-name="ce32">
            <text:p>82,6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3082" table:style-name="ce31">
            <text:p>493.082</text:p>
          </table:table-cell>
          <table:table-cell office:value-type="percentage" office:value="0.9355294064075953" table:style-name="ce32">
            <text:p>93,6%</text:p>
          </table:table-cell>
          <table:table-cell office:value-type="float" office:value="488337" table:style-name="ce31">
            <text:p>488.337</text:p>
          </table:table-cell>
          <table:table-cell office:value-type="percentage" office:value="0.9265266704865841" table:style-name="ce32">
            <text:p>92,7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3140" table:style-name="ce31">
            <text:p>2.043.140</text:p>
          </table:table-cell>
          <table:table-cell office:value-type="percentage" office:value="0.94060766549624353" table:style-name="ce32">
            <text:p>94,1%</text:p>
          </table:table-cell>
          <table:table-cell office:value-type="float" office:value="2007071" table:style-name="ce31">
            <text:p>2.007.071</text:p>
          </table:table-cell>
          <table:table-cell office:value-type="percentage" office:value="0.92400245102891188" table:style-name="ce32">
            <text:p>92,4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59129" table:style-name="ce31">
            <text:p>1.659.129</text:p>
          </table:table-cell>
          <table:table-cell office:value-type="percentage" office:value="0.91357603896740347" table:style-name="ce32">
            <text:p>91,4%</text:p>
          </table:table-cell>
          <table:table-cell office:value-type="float" office:value="1593880" table:style-name="ce31">
            <text:p>1.593.880</text:p>
          </table:table-cell>
          <table:table-cell office:value-type="percentage" office:value="0.87764759520770541" table:style-name="ce32">
            <text:p>87,8%</text:p>
          </table:table-cell>
          <table:table-cell office:value-type="date" office:date-value="2022-01-30T00:00:00" table:style-name="ce33">
            <text:p>3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31289" table:style-name="ce31">
            <text:p>6.231.289</text:p>
          </table:table-cell>
          <table:table-cell office:value-type="percentage" office:value="0.91874205850601276" table:style-name="ce32">
            <text:p>91,9%</text:p>
          </table:table-cell>
          <table:table-cell office:value-type="float" office:value="6085934" table:style-name="ce31">
            <text:p>6.085.934</text:p>
          </table:table-cell>
          <table:table-cell office:value-type="percentage" office:value="0.89731089845002088" table:style-name="ce32">
            <text:p>89,7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67074" table:style-name="ce31">
            <text:p>4.167.074</text:p>
          </table:table-cell>
          <table:table-cell office:value-type="percentage" office:value="0.92766025842236888" table:style-name="ce32">
            <text:p>92,8%</text:p>
          </table:table-cell>
          <table:table-cell office:value-type="float" office:value="4095861" table:style-name="ce31">
            <text:p>4.095.861</text:p>
          </table:table-cell>
          <table:table-cell office:value-type="percentage" office:value="0.91180705543556517" table:style-name="ce32">
            <text:p>91,2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08345" table:style-name="ce31">
            <text:p>908.345</text:p>
          </table:table-cell>
          <table:table-cell office:value-type="percentage" office:value="0.95626335680973584" table:style-name="ce32">
            <text:p>95,6%</text:p>
          </table:table-cell>
          <table:table-cell office:value-type="float" office:value="895488" table:style-name="ce31">
            <text:p>895.488</text:p>
          </table:table-cell>
          <table:table-cell office:value-type="percentage" office:value="0.94272810535956797" table:style-name="ce32">
            <text:p>94,3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38711" table:style-name="ce31">
            <text:p>2.338.711</text:p>
          </table:table-cell>
          <table:table-cell office:value-type="percentage" office:value="0.95219465442951445" table:style-name="ce32">
            <text:p>95,2%</text:p>
          </table:table-cell>
          <table:table-cell office:value-type="float" office:value="2320095" table:style-name="ce31">
            <text:p>2.320.095</text:p>
          </table:table-cell>
          <table:table-cell office:value-type="percentage" office:value="0.94461524180142153" table:style-name="ce32">
            <text:p>94,5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8042" table:style-name="ce31">
            <text:p>268.042</text:p>
          </table:table-cell>
          <table:table-cell office:value-type="percentage" office:value="0.95226286863318399" table:style-name="ce32">
            <text:p>95,2%</text:p>
          </table:table-cell>
          <table:table-cell office:value-type="float" office:value="261545" table:style-name="ce31">
            <text:p>261.545</text:p>
          </table:table-cell>
          <table:table-cell office:value-type="percentage" office:value="0.9291812177817883" table:style-name="ce32">
            <text:p>92,9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13725" table:style-name="ce31">
            <text:p>5.513.725</text:p>
          </table:table-cell>
          <table:table-cell office:value-type="percentage" office:value="0.92343157858067815" table:style-name="ce32">
            <text:p>92,3%</text:p>
          </table:table-cell>
          <table:table-cell office:value-type="float" office:value="5369674" table:style-name="ce31">
            <text:p>5.369.674</text:p>
          </table:table-cell>
          <table:table-cell office:value-type="percentage" office:value="0.89930610218747298" table:style-name="ce32">
            <text:p>89,9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1469" table:style-name="ce31">
            <text:p>1.231.469</text:p>
          </table:table-cell>
          <table:table-cell office:value-type="percentage" office:value="0.93462045788827386" table:style-name="ce32">
            <text:p>93,5%</text:p>
          </table:table-cell>
          <table:table-cell office:value-type="float" office:value="1199949" table:style-name="ce31">
            <text:p>1.199.949</text:p>
          </table:table-cell>
          <table:table-cell office:value-type="percentage" office:value="0.9106984291302308" table:style-name="ce32">
            <text:p>91,1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38748" table:style-name="ce31">
            <text:p>538.748</text:p>
          </table:table-cell>
          <table:table-cell office:value-type="percentage" office:value="0.92859728288410026" table:style-name="ce32">
            <text:p>92,9%</text:p>
          </table:table-cell>
          <table:table-cell office:value-type="float" office:value="533258" table:style-name="ce31">
            <text:p>533.258</text:p>
          </table:table-cell>
          <table:table-cell office:value-type="percentage" office:value="0.91913460444625228" table:style-name="ce32">
            <text:p>91,9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59022" table:style-name="ce31">
            <text:p>1.859.022</text:p>
          </table:table-cell>
          <table:table-cell office:value-type="percentage" office:value="0.95078335131054648" table:style-name="ce32">
            <text:p>95,1%</text:p>
          </table:table-cell>
          <table:table-cell office:value-type="float" office:value="1826317" table:style-name="ce31">
            <text:p>1.826.317</text:p>
          </table:table-cell>
          <table:table-cell office:value-type="percentage" office:value="0.93405661569116627" table:style-name="ce32">
            <text:p>93,4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6260" table:style-name="ce31">
            <text:p>66.260</text:p>
          </table:table-cell>
          <table:table-cell office:value-type="percentage" office:value="0.93285840994523361" table:style-name="ce32">
            <text:p>93,3%</text:p>
          </table:table-cell>
          <table:table-cell office:value-type="float" office:value="63451" table:style-name="ce31">
            <text:p>63.451</text:p>
          </table:table-cell>
          <table:table-cell office:value-type="percentage" office:value="0.89331118275633892" table:style-name="ce32">
            <text:p>89,3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1478" table:style-name="ce31">
            <text:p>61.478</text:p>
          </table:table-cell>
          <table:table-cell office:value-type="percentage" office:value="0.90056543520932819" table:style-name="ce32">
            <text:p>90,1%</text:p>
          </table:table-cell>
          <table:table-cell office:value-type="float" office:value="59140" table:style-name="ce31">
            <text:p>59.140</text:p>
          </table:table-cell>
          <table:table-cell office:value-type="percentage" office:value="0.86631705387747926" table:style-name="ce32">
            <text:p>86,6%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4907" table:style-name="ce31">
            <text:p>94.907</text:p>
          </table:table-cell>
          <table:table-cell office:value-type="string" table:style-name="ce32">
            <text:p>-</text:p>
          </table:table-cell>
          <table:table-cell office:value-type="float" office:value="90862" table:style-name="ce31">
            <text:p>90.862</text:p>
          </table:table-cell>
          <table:table-cell office:value-type="string" table:style-name="ce32">
            <text:p>-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954" table:style-name="ce31">
            <text:p>7.954</text:p>
          </table:table-cell>
          <table:table-cell office:value-type="string" table:style-name="ce32">
            <text:p>-</text:p>
          </table:table-cell>
          <table:table-cell office:value-type="float" office:value="7473" table:style-name="ce31">
            <text:p>7.473</text:p>
          </table:table-cell>
          <table:table-cell office:value-type="string" table:style-name="ce32">
            <text:p>-</text:p>
          </table:table-cell>
          <table:table-cell office:value-type="date" office:date-value="2022-02-01T00:00:00" table:style-name="ce33">
            <text:p>01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4">
            <text:p>42.185.033</text:p>
          </table:table-cell>
          <table:table-cell office:value-type="float" office:value="39115096" table:style-name="ce34">
            <text:p>39.115.096</text:p>
          </table:table-cell>
          <table:table-cell office:value-type="percentage" office:value="0.92722686740579296" table:style-name="ce24">
            <text:p>92,7%</text:p>
          </table:table-cell>
          <table:table-cell office:value-type="float" office:value="38305091" table:style-name="ce34">
            <text:p>38.305.091</text:p>
          </table:table-cell>
          <table:table-cell office:value-type="percentage" office:value="0.9080256260555728" table:style-name="ce24">
            <text:p>90,8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387" table:style-name="ce43">
            <text:p>435.387</text:p>
          </table:table-cell>
          <table:table-cell office:value-type="percentage" office:value="1" table:style-name="ce44">
            <text:p>100,0%</text:p>
          </table:table-cell>
          <table:table-cell office:value-type="float" office:value="656338" table:style-name="ce43">
            <text:p>656.338</text:p>
          </table:table-cell>
          <table:table-cell office:value-type="percentage" office:value="1" table:style-name="ce44">
            <text:p>100,0%</text:p>
          </table:table-cell>
          <table:table-cell office:value-type="float" office:value="937025" table:style-name="ce43">
            <text:p>937.025</text:p>
          </table:table-cell>
          <table:table-cell office:value-type="percentage" office:value="0.97787167785571094" table:style-name="ce44">
            <text:p>97,8%</text:p>
          </table:table-cell>
          <table:table-cell office:value-type="float" office:value="1228661" table:style-name="ce43">
            <text:p>1.228.661</text:p>
          </table:table-cell>
          <table:table-cell office:value-type="percentage" office:value="0.95423236105253917" table:style-name="ce44">
            <text:p>95,4%</text:p>
          </table:table-cell>
          <table:table-cell office:value-type="float" office:value="1275367" table:style-name="ce43">
            <text:p>1.275.367</text:p>
          </table:table-cell>
          <table:table-cell office:value-type="percentage" office:value="0.92128428358433212" table:style-name="ce44">
            <text:p>92,1%</text:p>
          </table:table-cell>
          <table:table-cell office:value-type="float" office:value="965501" table:style-name="ce43">
            <text:p>965.501</text:p>
          </table:table-cell>
          <table:table-cell office:value-type="percentage" office:value="0.8763157202073385" table:style-name="ce44">
            <text:p>87,6%</text:p>
          </table:table-cell>
          <table:table-cell office:value-type="float" office:value="808916" table:style-name="ce43">
            <text:p>808.916</text:p>
          </table:table-cell>
          <table:table-cell office:value-type="percentage" office:value="0.87345375073425247" table:style-name="ce44">
            <text:p>87,3%</text:p>
          </table:table-cell>
          <table:table-cell office:value-type="float" office:value="717583" table:style-name="ce43">
            <text:p>717.583</text:p>
          </table:table-cell>
          <table:table-cell office:value-type="percentage" office:value="0.92849416313211175" table:style-name="ce44">
            <text:p>92,8%</text:p>
          </table:table-cell>
          <table:table-cell office:value-type="float" office:value="7024778" table:style-name="ce43">
            <text:p>7.024.778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563842858389146" table:style-name="ce44">
            <text:p>93,6%</text:p>
          </table:table-cell>
          <table:table-cell office:value-type="percentage" office:value="0.82622897063201284" table:style-name="ce44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646" table:style-name="ce46">
            <text:p>101.646</text:p>
          </table:table-cell>
          <table:table-cell office:value-type="percentage" office:value="1" table:style-name="ce47">
            <text:p>100,0%</text:p>
          </table:table-cell>
          <table:table-cell office:value-type="float" office:value="119794" table:style-name="ce46">
            <text:p>119.794</text:p>
          </table:table-cell>
          <table:table-cell office:value-type="percentage" office:value="1" table:style-name="ce47">
            <text:p>100,0%</text:p>
          </table:table-cell>
          <table:table-cell office:value-type="float" office:value="155893" table:style-name="ce46">
            <text:p>155.893</text:p>
          </table:table-cell>
          <table:table-cell office:value-type="percentage" office:value="0.96641869691897586" table:style-name="ce47">
            <text:p>96,6%</text:p>
          </table:table-cell>
          <table:table-cell office:value-type="float" office:value="188282" table:style-name="ce46">
            <text:p>188.282</text:p>
          </table:table-cell>
          <table:table-cell office:value-type="percentage" office:value="0.93686619893516443" table:style-name="ce47">
            <text:p>93,7%</text:p>
          </table:table-cell>
          <table:table-cell office:value-type="float" office:value="191877" table:style-name="ce46">
            <text:p>191.877</text:p>
          </table:table-cell>
          <table:table-cell office:value-type="percentage" office:value="0.89814498424898304" table:style-name="ce47">
            <text:p>89,8%</text:p>
          </table:table-cell>
          <table:table-cell office:value-type="float" office:value="131294" table:style-name="ce46">
            <text:p>131.294</text:p>
          </table:table-cell>
          <table:table-cell office:value-type="percentage" office:value="0.82951515687587662" table:style-name="ce47">
            <text:p>83,0%</text:p>
          </table:table-cell>
          <table:table-cell office:value-type="float" office:value="109973" table:style-name="ce46">
            <text:p>109.973</text:p>
          </table:table-cell>
          <table:table-cell office:value-type="percentage" office:value="0.84078502729399529" table:style-name="ce47">
            <text:p>84,1%</text:p>
          </table:table-cell>
          <table:table-cell office:value-type="float" office:value="94195" table:style-name="ce46">
            <text:p>94.195</text:p>
          </table:table-cell>
          <table:table-cell office:value-type="percentage" office:value="0.8800227958556387" table:style-name="ce47">
            <text:p>88,0%</text:p>
          </table:table-cell>
          <table:table-cell office:value-type="float" office:value="1092954" table:style-name="ce46">
            <text:p>1.092.954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890587586429551" table:style-name="ce47">
            <text:p>91,9%</text:p>
          </table:table-cell>
          <table:table-cell office:value-type="percentage" office:value="0.82107047154566826" table:style-name="ce47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239" table:style-name="ce46">
            <text:p>89.239</text:p>
          </table:table-cell>
          <table:table-cell office:value-type="percentage" office:value="1" table:style-name="ce47">
            <text:p>100,0%</text:p>
          </table:table-cell>
          <table:table-cell office:value-type="float" office:value="114755" table:style-name="ce46">
            <text:p>114.755</text:p>
          </table:table-cell>
          <table:table-cell office:value-type="percentage" office:value="1" table:style-name="ce47">
            <text:p>100,0%</text:p>
          </table:table-cell>
          <table:table-cell office:value-type="float" office:value="149056" table:style-name="ce46">
            <text:p>149.056</text:p>
          </table:table-cell>
          <table:table-cell office:value-type="percentage" office:value="0.98069609842752814" table:style-name="ce47">
            <text:p>98,1%</text:p>
          </table:table-cell>
          <table:table-cell office:value-type="float" office:value="154262" table:style-name="ce46">
            <text:p>154.262</text:p>
          </table:table-cell>
          <table:table-cell office:value-type="percentage" office:value="0.95174694446672381" table:style-name="ce47">
            <text:p>95,2%</text:p>
          </table:table-cell>
          <table:table-cell office:value-type="float" office:value="152236" table:style-name="ce46">
            <text:p>152.236</text:p>
          </table:table-cell>
          <table:table-cell office:value-type="percentage" office:value="0.91752651880424296" table:style-name="ce47">
            <text:p>91,8%</text:p>
          </table:table-cell>
          <table:table-cell office:value-type="float" office:value="92838" table:style-name="ce46">
            <text:p>92.838</text:p>
          </table:table-cell>
          <table:table-cell office:value-type="percentage" office:value="0.85493272923170427" table:style-name="ce47">
            <text:p>85,5%</text:p>
          </table:table-cell>
          <table:table-cell office:value-type="float" office:value="68575" table:style-name="ce46">
            <text:p>68.575</text:p>
          </table:table-cell>
          <table:table-cell office:value-type="percentage" office:value="0.86538704222508267" table:style-name="ce47">
            <text:p>86,5%</text:p>
          </table:table-cell>
          <table:table-cell office:value-type="float" office:value="62582" table:style-name="ce46">
            <text:p>62.582</text:p>
          </table:table-cell>
          <table:table-cell office:value-type="percentage" office:value="0.95902292509501041" table:style-name="ce47">
            <text:p>95,9%</text:p>
          </table:table-cell>
          <table:table-cell office:value-type="float" office:value="883543" table:style-name="ce46">
            <text:p>883.543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4958982080655852" table:style-name="ce47">
            <text:p>95,0%</text:p>
          </table:table-cell>
          <table:table-cell office:value-type="percentage" office:value="0.87229992625055652" table:style-name="ce47">
            <text:p>8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832" table:style-name="ce46">
            <text:p>51.832</text:p>
          </table:table-cell>
          <table:table-cell office:value-type="percentage" office:value="0.96641992802938492" table:style-name="ce47">
            <text:p>96,6%</text:p>
          </table:table-cell>
          <table:table-cell office:value-type="float" office:value="79889" table:style-name="ce46">
            <text:p>79.889</text:p>
          </table:table-cell>
          <table:table-cell office:value-type="percentage" office:value="0.91580117843959918" table:style-name="ce47">
            <text:p>91,6%</text:p>
          </table:table-cell>
          <table:table-cell office:value-type="float" office:value="112110" table:style-name="ce46">
            <text:p>112.110</text:p>
          </table:table-cell>
          <table:table-cell office:value-type="percentage" office:value="0.88003265485544735" table:style-name="ce47">
            <text:p>88,0%</text:p>
          </table:table-cell>
          <table:table-cell office:value-type="float" office:value="153532" table:style-name="ce46">
            <text:p>153.532</text:p>
          </table:table-cell>
          <table:table-cell office:value-type="percentage" office:value="0.86493003132253199" table:style-name="ce47">
            <text:p>86,5%</text:p>
          </table:table-cell>
          <table:table-cell office:value-type="float" office:value="173611" table:style-name="ce46">
            <text:p>173.611</text:p>
          </table:table-cell>
          <table:table-cell office:value-type="percentage" office:value="0.80144306006287425" table:style-name="ce47">
            <text:p>80,1%</text:p>
          </table:table-cell>
          <table:table-cell office:value-type="float" office:value="135184" table:style-name="ce46">
            <text:p>135.184</text:p>
          </table:table-cell>
          <table:table-cell office:value-type="percentage" office:value="0.7345080332741093" table:style-name="ce47">
            <text:p>73,5%</text:p>
          </table:table-cell>
          <table:table-cell office:value-type="float" office:value="104617" table:style-name="ce46">
            <text:p>104.617</text:p>
          </table:table-cell>
          <table:table-cell office:value-type="percentage" office:value="0.76244233418116358" table:style-name="ce47">
            <text:p>76,2%</text:p>
          </table:table-cell>
          <table:table-cell office:value-type="float" office:value="83856" table:style-name="ce46">
            <text:p>83.856</text:p>
          </table:table-cell>
          <table:table-cell office:value-type="percentage" office:value="0.84246905642179715" table:style-name="ce47">
            <text:p>84,2%</text:p>
          </table:table-cell>
          <table:table-cell office:value-type="float" office:value="894631" table:style-name="ce46">
            <text:p>894.631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592479414911735" table:style-name="ce47">
            <text:p>82,6%</text:p>
          </table:table-cell>
          <table:table-cell office:value-type="percentage" office:value="0.7334393638170974" table:style-name="ce47">
            <text:p>7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732" table:style-name="ce46">
            <text:p>94.732</text:p>
          </table:table-cell>
          <table:table-cell office:value-type="percentage" office:value="0.94390307088340208" table:style-name="ce47">
            <text:p>94,4%</text:p>
          </table:table-cell>
          <table:table-cell office:value-type="float" office:value="156014" table:style-name="ce46">
            <text:p>156.014</text:p>
          </table:table-cell>
          <table:table-cell office:value-type="percentage" office:value="0.93172724340981572" table:style-name="ce47">
            <text:p>93,2%</text:p>
          </table:table-cell>
          <table:table-cell office:value-type="float" office:value="229082" table:style-name="ce46">
            <text:p>229.082</text:p>
          </table:table-cell>
          <table:table-cell office:value-type="percentage" office:value="0.91066367196040632" table:style-name="ce47">
            <text:p>91,1%</text:p>
          </table:table-cell>
          <table:table-cell office:value-type="float" office:value="325313" table:style-name="ce46">
            <text:p>325.313</text:p>
          </table:table-cell>
          <table:table-cell office:value-type="percentage" office:value="0.88340977659016906" table:style-name="ce47">
            <text:p>88,3%</text:p>
          </table:table-cell>
          <table:table-cell office:value-type="float" office:value="324320" table:style-name="ce46">
            <text:p>324.320</text:p>
          </table:table-cell>
          <table:table-cell office:value-type="percentage" office:value="0.82292789992514681" table:style-name="ce47">
            <text:p>82,3%</text:p>
          </table:table-cell>
          <table:table-cell office:value-type="float" office:value="238440" table:style-name="ce46">
            <text:p>238.440</text:p>
          </table:table-cell>
          <table:table-cell office:value-type="percentage" office:value="0.76212515422134997" table:style-name="ce47">
            <text:p>76,2%</text:p>
          </table:table-cell>
          <table:table-cell office:value-type="float" office:value="198787" table:style-name="ce46">
            <text:p>198.787</text:p>
          </table:table-cell>
          <table:table-cell office:value-type="percentage" office:value="0.78056394328368761" table:style-name="ce47">
            <text:p>78,1%</text:p>
          </table:table-cell>
          <table:table-cell office:value-type="float" office:value="170127" table:style-name="ce46">
            <text:p>170.127</text:p>
          </table:table-cell>
          <table:table-cell office:value-type="percentage" office:value="0.92327354625132285" table:style-name="ce47">
            <text:p>92,3%</text:p>
          </table:table-cell>
          <table:table-cell office:value-type="float" office:value="1736815" table:style-name="ce46">
            <text:p>1.736.815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5409584300665897" table:style-name="ce47">
            <text:p>85,4%</text:p>
          </table:table-cell>
          <table:table-cell office:value-type="percentage" office:value="0.7738544775836772" table:style-name="ce47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58" table:style-name="ce46">
            <text:p>42.558</text:p>
          </table:table-cell>
          <table:table-cell office:value-type="percentage" office:value="1" table:style-name="ce47">
            <text:p>100,0%</text:p>
          </table:table-cell>
          <table:table-cell office:value-type="float" office:value="56188" table:style-name="ce46">
            <text:p>56.188</text:p>
          </table:table-cell>
          <table:table-cell office:value-type="percentage" office:value="1" table:style-name="ce47">
            <text:p>100,0%</text:p>
          </table:table-cell>
          <table:table-cell office:value-type="float" office:value="77229" table:style-name="ce46">
            <text:p>77.229</text:p>
          </table:table-cell>
          <table:table-cell office:value-type="percentage" office:value="0.97441235474469134" table:style-name="ce47">
            <text:p>97,4%</text:p>
          </table:table-cell>
          <table:table-cell office:value-type="float" office:value="85095" table:style-name="ce46">
            <text:p>85.095</text:p>
          </table:table-cell>
          <table:table-cell office:value-type="percentage" office:value="0.93541826975926134" table:style-name="ce47">
            <text:p>93,5%</text:p>
          </table:table-cell>
          <table:table-cell office:value-type="float" office:value="89364" table:style-name="ce46">
            <text:p>89.364</text:p>
          </table:table-cell>
          <table:table-cell office:value-type="percentage" office:value="0.91762676360051754" table:style-name="ce47">
            <text:p>91,8%</text:p>
          </table:table-cell>
          <table:table-cell office:value-type="float" office:value="56662" table:style-name="ce46">
            <text:p>56.662</text:p>
          </table:table-cell>
          <table:table-cell office:value-type="percentage" office:value="0.84371184371184371" table:style-name="ce47">
            <text:p>84,4%</text:p>
          </table:table-cell>
          <table:table-cell office:value-type="float" office:value="43259" table:style-name="ce46">
            <text:p>43.259</text:p>
          </table:table-cell>
          <table:table-cell office:value-type="percentage" office:value="0.85033318263125823" table:style-name="ce47">
            <text:p>85,0%</text:p>
          </table:table-cell>
          <table:table-cell office:value-type="float" office:value="42727" table:style-name="ce46">
            <text:p>42.727</text:p>
          </table:table-cell>
          <table:table-cell office:value-type="percentage" office:value="0.9435549764812402" table:style-name="ce47">
            <text:p>94,4%</text:p>
          </table:table-cell>
          <table:table-cell office:value-type="float" office:value="493082" table:style-name="ce46">
            <text:p>493.082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55294064075953" table:style-name="ce47">
            <text:p>93,6%</text:p>
          </table:table-cell>
          <table:table-cell office:value-type="percentage" office:value="0.84481757202456931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70" table:style-name="ce46">
            <text:p>229.970</text:p>
          </table:table-cell>
          <table:table-cell office:value-type="percentage" office:value="1" table:style-name="ce47">
            <text:p>100,0%</text:p>
          </table:table-cell>
          <table:table-cell office:value-type="float" office:value="252296" table:style-name="ce46">
            <text:p>252.296</text:p>
          </table:table-cell>
          <table:table-cell office:value-type="percentage" office:value="1" table:style-name="ce47">
            <text:p>100,0%</text:p>
          </table:table-cell>
          <table:table-cell office:value-type="float" office:value="324492" table:style-name="ce46">
            <text:p>324.492</text:p>
          </table:table-cell>
          <table:table-cell office:value-type="percentage" office:value="0.99159340306744526" table:style-name="ce47">
            <text:p>99,2%</text:p>
          </table:table-cell>
          <table:table-cell office:value-type="float" office:value="357686" table:style-name="ce46">
            <text:p>357.686</text:p>
          </table:table-cell>
          <table:table-cell office:value-type="percentage" office:value="0.93830846032166593" table:style-name="ce47">
            <text:p>93,8%</text:p>
          </table:table-cell>
          <table:table-cell office:value-type="float" office:value="325811" table:style-name="ce46">
            <text:p>325.811</text:p>
          </table:table-cell>
          <table:table-cell office:value-type="percentage" office:value="0.9045230176401019" table:style-name="ce47">
            <text:p>90,5%</text:p>
          </table:table-cell>
          <table:table-cell office:value-type="float" office:value="218329" table:style-name="ce46">
            <text:p>218.329</text:p>
          </table:table-cell>
          <table:table-cell office:value-type="percentage" office:value="0.843288193988459" table:style-name="ce47">
            <text:p>84,3%</text:p>
          </table:table-cell>
          <table:table-cell office:value-type="float" office:value="179987" table:style-name="ce46">
            <text:p>179.987</text:p>
          </table:table-cell>
          <table:table-cell office:value-type="percentage" office:value="0.84988124412713251" table:style-name="ce47">
            <text:p>85,0%</text:p>
          </table:table-cell>
          <table:table-cell office:value-type="float" office:value="154569" table:style-name="ce46">
            <text:p>154.569</text:p>
          </table:table-cell>
          <table:table-cell office:value-type="percentage" office:value="0.91897049905468553" table:style-name="ce47">
            <text:p>91,9%</text:p>
          </table:table-cell>
          <table:table-cell office:value-type="float" office:value="2043140" table:style-name="ce46">
            <text:p>2.043.140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4060766549624353" table:style-name="ce47">
            <text:p>94,1%</text:p>
          </table:table-cell>
          <table:table-cell office:value-type="percentage" office:value="0.85607058264537428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408" table:style-name="ce46">
            <text:p>139.408</text:p>
          </table:table-cell>
          <table:table-cell office:value-type="percentage" office:value="1" table:style-name="ce47">
            <text:p>100,0%</text:p>
          </table:table-cell>
          <table:table-cell office:value-type="float" office:value="159902" table:style-name="ce46">
            <text:p>159.902</text:p>
          </table:table-cell>
          <table:table-cell office:value-type="percentage" office:value="1" table:style-name="ce47">
            <text:p>100,0%</text:p>
          </table:table-cell>
          <table:table-cell office:value-type="float" office:value="226092" table:style-name="ce46">
            <text:p>226.092</text:p>
          </table:table-cell>
          <table:table-cell office:value-type="percentage" office:value="0.99150981458417387" table:style-name="ce47">
            <text:p>99,2%</text:p>
          </table:table-cell>
          <table:table-cell office:value-type="float" office:value="290560" table:style-name="ce46">
            <text:p>290.560</text:p>
          </table:table-cell>
          <table:table-cell office:value-type="percentage" office:value="0.93305545475856355" table:style-name="ce47">
            <text:p>93,3%</text:p>
          </table:table-cell>
          <table:table-cell office:value-type="float" office:value="292263" table:style-name="ce46">
            <text:p>292.263</text:p>
          </table:table-cell>
          <table:table-cell office:value-type="percentage" office:value="0.88382156821831315" table:style-name="ce47">
            <text:p>88,4%</text:p>
          </table:table-cell>
          <table:table-cell office:value-type="float" office:value="211851" table:style-name="ce46">
            <text:p>211.851</text:p>
          </table:table-cell>
          <table:table-cell office:value-type="percentage" office:value="0.82192115646496033" table:style-name="ce47">
            <text:p>82,2%</text:p>
          </table:table-cell>
          <table:table-cell office:value-type="float" office:value="180111" table:style-name="ce46">
            <text:p>180.111</text:p>
          </table:table-cell>
          <table:table-cell office:value-type="percentage" office:value="0.82245470154160882" table:style-name="ce47">
            <text:p>82,2%</text:p>
          </table:table-cell>
          <table:table-cell office:value-type="float" office:value="158942" table:style-name="ce46">
            <text:p>158.942</text:p>
          </table:table-cell>
          <table:table-cell office:value-type="percentage" office:value="0.89385657083726999" table:style-name="ce47">
            <text:p>89,4%</text:p>
          </table:table-cell>
          <table:table-cell office:value-type="float" office:value="1659129" table:style-name="ce46">
            <text:p>1.659.129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357603896740347" table:style-name="ce47">
            <text:p>91,4%</text:p>
          </table:table-cell>
          <table:table-cell office:value-type="percentage" office:value="0.8098621730539437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964" table:style-name="ce46">
            <text:p>460.964</text:p>
          </table:table-cell>
          <table:table-cell office:value-type="percentage" office:value="1" table:style-name="ce47">
            <text:p>100,0%</text:p>
          </table:table-cell>
          <table:table-cell office:value-type="float" office:value="621864" table:style-name="ce46">
            <text:p>621.864</text:p>
          </table:table-cell>
          <table:table-cell office:value-type="percentage" office:value="0.97817962172977457" table:style-name="ce47">
            <text:p>97,8%</text:p>
          </table:table-cell>
          <table:table-cell office:value-type="float" office:value="809565" table:style-name="ce46">
            <text:p>809.565</text:p>
          </table:table-cell>
          <table:table-cell office:value-type="percentage" office:value="0.94965418705805626" table:style-name="ce47">
            <text:p>95,0%</text:p>
          </table:table-cell>
          <table:table-cell office:value-type="float" office:value="1044114" table:style-name="ce46">
            <text:p>1.044.114</text:p>
          </table:table-cell>
          <table:table-cell office:value-type="percentage" office:value="0.9514425447033491" table:style-name="ce47">
            <text:p>95,1%</text:p>
          </table:table-cell>
          <table:table-cell office:value-type="float" office:value="1165029" table:style-name="ce46">
            <text:p>1.165.029</text:p>
          </table:table-cell>
          <table:table-cell office:value-type="percentage" office:value="0.91336856051994075" table:style-name="ce47">
            <text:p>91,3%</text:p>
          </table:table-cell>
          <table:table-cell office:value-type="float" office:value="830619" table:style-name="ce46">
            <text:p>830.619</text:p>
          </table:table-cell>
          <table:table-cell office:value-type="percentage" office:value="0.85929540629901058" table:style-name="ce47">
            <text:p>85,9%</text:p>
          </table:table-cell>
          <table:table-cell office:value-type="float" office:value="697020" table:style-name="ce46">
            <text:p>697.020</text:p>
          </table:table-cell>
          <table:table-cell office:value-type="percentage" office:value="0.84074644562625367" table:style-name="ce47">
            <text:p>84,1%</text:p>
          </table:table-cell>
          <table:table-cell office:value-type="float" office:value="602114" table:style-name="ce46">
            <text:p>602.114</text:p>
          </table:table-cell>
          <table:table-cell office:value-type="percentage" office:value="0.89685311820877822" table:style-name="ce47">
            <text:p>89,7%</text:p>
          </table:table-cell>
          <table:table-cell office:value-type="float" office:value="6231289" table:style-name="ce46">
            <text:p>6.231.289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874205850601276" table:style-name="ce47">
            <text:p>91,9%</text:p>
          </table:table-cell>
          <table:table-cell office:value-type="percentage" office:value="0.81229089954405098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8061" table:style-name="ce46">
            <text:p>298.061</text:p>
          </table:table-cell>
          <table:table-cell office:value-type="percentage" office:value="1" table:style-name="ce47">
            <text:p>100,0%</text:p>
          </table:table-cell>
          <table:table-cell office:value-type="float" office:value="436276" table:style-name="ce46">
            <text:p>436.276</text:p>
          </table:table-cell>
          <table:table-cell office:value-type="percentage" office:value="0.99204140289601983" table:style-name="ce47">
            <text:p>99,2%</text:p>
          </table:table-cell>
          <table:table-cell office:value-type="float" office:value="574490" table:style-name="ce46">
            <text:p>574.490</text:p>
          </table:table-cell>
          <table:table-cell office:value-type="percentage" office:value="0.96206919650333256" table:style-name="ce47">
            <text:p>96,2%</text:p>
          </table:table-cell>
          <table:table-cell office:value-type="float" office:value="721332" table:style-name="ce46">
            <text:p>721.332</text:p>
          </table:table-cell>
          <table:table-cell office:value-type="percentage" office:value="0.94626234428620903" table:style-name="ce47">
            <text:p>94,6%</text:p>
          </table:table-cell>
          <table:table-cell office:value-type="float" office:value="765117" table:style-name="ce46">
            <text:p>765.117</text:p>
          </table:table-cell>
          <table:table-cell office:value-type="percentage" office:value="0.91007026095396459" table:style-name="ce47">
            <text:p>91,0%</text:p>
          </table:table-cell>
          <table:table-cell office:value-type="float" office:value="528772" table:style-name="ce46">
            <text:p>528.772</text:p>
          </table:table-cell>
          <table:table-cell office:value-type="percentage" office:value="0.86130300152625505" table:style-name="ce47">
            <text:p>86,1%</text:p>
          </table:table-cell>
          <table:table-cell office:value-type="float" office:value="445862" table:style-name="ce46">
            <text:p>445.862</text:p>
          </table:table-cell>
          <table:table-cell office:value-type="percentage" office:value="0.86951146023679093" table:style-name="ce47">
            <text:p>87,0%</text:p>
          </table:table-cell>
          <table:table-cell office:value-type="float" office:value="397164" table:style-name="ce46">
            <text:p>397.164</text:p>
          </table:table-cell>
          <table:table-cell office:value-type="percentage" office:value="0.91772747123754239" table:style-name="ce47">
            <text:p>91,8%</text:p>
          </table:table-cell>
          <table:table-cell office:value-type="float" office:value="4167074" table:style-name="ce46">
            <text:p>4.167.074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2766025842236888" table:style-name="ce47">
            <text:p>92,8%</text:p>
          </table:table-cell>
          <table:table-cell office:value-type="percentage" office:value="0.8256462940195699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404" table:style-name="ce46">
            <text:p>78.404</text:p>
          </table:table-cell>
          <table:table-cell office:value-type="percentage" office:value="1" table:style-name="ce47">
            <text:p>100,0%</text:p>
          </table:table-cell>
          <table:table-cell office:value-type="float" office:value="96140" table:style-name="ce46">
            <text:p>96.140</text:p>
          </table:table-cell>
          <table:table-cell office:value-type="percentage" office:value="1" table:style-name="ce47">
            <text:p>100,0%</text:p>
          </table:table-cell>
          <table:table-cell office:value-type="float" office:value="133421" table:style-name="ce46">
            <text:p>133.421</text:p>
          </table:table-cell>
          <table:table-cell office:value-type="percentage" office:value="1" table:style-name="ce47">
            <text:p>100,0%</text:p>
          </table:table-cell>
          <table:table-cell office:value-type="float" office:value="162279" table:style-name="ce46">
            <text:p>162.279</text:p>
          </table:table-cell>
          <table:table-cell office:value-type="percentage" office:value="0.96621673920680196" table:style-name="ce47">
            <text:p>96,6%</text:p>
          </table:table-cell>
          <table:table-cell office:value-type="float" office:value="147243" table:style-name="ce46">
            <text:p>147.243</text:p>
          </table:table-cell>
          <table:table-cell office:value-type="percentage" office:value="0.93466255332114567" table:style-name="ce47">
            <text:p>93,5%</text:p>
          </table:table-cell>
          <table:table-cell office:value-type="float" office:value="114634" table:style-name="ce46">
            <text:p>114.634</text:p>
          </table:table-cell>
          <table:table-cell office:value-type="percentage" office:value="0.88287303029836262" table:style-name="ce47">
            <text:p>88,3%</text:p>
          </table:table-cell>
          <table:table-cell office:value-type="float" office:value="95434" table:style-name="ce46">
            <text:p>95.434</text:p>
          </table:table-cell>
          <table:table-cell office:value-type="percentage" office:value="0.84825698184985687" table:style-name="ce47">
            <text:p>84,8%</text:p>
          </table:table-cell>
          <table:table-cell office:value-type="float" office:value="80790" table:style-name="ce46">
            <text:p>80.790</text:p>
          </table:table-cell>
          <table:table-cell office:value-type="percentage" office:value="0.94260812750119594" table:style-name="ce47">
            <text:p>94,3%</text:p>
          </table:table-cell>
          <table:table-cell office:value-type="float" office:value="908345" table:style-name="ce46">
            <text:p>908.345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626335680973584" table:style-name="ce47">
            <text:p>95,6%</text:p>
          </table:table-cell>
          <table:table-cell office:value-type="percentage" office:value="0.8585499608222692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3023" table:style-name="ce46">
            <text:p>243.023</text:p>
          </table:table-cell>
          <table:table-cell office:value-type="percentage" office:value="1" table:style-name="ce47">
            <text:p>100,0%</text:p>
          </table:table-cell>
          <table:table-cell office:value-type="float" office:value="292295" table:style-name="ce46">
            <text:p>292.295</text:p>
          </table:table-cell>
          <table:table-cell office:value-type="percentage" office:value="1" table:style-name="ce47">
            <text:p>100,0%</text:p>
          </table:table-cell>
          <table:table-cell office:value-type="float" office:value="348135" table:style-name="ce46">
            <text:p>348.135</text:p>
          </table:table-cell>
          <table:table-cell office:value-type="percentage" office:value="0.98463936011946851" table:style-name="ce47">
            <text:p>98,5%</text:p>
          </table:table-cell>
          <table:table-cell office:value-type="float" office:value="393663" table:style-name="ce46">
            <text:p>393.663</text:p>
          </table:table-cell>
          <table:table-cell office:value-type="percentage" office:value="0.96203079178885631" table:style-name="ce47">
            <text:p>96,2%</text:p>
          </table:table-cell>
          <table:table-cell office:value-type="float" office:value="412263" table:style-name="ce46">
            <text:p>412.263</text:p>
          </table:table-cell>
          <table:table-cell office:value-type="percentage" office:value="0.93095879522262137" table:style-name="ce47">
            <text:p>93,1%</text:p>
          </table:table-cell>
          <table:table-cell office:value-type="float" office:value="268601" table:style-name="ce46">
            <text:p>268.601</text:p>
          </table:table-cell>
          <table:table-cell office:value-type="percentage" office:value="0.87039125334577672" table:style-name="ce47">
            <text:p>87,0%</text:p>
          </table:table-cell>
          <table:table-cell office:value-type="float" office:value="204254" table:style-name="ce46">
            <text:p>204.254</text:p>
          </table:table-cell>
          <table:table-cell office:value-type="percentage" office:value="0.88666533542858628" table:style-name="ce47">
            <text:p>88,7%</text:p>
          </table:table-cell>
          <table:table-cell office:value-type="float" office:value="176477" table:style-name="ce46">
            <text:p>176.477</text:p>
          </table:table-cell>
          <table:table-cell office:value-type="percentage" office:value="0.96254581551618812" table:style-name="ce47">
            <text:p>96,3%</text:p>
          </table:table-cell>
          <table:table-cell office:value-type="float" office:value="2338711" table:style-name="ce46">
            <text:p>2.338.711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219465442951445" table:style-name="ce47">
            <text:p>95,2%</text:p>
          </table:table-cell>
          <table:table-cell office:value-type="percentage" office:value="0.86719263325418006" table:style-name="ce47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58" table:style-name="ce46">
            <text:p>23.458</text:p>
          </table:table-cell>
          <table:table-cell office:value-type="percentage" office:value="1" table:style-name="ce47">
            <text:p>100,0%</text:p>
          </table:table-cell>
          <table:table-cell office:value-type="float" office:value="28771" table:style-name="ce46">
            <text:p>28.771</text:p>
          </table:table-cell>
          <table:table-cell office:value-type="percentage" office:value="1" table:style-name="ce47">
            <text:p>100,0%</text:p>
          </table:table-cell>
          <table:table-cell office:value-type="float" office:value="38474" table:style-name="ce46">
            <text:p>38.474</text:p>
          </table:table-cell>
          <table:table-cell office:value-type="percentage" office:value="0.9963743719894339" table:style-name="ce47">
            <text:p>99,6%</text:p>
          </table:table-cell>
          <table:table-cell office:value-type="float" office:value="45879" table:style-name="ce46">
            <text:p>45.879</text:p>
          </table:table-cell>
          <table:table-cell office:value-type="percentage" office:value="0.96587368421052633" table:style-name="ce47">
            <text:p>96,6%</text:p>
          </table:table-cell>
          <table:table-cell office:value-type="float" office:value="48380" table:style-name="ce46">
            <text:p>48.380</text:p>
          </table:table-cell>
          <table:table-cell office:value-type="percentage" office:value="0.93534916093109577" table:style-name="ce47">
            <text:p>93,5%</text:p>
          </table:table-cell>
          <table:table-cell office:value-type="float" office:value="32412" table:style-name="ce46">
            <text:p>32.412</text:p>
          </table:table-cell>
          <table:table-cell office:value-type="percentage" office:value="0.8751485041581164" table:style-name="ce47">
            <text:p>87,5%</text:p>
          </table:table-cell>
          <table:table-cell office:value-type="float" office:value="25667" table:style-name="ce46">
            <text:p>25.667</text:p>
          </table:table-cell>
          <table:table-cell office:value-type="percentage" office:value="0.85085858251011071" table:style-name="ce47">
            <text:p>85,1%</text:p>
          </table:table-cell>
          <table:table-cell office:value-type="float" office:value="25001" table:style-name="ce46">
            <text:p>25.001</text:p>
          </table:table-cell>
          <table:table-cell office:value-type="percentage" office:value="0.96213199923032522" table:style-name="ce47">
            <text:p>96,2%</text:p>
          </table:table-cell>
          <table:table-cell office:value-type="float" office:value="268042" table:style-name="ce46">
            <text:p>268.042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5226286863318399" table:style-name="ce47">
            <text:p>95,2%</text:p>
          </table:table-cell>
          <table:table-cell office:value-type="percentage" office:value="0.84776200597135776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637" table:style-name="ce46">
            <text:p>375.637</text:p>
          </table:table-cell>
          <table:table-cell office:value-type="percentage" office:value="1" table:style-name="ce47">
            <text:p>100,0%</text:p>
          </table:table-cell>
          <table:table-cell office:value-type="float" office:value="513521" table:style-name="ce46">
            <text:p>513.521</text:p>
          </table:table-cell>
          <table:table-cell office:value-type="percentage" office:value="0.97433070866141736" table:style-name="ce47">
            <text:p>97,4%</text:p>
          </table:table-cell>
          <table:table-cell office:value-type="float" office:value="695187" table:style-name="ce46">
            <text:p>695.187</text:p>
          </table:table-cell>
          <table:table-cell office:value-type="percentage" office:value="0.96492370131222083" table:style-name="ce47">
            <text:p>96,5%</text:p>
          </table:table-cell>
          <table:table-cell office:value-type="float" office:value="952548" table:style-name="ce46">
            <text:p>952.548</text:p>
          </table:table-cell>
          <table:table-cell office:value-type="percentage" office:value="0.96240397915048004" table:style-name="ce47">
            <text:p>96,2%</text:p>
          </table:table-cell>
          <table:table-cell office:value-type="float" office:value="1055785" table:style-name="ce46">
            <text:p>1.055.785</text:p>
          </table:table-cell>
          <table:table-cell office:value-type="percentage" office:value="0.91328275230897393" table:style-name="ce47">
            <text:p>91,3%</text:p>
          </table:table-cell>
          <table:table-cell office:value-type="float" office:value="783697" table:style-name="ce46">
            <text:p>783.697</text:p>
          </table:table-cell>
          <table:table-cell office:value-type="percentage" office:value="0.86995861658622353" table:style-name="ce47">
            <text:p>87,0%</text:p>
          </table:table-cell>
          <table:table-cell office:value-type="float" office:value="638860" table:style-name="ce46">
            <text:p>638.860</text:p>
          </table:table-cell>
          <table:table-cell office:value-type="percentage" office:value="0.86853907990815127" table:style-name="ce47">
            <text:p>86,9%</text:p>
          </table:table-cell>
          <table:table-cell office:value-type="float" office:value="498490" table:style-name="ce46">
            <text:p>498.490</text:p>
          </table:table-cell>
          <table:table-cell office:value-type="percentage" office:value="0.8734099590005957" table:style-name="ce47">
            <text:p>87,3%</text:p>
          </table:table-cell>
          <table:table-cell office:value-type="float" office:value="5513725" table:style-name="ce46">
            <text:p>5.513.725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343157858067815" table:style-name="ce47">
            <text:p>92,3%</text:p>
          </table:table-cell>
          <table:table-cell office:value-type="percentage" office:value="0.81614348381871182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92" table:style-name="ce46">
            <text:p>74.292</text:p>
          </table:table-cell>
          <table:table-cell office:value-type="percentage" office:value="1" table:style-name="ce47">
            <text:p>100,0%</text:p>
          </table:table-cell>
          <table:table-cell office:value-type="float" office:value="103990" table:style-name="ce46">
            <text:p>103.990</text:p>
          </table:table-cell>
          <table:table-cell office:value-type="percentage" office:value="1" table:style-name="ce47">
            <text:p>100,0%</text:p>
          </table:table-cell>
          <table:table-cell office:value-type="float" office:value="149952" table:style-name="ce46">
            <text:p>149.952</text:p>
          </table:table-cell>
          <table:table-cell office:value-type="percentage" office:value="0.97662513595717104" table:style-name="ce47">
            <text:p>97,7%</text:p>
          </table:table-cell>
          <table:table-cell office:value-type="float" office:value="209921" table:style-name="ce46">
            <text:p>209.921</text:p>
          </table:table-cell>
          <table:table-cell office:value-type="percentage" office:value="0.96248561459493909" table:style-name="ce47">
            <text:p>96,2%</text:p>
          </table:table-cell>
          <table:table-cell office:value-type="float" office:value="236696" table:style-name="ce46">
            <text:p>236.696</text:p>
          </table:table-cell>
          <table:table-cell office:value-type="percentage" office:value="0.93752871651060732" table:style-name="ce47">
            <text:p>93,8%</text:p>
          </table:table-cell>
          <table:table-cell office:value-type="float" office:value="174753" table:style-name="ce46">
            <text:p>174.753</text:p>
          </table:table-cell>
          <table:table-cell office:value-type="percentage" office:value="0.87782934988999062" table:style-name="ce47">
            <text:p>87,8%</text:p>
          </table:table-cell>
          <table:table-cell office:value-type="float" office:value="150291" table:style-name="ce46">
            <text:p>150.291</text:p>
          </table:table-cell>
          <table:table-cell office:value-type="percentage" office:value="0.86404429138951011" table:style-name="ce47">
            <text:p>86,4%</text:p>
          </table:table-cell>
          <table:table-cell office:value-type="float" office:value="131574" table:style-name="ce46">
            <text:p>131.574</text:p>
          </table:table-cell>
          <table:table-cell office:value-type="percentage" office:value="0.90981634120705868" table:style-name="ce47">
            <text:p>91,0%</text:p>
          </table:table-cell>
          <table:table-cell office:value-type="float" office:value="1231469" table:style-name="ce46">
            <text:p>1.231.469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462045788827386" table:style-name="ce47">
            <text:p>93,5%</text:p>
          </table:table-cell>
          <table:table-cell office:value-type="percentage" office:value="0.8138844314495769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73" table:style-name="ce46">
            <text:p>42.573</text:p>
          </table:table-cell>
          <table:table-cell office:value-type="percentage" office:value="1" table:style-name="ce47">
            <text:p>100,0%</text:p>
          </table:table-cell>
          <table:table-cell office:value-type="float" office:value="56001" table:style-name="ce46">
            <text:p>56.001</text:p>
          </table:table-cell>
          <table:table-cell office:value-type="percentage" office:value="0.98871822033898304" table:style-name="ce47">
            <text:p>98,9%</text:p>
          </table:table-cell>
          <table:table-cell office:value-type="float" office:value="72614" table:style-name="ce46">
            <text:p>72.614</text:p>
          </table:table-cell>
          <table:table-cell office:value-type="percentage" office:value="0.95961411391568652" table:style-name="ce47">
            <text:p>96,0%</text:p>
          </table:table-cell>
          <table:table-cell office:value-type="float" office:value="92513" table:style-name="ce46">
            <text:p>92.513</text:p>
          </table:table-cell>
          <table:table-cell office:value-type="percentage" office:value="0.9469282892177936" table:style-name="ce47">
            <text:p>94,7%</text:p>
          </table:table-cell>
          <table:table-cell office:value-type="float" office:value="96550" table:style-name="ce46">
            <text:p>96.550</text:p>
          </table:table-cell>
          <table:table-cell office:value-type="percentage" office:value="0.91323553058464102" table:style-name="ce47">
            <text:p>91,3%</text:p>
          </table:table-cell>
          <table:table-cell office:value-type="float" office:value="65935" table:style-name="ce46">
            <text:p>65.935</text:p>
          </table:table-cell>
          <table:table-cell office:value-type="percentage" office:value="0.85932307211093584" table:style-name="ce47">
            <text:p>85,9%</text:p>
          </table:table-cell>
          <table:table-cell office:value-type="float" office:value="59874" table:style-name="ce46">
            <text:p>59.874</text:p>
          </table:table-cell>
          <table:table-cell office:value-type="percentage" office:value="0.87023633033923431" table:style-name="ce47">
            <text:p>87,0%</text:p>
          </table:table-cell>
          <table:table-cell office:value-type="float" office:value="52688" table:style-name="ce46">
            <text:p>52.688</text:p>
          </table:table-cell>
          <table:table-cell office:value-type="percentage" office:value="0.91597851219554594" table:style-name="ce47">
            <text:p>91,6%</text:p>
          </table:table-cell>
          <table:table-cell office:value-type="float" office:value="538748" table:style-name="ce46">
            <text:p>538.748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2859728288410026" table:style-name="ce47">
            <text:p>92,9%</text:p>
          </table:table-cell>
          <table:table-cell office:value-type="percentage" office:value="0.8191967204639522" table:style-name="ce47">
            <text:p>81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750" table:style-name="ce46">
            <text:p>164.750</text:p>
          </table:table-cell>
          <table:table-cell office:value-type="percentage" office:value="1" table:style-name="ce47">
            <text:p>100,0%</text:p>
          </table:table-cell>
          <table:table-cell office:value-type="float" office:value="214394" table:style-name="ce46">
            <text:p>214.394</text:p>
          </table:table-cell>
          <table:table-cell office:value-type="percentage" office:value="0.99088581385245367" table:style-name="ce47">
            <text:p>99,1%</text:p>
          </table:table-cell>
          <table:table-cell office:value-type="float" office:value="280210" table:style-name="ce46">
            <text:p>280.210</text:p>
          </table:table-cell>
          <table:table-cell office:value-type="percentage" office:value="0.98608897006295682" table:style-name="ce47">
            <text:p>98,6%</text:p>
          </table:table-cell>
          <table:table-cell office:value-type="float" office:value="327029" table:style-name="ce46">
            <text:p>327.029</text:p>
          </table:table-cell>
          <table:table-cell office:value-type="percentage" office:value="0.96906956828371371" table:style-name="ce47">
            <text:p>96,9%</text:p>
          </table:table-cell>
          <table:table-cell office:value-type="float" office:value="326304" table:style-name="ce46">
            <text:p>326.304</text:p>
          </table:table-cell>
          <table:table-cell office:value-type="percentage" office:value="0.93748276179093504" table:style-name="ce47">
            <text:p>93,7%</text:p>
          </table:table-cell>
          <table:table-cell office:value-type="float" office:value="211813" table:style-name="ce46">
            <text:p>211.813</text:p>
          </table:table-cell>
          <table:table-cell office:value-type="percentage" office:value="0.89133755549477134" table:style-name="ce47">
            <text:p>89,1%</text:p>
          </table:table-cell>
          <table:table-cell office:value-type="float" office:value="175116" table:style-name="ce46">
            <text:p>175.116</text:p>
          </table:table-cell>
          <table:table-cell office:value-type="percentage" office:value="0.87903019350952494" table:style-name="ce47">
            <text:p>87,9%</text:p>
          </table:table-cell>
          <table:table-cell office:value-type="float" office:value="159406" table:style-name="ce46">
            <text:p>159.406</text:p>
          </table:table-cell>
          <table:table-cell office:value-type="percentage" office:value="0.9223976807837192" table:style-name="ce47">
            <text:p>92,2%</text:p>
          </table:table-cell>
          <table:table-cell office:value-type="float" office:value="1859022" table:style-name="ce46">
            <text:p>1.859.022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5078335131054648" table:style-name="ce47">
            <text:p>95,1%</text:p>
          </table:table-cell>
          <table:table-cell office:value-type="percentage" office:value="0.85045756729011468" table:style-name="ce47">
            <text:p>85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503" table:style-name="ce46">
            <text:p>2.503</text:p>
          </table:table-cell>
          <table:table-cell office:value-type="percentage" office:value="0.88227000352485019" table:style-name="ce47">
            <text:p>88,2%</text:p>
          </table:table-cell>
          <table:table-cell office:value-type="float" office:value="4099" table:style-name="ce46">
            <text:p>4.099</text:p>
          </table:table-cell>
          <table:table-cell office:value-type="percentage" office:value="0.93074477747502271" table:style-name="ce47">
            <text:p>93,1%</text:p>
          </table:table-cell>
          <table:table-cell office:value-type="float" office:value="8053" table:style-name="ce46">
            <text:p>8.053</text:p>
          </table:table-cell>
          <table:table-cell office:value-type="percentage" office:value="0.96686276863969267" table:style-name="ce47">
            <text:p>96,7%</text:p>
          </table:table-cell>
          <table:table-cell office:value-type="float" office:value="10975" table:style-name="ce46">
            <text:p>10.975</text:p>
          </table:table-cell>
          <table:table-cell office:value-type="percentage" office:value="0.94964091027083153" table:style-name="ce47">
            <text:p>95,0%</text:p>
          </table:table-cell>
          <table:table-cell office:value-type="float" office:value="11561" table:style-name="ce46">
            <text:p>11.561</text:p>
          </table:table-cell>
          <table:table-cell office:value-type="percentage" office:value="0.93558307032451238" table:style-name="ce47">
            <text:p>93,6%</text:p>
          </table:table-cell>
          <table:table-cell office:value-type="float" office:value="9710" table:style-name="ce46">
            <text:p>9.710</text:p>
          </table:table-cell>
          <table:table-cell office:value-type="percentage" office:value="0.85182910781647514" table:style-name="ce47">
            <text:p>85,2%</text:p>
          </table:table-cell>
          <table:table-cell office:value-type="float" office:value="9792" table:style-name="ce46">
            <text:p>9.792</text:p>
          </table:table-cell>
          <table:table-cell office:value-type="percentage" office:value="0.90124252185918086" table:style-name="ce47">
            <text:p>90,1%</text:p>
          </table:table-cell>
          <table:table-cell office:value-type="float" office:value="9567" table:style-name="ce46">
            <text:p>9.567</text:p>
          </table:table-cell>
          <table:table-cell office:value-type="percentage" office:value="1.030815644865855" table:style-name="ce47">
            <text:p>103,1%</text:p>
          </table:table-cell>
          <table:table-cell office:value-type="float" office:value="66260" table:style-name="ce46">
            <text:p>66.260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3285840994523361" table:style-name="ce47">
            <text:p>93,3%</text:p>
          </table:table-cell>
          <table:table-cell office:value-type="percentage" office:value="0.79337140941365236" table:style-name="ce47">
            <text:p>79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9" table:style-name="ce46">
            <text:p>2.099</text:p>
          </table:table-cell>
          <table:table-cell office:value-type="percentage" office:value="0.8359219434488252" table:style-name="ce47">
            <text:p>83,6%</text:p>
          </table:table-cell>
          <table:table-cell office:value-type="float" office:value="3433" table:style-name="ce46">
            <text:p>3.433</text:p>
          </table:table-cell>
          <table:table-cell office:value-type="percentage" office:value="0.90270838811464638" table:style-name="ce47">
            <text:p>90,3%</text:p>
          </table:table-cell>
          <table:table-cell office:value-type="float" office:value="7510" table:style-name="ce46">
            <text:p>7.510</text:p>
          </table:table-cell>
          <table:table-cell office:value-type="percentage" office:value="0.93816364772017491" table:style-name="ce47">
            <text:p>93,8%</text:p>
          </table:table-cell>
          <table:table-cell office:value-type="float" office:value="10159" table:style-name="ce46">
            <text:p>10.159</text:p>
          </table:table-cell>
          <table:table-cell office:value-type="percentage" office:value="0.94056105916118882" table:style-name="ce47">
            <text:p>94,1%</text:p>
          </table:table-cell>
          <table:table-cell office:value-type="float" office:value="10658" table:style-name="ce46">
            <text:p>10.658</text:p>
          </table:table-cell>
          <table:table-cell office:value-type="percentage" office:value="0.97573926576947723" table:style-name="ce47">
            <text:p>97,6%</text:p>
          </table:table-cell>
          <table:table-cell office:value-type="float" office:value="9260" table:style-name="ce46">
            <text:p>9.260</text:p>
          </table:table-cell>
          <table:table-cell office:value-type="percentage" office:value="0.8455076698319941" table:style-name="ce47">
            <text:p>84,6%</text:p>
          </table:table-cell>
          <table:table-cell office:value-type="float" office:value="9624" table:style-name="ce46">
            <text:p>9.624</text:p>
          </table:table-cell>
          <table:table-cell office:value-type="percentage" office:value="0.82319733128047212" table:style-name="ce47">
            <text:p>82,3%</text:p>
          </table:table-cell>
          <table:table-cell office:value-type="float" office:value="8735" table:style-name="ce46">
            <text:p>8.735</text:p>
          </table:table-cell>
          <table:table-cell office:value-type="percentage" office:value="0.91179540709812112" table:style-name="ce47">
            <text:p>91,2%</text:p>
          </table:table-cell>
          <table:table-cell office:value-type="float" office:value="61478" table:style-name="ce46">
            <text:p>61.478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90056543520932819" table:style-name="ce47">
            <text:p>90,1%</text:p>
          </table:table-cell>
          <table:table-cell office:value-type="percentage" office:value="0.73168931946394988" table:style-name="ce47">
            <text:p>7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1" table:style-name="ce46">
            <text:p>3.691</text:p>
          </table:table-cell>
          <table:table-cell office:value-type="string" table:style-name="ce47">
            <text:p>-</text:p>
          </table:table-cell>
          <table:table-cell office:value-type="float" office:value="9645" table:style-name="ce46">
            <text:p>9.645</text:p>
          </table:table-cell>
          <table:table-cell office:value-type="string" table:style-name="ce47">
            <text:p>-</text:p>
          </table:table-cell>
          <table:table-cell office:value-type="float" office:value="22627" table:style-name="ce46">
            <text:p>22.627</text:p>
          </table:table-cell>
          <table:table-cell office:value-type="string" table:style-name="ce47">
            <text:p>-</text:p>
          </table:table-cell>
          <table:table-cell office:value-type="float" office:value="32621" table:style-name="ce46">
            <text:p>32.621</text:p>
          </table:table-cell>
          <table:table-cell office:value-type="string" table:style-name="ce47">
            <text:p>-</text:p>
          </table:table-cell>
          <table:table-cell office:value-type="float" office:value="25044" table:style-name="ce46">
            <text:p>25.044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4907" table:style-name="ce46">
            <text:p>94.90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4" table:style-name="ce49">
            <text:p>314</text:p>
          </table:table-cell>
          <table:table-cell office:value-type="string" table:style-name="ce50">
            <text:p>-</text:p>
          </table:table-cell>
          <table:table-cell office:value-type="float" office:value="911" table:style-name="ce49">
            <text:p>911</text:p>
          </table:table-cell>
          <table:table-cell office:value-type="string" table:style-name="ce50">
            <text:p>-</text:p>
          </table:table-cell>
          <table:table-cell office:value-type="float" office:value="1915" table:style-name="ce49">
            <text:p>1.915</text:p>
          </table:table-cell>
          <table:table-cell office:value-type="string" table:style-name="ce50">
            <text:p>-</text:p>
          </table:table-cell>
          <table:table-cell office:value-type="float" office:value="2372" table:style-name="ce49">
            <text:p>2.372</text:p>
          </table:table-cell>
          <table:table-cell office:value-type="string" table:style-name="ce50">
            <text:p>-</text:p>
          </table:table-cell>
          <table:table-cell office:value-type="float" office:value="2091" table:style-name="ce49">
            <text:p>2.091</text:p>
          </table:table-cell>
          <table:table-cell office:value-type="string" table:style-name="ce50">
            <text:p>-</text:p>
          </table:table-cell>
          <table:table-cell office:value-type="float" office:value="266" table:style-name="ce49">
            <text:p>266</text:p>
          </table:table-cell>
          <table:table-cell office:value-type="string" table:style-name="ce50">
            <text:p>-</text:p>
          </table:table-cell>
          <table:table-cell office:value-type="float" office:value="7954" table:style-name="ce49">
            <text:p>7.954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50599" table:style-name="ce53">
            <text:p>2.950.599</text:p>
          </table:table-cell>
          <table:table-cell office:value-type="percentage" office:value="1" table:style-name="ce54">
            <text:p>100,0%</text:p>
          </table:table-cell>
          <table:table-cell office:value-type="float" office:value="3966032" table:style-name="ce53">
            <text:p>3.966.032</text:p>
          </table:table-cell>
          <table:table-cell office:value-type="percentage" office:value="0.99229464157711023" table:style-name="ce54">
            <text:p>99,2%</text:p>
          </table:table-cell>
          <table:table-cell office:value-type="float" office:value="5332595" table:style-name="ce53">
            <text:p>5.332.595</text:p>
          </table:table-cell>
          <table:table-cell office:value-type="percentage" office:value="0.96821426885464967" table:style-name="ce54">
            <text:p>96,8%</text:p>
          </table:table-cell>
          <table:table-cell office:value-type="float" office:value="6764359" table:style-name="ce53">
            <text:p>6.764.359</text:p>
          </table:table-cell>
          <table:table-cell office:value-type="percentage" office:value="0.94875600900681289" table:style-name="ce54">
            <text:p>94,9%</text:p>
          </table:table-cell>
          <table:table-cell office:value-type="float" office:value="7124977" table:style-name="ce53">
            <text:p>7.124.977</text:p>
          </table:table-cell>
          <table:table-cell office:value-type="percentage" office:value="0.91149443609207237" table:style-name="ce54">
            <text:p>91,1%</text:p>
          </table:table-cell>
          <table:table-cell office:value-type="float" office:value="5115298" table:style-name="ce53">
            <text:p>5.115.298</text:p>
          </table:table-cell>
          <table:table-cell office:value-type="percentage" office:value="0.86086852619142984" table:style-name="ce54">
            <text:p>86,1%</text:p>
          </table:table-cell>
          <table:table-cell office:value-type="float" office:value="4233154" table:style-name="ce53">
            <text:p>4.233.154</text:p>
          </table:table-cell>
          <table:table-cell office:value-type="percentage" office:value="0.85959259676664423" table:style-name="ce54">
            <text:p>86,0%</text:p>
          </table:table-cell>
          <table:table-cell office:value-type="float" office:value="3628082" table:style-name="ce53">
            <text:p>3.628.082</text:p>
          </table:table-cell>
          <table:table-cell office:value-type="percentage" office:value="0.91067183873741764" table:style-name="ce54">
            <text:p>91,1%</text:p>
          </table:table-cell>
          <table:table-cell office:value-type="float" office:value="39115096" table:style-name="ce53">
            <text:p>39.115.096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722686740579296" table:style-name="ce54">
            <text:p>92,7%</text:p>
          </table:table-cell>
          <table:table-cell office:value-type="percentage" office:value="0.82523568105680201" table:style-name="ce54">
            <text:p>82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386" table:style-name="ce43">
            <text:p>430.386</text:p>
          </table:table-cell>
          <table:table-cell office:value-type="percentage" office:value="1" table:style-name="ce44">
            <text:p>100,0%</text:p>
          </table:table-cell>
          <table:table-cell office:value-type="float" office:value="652351" table:style-name="ce43">
            <text:p>652.351</text:p>
          </table:table-cell>
          <table:table-cell office:value-type="percentage" office:value="0.99698619794810817" table:style-name="ce44">
            <text:p>99,7%</text:p>
          </table:table-cell>
          <table:table-cell office:value-type="float" office:value="929819" table:style-name="ce43">
            <text:p>929.819</text:p>
          </table:table-cell>
          <table:table-cell office:value-type="percentage" office:value="0.97035155479535684" table:style-name="ce44">
            <text:p>97,0%</text:p>
          </table:table-cell>
          <table:table-cell office:value-type="float" office:value="1218213" table:style-name="ce43">
            <text:p>1.218.213</text:p>
          </table:table-cell>
          <table:table-cell office:value-type="percentage" office:value="0.94611798311730977" table:style-name="ce44">
            <text:p>94,6%</text:p>
          </table:table-cell>
          <table:table-cell office:value-type="float" office:value="1259650" table:style-name="ce43">
            <text:p>1.259.650</text:p>
          </table:table-cell>
          <table:table-cell office:value-type="percentage" office:value="0.90993082604223252" table:style-name="ce44">
            <text:p>91,0%</text:p>
          </table:table-cell>
          <table:table-cell office:value-type="float" office:value="941371" table:style-name="ce43">
            <text:p>941.371</text:p>
          </table:table-cell>
          <table:table-cell office:value-type="percentage" office:value="0.85441465710268816" table:style-name="ce44">
            <text:p>85,4%</text:p>
          </table:table-cell>
          <table:table-cell office:value-type="float" office:value="780846" table:style-name="ce43">
            <text:p>780.846</text:p>
          </table:table-cell>
          <table:table-cell office:value-type="percentage" office:value="0.84314424173318125" table:style-name="ce44">
            <text:p>84,3%</text:p>
          </table:table-cell>
          <table:table-cell office:value-type="float" office:value="689683" table:style-name="ce43">
            <text:p>689.683</text:p>
          </table:table-cell>
          <table:table-cell office:value-type="percentage" office:value="0.89239382748956453" table:style-name="ce44">
            <text:p>89,2%</text:p>
          </table:table-cell>
          <table:table-cell office:value-type="float" office:value="6902319" table:style-name="ce43">
            <text:p>6.902.319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1932797061269933" table:style-name="ce44">
            <text:p>91,9%</text:p>
          </table:table-cell>
          <table:table-cell office:value-type="percentage" office:value="0.81182578614495493" table:style-name="ce44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69" table:style-name="ce46">
            <text:p>100.469</text:p>
          </table:table-cell>
          <table:table-cell office:value-type="percentage" office:value="1" table:style-name="ce47">
            <text:p>100,0%</text:p>
          </table:table-cell>
          <table:table-cell office:value-type="float" office:value="119110" table:style-name="ce46">
            <text:p>119.110</text:p>
          </table:table-cell>
          <table:table-cell office:value-type="percentage" office:value="0.99569487983281091" table:style-name="ce47">
            <text:p>99,6%</text:p>
          </table:table-cell>
          <table:table-cell office:value-type="float" office:value="154229" table:style-name="ce46">
            <text:p>154.229</text:p>
          </table:table-cell>
          <table:table-cell office:value-type="percentage" office:value="0.95610315541503932" table:style-name="ce47">
            <text:p>95,6%</text:p>
          </table:table-cell>
          <table:table-cell office:value-type="float" office:value="186411" table:style-name="ce46">
            <text:p>186.411</text:p>
          </table:table-cell>
          <table:table-cell office:value-type="percentage" office:value="0.92755635169428274" table:style-name="ce47">
            <text:p>92,8%</text:p>
          </table:table-cell>
          <table:table-cell office:value-type="float" office:value="189235" table:style-name="ce46">
            <text:p>189.235</text:p>
          </table:table-cell>
          <table:table-cell office:value-type="percentage" office:value="0.88577821257553702" table:style-name="ce47">
            <text:p>88,6%</text:p>
          </table:table-cell>
          <table:table-cell office:value-type="float" office:value="127867" table:style-name="ce46">
            <text:p>127.867</text:p>
          </table:table-cell>
          <table:table-cell office:value-type="percentage" office:value="0.80786337962319466" table:style-name="ce47">
            <text:p>80,8%</text:p>
          </table:table-cell>
          <table:table-cell office:value-type="float" office:value="106130" table:style-name="ce46">
            <text:p>106.130</text:p>
          </table:table-cell>
          <table:table-cell office:value-type="percentage" office:value="0.8114038440954755" table:style-name="ce47">
            <text:p>81,1%</text:p>
          </table:table-cell>
          <table:table-cell office:value-type="float" office:value="89972" table:style-name="ce46">
            <text:p>89.972</text:p>
          </table:table-cell>
          <table:table-cell office:value-type="percentage" office:value="0.84056914898586466" table:style-name="ce47">
            <text:p>84,1%</text:p>
          </table:table-cell>
          <table:table-cell office:value-type="float" office:value="1073423" table:style-name="ce46">
            <text:p>1.073.423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0248510183217201" table:style-name="ce47">
            <text:p>90,2%</text:p>
          </table:table-cell>
          <table:table-cell office:value-type="percentage" office:value="0.80639800831321884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366" table:style-name="ce46">
            <text:p>88.366</text:p>
          </table:table-cell>
          <table:table-cell office:value-type="percentage" office:value="1" table:style-name="ce47">
            <text:p>100,0%</text:p>
          </table:table-cell>
          <table:table-cell office:value-type="float" office:value="114215" table:style-name="ce46">
            <text:p>114.215</text:p>
          </table:table-cell>
          <table:table-cell office:value-type="percentage" office:value="1" table:style-name="ce47">
            <text:p>100,0%</text:p>
          </table:table-cell>
          <table:table-cell office:value-type="float" office:value="148013" table:style-name="ce46">
            <text:p>148.013</text:p>
          </table:table-cell>
          <table:table-cell office:value-type="percentage" office:value="0.97383380485558257" table:style-name="ce47">
            <text:p>97,4%</text:p>
          </table:table-cell>
          <table:table-cell office:value-type="float" office:value="153133" table:style-name="ce46">
            <text:p>153.133</text:p>
          </table:table-cell>
          <table:table-cell office:value-type="percentage" office:value="0.94478137744242152" table:style-name="ce47">
            <text:p>94,5%</text:p>
          </table:table-cell>
          <table:table-cell office:value-type="float" office:value="150964" table:style-name="ce46">
            <text:p>150.964</text:p>
          </table:table-cell>
          <table:table-cell office:value-type="percentage" office:value="0.90986017357762772" table:style-name="ce47">
            <text:p>91,0%</text:p>
          </table:table-cell>
          <table:table-cell office:value-type="float" office:value="90917" table:style-name="ce46">
            <text:p>90.917</text:p>
          </table:table-cell>
          <table:table-cell office:value-type="percentage" office:value="0.83724249707618492" table:style-name="ce47">
            <text:p>83,7%</text:p>
          </table:table-cell>
          <table:table-cell office:value-type="float" office:value="66457" table:style-name="ce46">
            <text:p>66.457</text:p>
          </table:table-cell>
          <table:table-cell office:value-type="percentage" office:value="0.83865879205471849" table:style-name="ce47">
            <text:p>83,9%</text:p>
          </table:table-cell>
          <table:table-cell office:value-type="float" office:value="60668" table:style-name="ce46">
            <text:p>60.668</text:p>
          </table:table-cell>
          <table:table-cell office:value-type="percentage" office:value="0.92969228883167832" table:style-name="ce47">
            <text:p>93,0%</text:p>
          </table:table-cell>
          <table:table-cell office:value-type="float" office:value="872733" table:style-name="ce46">
            <text:p>872.733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3797174906254732" table:style-name="ce47">
            <text:p>93,8%</text:p>
          </table:table-cell>
          <table:table-cell office:value-type="percentage" office:value="0.86162748336688422" table:style-name="ce47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322" table:style-name="ce46">
            <text:p>51.322</text:p>
          </table:table-cell>
          <table:table-cell office:value-type="percentage" office:value="0.95691085712154833" table:style-name="ce47">
            <text:p>95,7%</text:p>
          </table:table-cell>
          <table:table-cell office:value-type="float" office:value="79520" table:style-name="ce46">
            <text:p>79.520</text:p>
          </table:table-cell>
          <table:table-cell office:value-type="percentage" office:value="0.91157117637618357" table:style-name="ce47">
            <text:p>91,2%</text:p>
          </table:table-cell>
          <table:table-cell office:value-type="float" office:value="111525" table:style-name="ce46">
            <text:p>111.525</text:p>
          </table:table-cell>
          <table:table-cell office:value-type="percentage" office:value="0.87544056580816842" table:style-name="ce47">
            <text:p>87,5%</text:p>
          </table:table-cell>
          <table:table-cell office:value-type="float" office:value="152071" table:style-name="ce46">
            <text:p>152.071</text:p>
          </table:table-cell>
          <table:table-cell office:value-type="percentage" office:value="0.85669941636433289" table:style-name="ce47">
            <text:p>85,7%</text:p>
          </table:table-cell>
          <table:table-cell office:value-type="float" office:value="171409" table:style-name="ce46">
            <text:p>171.409</text:p>
          </table:table-cell>
          <table:table-cell office:value-type="percentage" office:value="0.79127793447602512" table:style-name="ce47">
            <text:p>79,1%</text:p>
          </table:table-cell>
          <table:table-cell office:value-type="float" office:value="131834" table:style-name="ce46">
            <text:p>131.834</text:p>
          </table:table-cell>
          <table:table-cell office:value-type="percentage" office:value="0.71630616092628518" table:style-name="ce47">
            <text:p>71,6%</text:p>
          </table:table-cell>
          <table:table-cell office:value-type="float" office:value="101483" table:style-name="ce46">
            <text:p>101.483</text:p>
          </table:table-cell>
          <table:table-cell office:value-type="percentage" office:value="0.73960193276147301" table:style-name="ce47">
            <text:p>74,0%</text:p>
          </table:table-cell>
          <table:table-cell office:value-type="float" office:value="79187" table:style-name="ce46">
            <text:p>79.187</text:p>
          </table:table-cell>
          <table:table-cell office:value-type="percentage" office:value="0.79556140491882332" table:style-name="ce47">
            <text:p>79,6%</text:p>
          </table:table-cell>
          <table:table-cell office:value-type="float" office:value="878351" table:style-name="ce46">
            <text:p>878.351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1089507167275821" table:style-name="ce47">
            <text:p>81,1%</text:p>
          </table:table-cell>
          <table:table-cell office:value-type="percentage" office:value="0.72009264003607221" table:style-name="ce47">
            <text:p>7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505" table:style-name="ce46">
            <text:p>92.505</text:p>
          </table:table-cell>
          <table:table-cell office:value-type="percentage" office:value="0.92171339750104619" table:style-name="ce47">
            <text:p>92,2%</text:p>
          </table:table-cell>
          <table:table-cell office:value-type="float" office:value="151260" table:style-name="ce46">
            <text:p>151.260</text:p>
          </table:table-cell>
          <table:table-cell office:value-type="percentage" office:value="0.90333600085997878" table:style-name="ce47">
            <text:p>90,3%</text:p>
          </table:table-cell>
          <table:table-cell office:value-type="float" office:value="223105" table:style-name="ce46">
            <text:p>223.105</text:p>
          </table:table-cell>
          <table:table-cell office:value-type="percentage" office:value="0.88690346047584023" table:style-name="ce47">
            <text:p>88,7%</text:p>
          </table:table-cell>
          <table:table-cell office:value-type="float" office:value="321669" table:style-name="ce46">
            <text:p>321.669</text:p>
          </table:table-cell>
          <table:table-cell office:value-type="percentage" office:value="0.8735142445152303" table:style-name="ce47">
            <text:p>87,4%</text:p>
          </table:table-cell>
          <table:table-cell office:value-type="float" office:value="319070" table:style-name="ce46">
            <text:p>319.070</text:p>
          </table:table-cell>
          <table:table-cell office:value-type="percentage" office:value="0.80960657692746851" table:style-name="ce47">
            <text:p>81,0%</text:p>
          </table:table-cell>
          <table:table-cell office:value-type="float" office:value="230207" table:style-name="ce46">
            <text:p>230.207</text:p>
          </table:table-cell>
          <table:table-cell office:value-type="percentage" office:value="0.73581003765238351" table:style-name="ce47">
            <text:p>73,6%</text:p>
          </table:table-cell>
          <table:table-cell office:value-type="float" office:value="187197" table:style-name="ce46">
            <text:p>187.197</text:p>
          </table:table-cell>
          <table:table-cell office:value-type="percentage" office:value="0.73505424645915707" table:style-name="ce47">
            <text:p>73,5%</text:p>
          </table:table-cell>
          <table:table-cell office:value-type="float" office:value="154917" table:style-name="ce46">
            <text:p>154.917</text:p>
          </table:table-cell>
          <table:table-cell office:value-type="percentage" office:value="0.84072938431063959" table:style-name="ce47">
            <text:p>84,1%</text:p>
          </table:table-cell>
          <table:table-cell office:value-type="float" office:value="1679930" table:style-name="ce46">
            <text:p>1.679.930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2612208527803854" table:style-name="ce47">
            <text:p>82,6%</text:p>
          </table:table-cell>
          <table:table-cell office:value-type="percentage" office:value="0.74850882363818072" table:style-name="ce47">
            <text:p>7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216" table:style-name="ce46">
            <text:p>42.216</text:p>
          </table:table-cell>
          <table:table-cell office:value-type="percentage" office:value="1" table:style-name="ce47">
            <text:p>100,0%</text:p>
          </table:table-cell>
          <table:table-cell office:value-type="float" office:value="56020" table:style-name="ce46">
            <text:p>56.020</text:p>
          </table:table-cell>
          <table:table-cell office:value-type="percentage" office:value="1" table:style-name="ce47">
            <text:p>100,0%</text:p>
          </table:table-cell>
          <table:table-cell office:value-type="float" office:value="76937" table:style-name="ce46">
            <text:p>76.937</text:p>
          </table:table-cell>
          <table:table-cell office:value-type="percentage" office:value="0.97072813757775334" table:style-name="ce47">
            <text:p>97,1%</text:p>
          </table:table-cell>
          <table:table-cell office:value-type="float" office:value="84739" table:style-name="ce46">
            <text:p>84.739</text:p>
          </table:table-cell>
          <table:table-cell office:value-type="percentage" office:value="0.93150489172254591" table:style-name="ce47">
            <text:p>93,2%</text:p>
          </table:table-cell>
          <table:table-cell office:value-type="float" office:value="88755" table:style-name="ce46">
            <text:p>88.755</text:p>
          </table:table-cell>
          <table:table-cell office:value-type="percentage" office:value="0.9113732980099809" table:style-name="ce47">
            <text:p>91,1%</text:p>
          </table:table-cell>
          <table:table-cell office:value-type="float" office:value="55947" table:style-name="ce46">
            <text:p>55.947</text:p>
          </table:table-cell>
          <table:table-cell office:value-type="percentage" office:value="0.83306530867506479" table:style-name="ce47">
            <text:p>83,3%</text:p>
          </table:table-cell>
          <table:table-cell office:value-type="float" office:value="42424" table:style-name="ce46">
            <text:p>42.424</text:p>
          </table:table-cell>
          <table:table-cell office:value-type="percentage" office:value="0.83391976097340437" table:style-name="ce47">
            <text:p>83,4%</text:p>
          </table:table-cell>
          <table:table-cell office:value-type="float" office:value="41299" table:style-name="ce46">
            <text:p>41.299</text:p>
          </table:table-cell>
          <table:table-cell office:value-type="percentage" office:value="0.91201996334165136" table:style-name="ce47">
            <text:p>91,2%</text:p>
          </table:table-cell>
          <table:table-cell office:value-type="float" office:value="488337" table:style-name="ce46">
            <text:p>488.337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265266704865841" table:style-name="ce47">
            <text:p>92,7%</text:p>
          </table:table-cell>
          <table:table-cell office:value-type="percentage" office:value="0.83668776931577726" table:style-name="ce47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90" table:style-name="ce46">
            <text:p>227.990</text:p>
          </table:table-cell>
          <table:table-cell office:value-type="percentage" office:value="1" table:style-name="ce47">
            <text:p>100,0%</text:p>
          </table:table-cell>
          <table:table-cell office:value-type="float" office:value="250496" table:style-name="ce46">
            <text:p>250.496</text:p>
          </table:table-cell>
          <table:table-cell office:value-type="percentage" office:value="1" table:style-name="ce47">
            <text:p>100,0%</text:p>
          </table:table-cell>
          <table:table-cell office:value-type="float" office:value="322366" table:style-name="ce46">
            <text:p>322.366</text:p>
          </table:table-cell>
          <table:table-cell office:value-type="percentage" office:value="0.98509670183930598" table:style-name="ce47">
            <text:p>98,5%</text:p>
          </table:table-cell>
          <table:table-cell office:value-type="float" office:value="353220" table:style-name="ce46">
            <text:p>353.220</text:p>
          </table:table-cell>
          <table:table-cell office:value-type="percentage" office:value="0.92659291768427843" table:style-name="ce47">
            <text:p>92,7%</text:p>
          </table:table-cell>
          <table:table-cell office:value-type="float" office:value="321338" table:style-name="ce46">
            <text:p>321.338</text:p>
          </table:table-cell>
          <table:table-cell office:value-type="percentage" office:value="0.89210498553589379" table:style-name="ce47">
            <text:p>89,2%</text:p>
          </table:table-cell>
          <table:table-cell office:value-type="float" office:value="213346" table:style-name="ce46">
            <text:p>213.346</text:p>
          </table:table-cell>
          <table:table-cell office:value-type="percentage" office:value="0.82404152922727514" table:style-name="ce47">
            <text:p>82,4%</text:p>
          </table:table-cell>
          <table:table-cell office:value-type="float" office:value="173946" table:style-name="ce46">
            <text:p>173.946</text:p>
          </table:table-cell>
          <table:table-cell office:value-type="percentage" office:value="0.821356225121471" table:style-name="ce47">
            <text:p>82,1%</text:p>
          </table:table-cell>
          <table:table-cell office:value-type="float" office:value="144369" table:style-name="ce46">
            <text:p>144.369</text:p>
          </table:table-cell>
          <table:table-cell office:value-type="percentage" office:value="0.85832768522812397" table:style-name="ce47">
            <text:p>85,8%</text:p>
          </table:table-cell>
          <table:table-cell office:value-type="float" office:value="2007071" table:style-name="ce46">
            <text:p>2.007.071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2400245102891188" table:style-name="ce47">
            <text:p>92,4%</text:p>
          </table:table-cell>
          <table:table-cell office:value-type="percentage" office:value="0.84095776127951782" table:style-name="ce47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91" table:style-name="ce46">
            <text:p>137.391</text:p>
          </table:table-cell>
          <table:table-cell office:value-type="percentage" office:value="1" table:style-name="ce47">
            <text:p>100,0%</text:p>
          </table:table-cell>
          <table:table-cell office:value-type="float" office:value="158365" table:style-name="ce46">
            <text:p>158.365</text:p>
          </table:table-cell>
          <table:table-cell office:value-type="percentage" office:value="1" table:style-name="ce47">
            <text:p>100,0%</text:p>
          </table:table-cell>
          <table:table-cell office:value-type="float" office:value="216512" table:style-name="ce46">
            <text:p>216.512</text:p>
          </table:table-cell>
          <table:table-cell office:value-type="percentage" office:value="0.94949743014015819" table:style-name="ce47">
            <text:p>94,9%</text:p>
          </table:table-cell>
          <table:table-cell office:value-type="float" office:value="280853" table:style-name="ce46">
            <text:p>280.853</text:p>
          </table:table-cell>
          <table:table-cell office:value-type="percentage" office:value="0.90188402958186553" table:style-name="ce47">
            <text:p>90,2%</text:p>
          </table:table-cell>
          <table:table-cell office:value-type="float" office:value="281380" table:style-name="ce46">
            <text:p>281.380</text:p>
          </table:table-cell>
          <table:table-cell office:value-type="percentage" office:value="0.85091069641134509" table:style-name="ce47">
            <text:p>85,1%</text:p>
          </table:table-cell>
          <table:table-cell office:value-type="float" office:value="201182" table:style-name="ce46">
            <text:p>201.182</text:p>
          </table:table-cell>
          <table:table-cell office:value-type="percentage" office:value="0.78052849455482232" table:style-name="ce47">
            <text:p>78,1%</text:p>
          </table:table-cell>
          <table:table-cell office:value-type="float" office:value="169006" table:style-name="ce46">
            <text:p>169.006</text:p>
          </table:table-cell>
          <table:table-cell office:value-type="percentage" office:value="0.77174508657850516" table:style-name="ce47">
            <text:p>77,2%</text:p>
          </table:table-cell>
          <table:table-cell office:value-type="float" office:value="149191" table:style-name="ce46">
            <text:p>149.191</text:p>
          </table:table-cell>
          <table:table-cell office:value-type="percentage" office:value="0.83901898591802759" table:style-name="ce47">
            <text:p>83,9%</text:p>
          </table:table-cell>
          <table:table-cell office:value-type="float" office:value="1593880" table:style-name="ce46">
            <text:p>1.593.880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87764759520770541" table:style-name="ce47">
            <text:p>87,8%</text:p>
          </table:table-cell>
          <table:table-cell office:value-type="percentage" office:value="0.77801251161737262" table:style-name="ce47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5096" table:style-name="ce46">
            <text:p>455.096</text:p>
          </table:table-cell>
          <table:table-cell office:value-type="percentage" office:value="1" table:style-name="ce47">
            <text:p>100,0%</text:p>
          </table:table-cell>
          <table:table-cell office:value-type="float" office:value="617677" table:style-name="ce46">
            <text:p>617.677</text:p>
          </table:table-cell>
          <table:table-cell office:value-type="percentage" office:value="0.97159355455723762" table:style-name="ce47">
            <text:p>97,2%</text:p>
          </table:table-cell>
          <table:table-cell office:value-type="float" office:value="797177" table:style-name="ce46">
            <text:p>797.177</text:p>
          </table:table-cell>
          <table:table-cell office:value-type="percentage" office:value="0.93512253602413653" table:style-name="ce47">
            <text:p>93,5%</text:p>
          </table:table-cell>
          <table:table-cell office:value-type="float" office:value="1033290" table:style-name="ce46">
            <text:p>1.033.290</text:p>
          </table:table-cell>
          <table:table-cell office:value-type="percentage" office:value="0.94157924040528485" table:style-name="ce47">
            <text:p>94,2%</text:p>
          </table:table-cell>
          <table:table-cell office:value-type="float" office:value="1146004" table:style-name="ce46">
            <text:p>1.146.004</text:p>
          </table:table-cell>
          <table:table-cell office:value-type="percentage" office:value="0.89845319200646001" table:style-name="ce47">
            <text:p>89,8%</text:p>
          </table:table-cell>
          <table:table-cell office:value-type="float" office:value="804794" table:style-name="ce46">
            <text:p>804.794</text:p>
          </table:table-cell>
          <table:table-cell office:value-type="percentage" office:value="0.83257882039419506" table:style-name="ce47">
            <text:p>83,3%</text:p>
          </table:table-cell>
          <table:table-cell office:value-type="float" office:value="668443" table:style-name="ce46">
            <text:p>668.443</text:p>
          </table:table-cell>
          <table:table-cell office:value-type="percentage" office:value="0.80627683044066156" table:style-name="ce47">
            <text:p>80,6%</text:p>
          </table:table-cell>
          <table:table-cell office:value-type="float" office:value="563453" table:style-name="ce46">
            <text:p>563.453</text:p>
          </table:table-cell>
          <table:table-cell office:value-type="percentage" office:value="0.83926728163452557" table:style-name="ce47">
            <text:p>83,9%</text:p>
          </table:table-cell>
          <table:table-cell office:value-type="float" office:value="6085934" table:style-name="ce46">
            <text:p>6.085.934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89731089845002088" table:style-name="ce47">
            <text:p>89,7%</text:p>
          </table:table-cell>
          <table:table-cell office:value-type="percentage" office:value="0.79334288674874887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56" table:style-name="ce46">
            <text:p>293.556</text:p>
          </table:table-cell>
          <table:table-cell office:value-type="percentage" office:value="1" table:style-name="ce47">
            <text:p>100,0%</text:p>
          </table:table-cell>
          <table:table-cell office:value-type="float" office:value="433196" table:style-name="ce46">
            <text:p>433.196</text:p>
          </table:table-cell>
          <table:table-cell office:value-type="percentage" office:value="0.98503783744451723" table:style-name="ce47">
            <text:p>98,5%</text:p>
          </table:table-cell>
          <table:table-cell office:value-type="float" office:value="570027" table:style-name="ce46">
            <text:p>570.027</text:p>
          </table:table-cell>
          <table:table-cell office:value-type="percentage" office:value="0.95459523729778606" table:style-name="ce47">
            <text:p>95,5%</text:p>
          </table:table-cell>
          <table:table-cell office:value-type="float" office:value="715194" table:style-name="ce46">
            <text:p>715.194</text:p>
          </table:table-cell>
          <table:table-cell office:value-type="percentage" office:value="0.93821035398322961" table:style-name="ce47">
            <text:p>93,8%</text:p>
          </table:table-cell>
          <table:table-cell office:value-type="float" office:value="756045" table:style-name="ce46">
            <text:p>756.045</text:p>
          </table:table-cell>
          <table:table-cell office:value-type="percentage" office:value="0.89927954867417692" table:style-name="ce47">
            <text:p>89,9%</text:p>
          </table:table-cell>
          <table:table-cell office:value-type="float" office:value="516156" table:style-name="ce46">
            <text:p>516.156</text:p>
          </table:table-cell>
          <table:table-cell office:value-type="percentage" office:value="0.84075312621656528" table:style-name="ce47">
            <text:p>84,1%</text:p>
          </table:table-cell>
          <table:table-cell office:value-type="float" office:value="431465" table:style-name="ce46">
            <text:p>431.465</text:p>
          </table:table-cell>
          <table:table-cell office:value-type="percentage" office:value="0.84143470892578198" table:style-name="ce47">
            <text:p>84,1%</text:p>
          </table:table-cell>
          <table:table-cell office:value-type="float" office:value="380222" table:style-name="ce46">
            <text:p>380.222</text:p>
          </table:table-cell>
          <table:table-cell office:value-type="percentage" office:value="0.8785795655418942" table:style-name="ce47">
            <text:p>87,9%</text:p>
          </table:table-cell>
          <table:table-cell office:value-type="float" office:value="4095861" table:style-name="ce46">
            <text:p>4.095.861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1180705543556517" table:style-name="ce47">
            <text:p>91,2%</text:p>
          </table:table-cell>
          <table:table-cell office:value-type="percentage" office:value="0.81153645350893444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26" table:style-name="ce46">
            <text:p>77.626</text:p>
          </table:table-cell>
          <table:table-cell office:value-type="percentage" office:value="1" table:style-name="ce47">
            <text:p>100,0%</text:p>
          </table:table-cell>
          <table:table-cell office:value-type="float" office:value="95705" table:style-name="ce46">
            <text:p>95.705</text:p>
          </table:table-cell>
          <table:table-cell office:value-type="percentage" office:value="1" table:style-name="ce47">
            <text:p>100,0%</text:p>
          </table:table-cell>
          <table:table-cell office:value-type="float" office:value="132419" table:style-name="ce46">
            <text:p>132.419</text:p>
          </table:table-cell>
          <table:table-cell office:value-type="percentage" office:value="1.0132685465049547" table:style-name="ce47">
            <text:p>101,3%</text:p>
          </table:table-cell>
          <table:table-cell office:value-type="float" office:value="161278" table:style-name="ce46">
            <text:p>161.278</text:p>
          </table:table-cell>
          <table:table-cell office:value-type="percentage" office:value="0.9602567384923163" table:style-name="ce47">
            <text:p>96,0%</text:p>
          </table:table-cell>
          <table:table-cell office:value-type="float" office:value="145605" table:style-name="ce46">
            <text:p>145.605</text:p>
          </table:table-cell>
          <table:table-cell office:value-type="percentage" office:value="0.92426492992078002" table:style-name="ce47">
            <text:p>92,4%</text:p>
          </table:table-cell>
          <table:table-cell office:value-type="float" office:value="112393" table:style-name="ce46">
            <text:p>112.393</text:p>
          </table:table-cell>
          <table:table-cell office:value-type="percentage" office:value="0.86561359190400644" table:style-name="ce47">
            <text:p>86,6%</text:p>
          </table:table-cell>
          <table:table-cell office:value-type="float" office:value="92559" table:style-name="ce46">
            <text:p>92.559</text:p>
          </table:table-cell>
          <table:table-cell office:value-type="percentage" office:value="0.82270278918457684" table:style-name="ce47">
            <text:p>82,3%</text:p>
          </table:table-cell>
          <table:table-cell office:value-type="float" office:value="77903" table:style-name="ce46">
            <text:p>77.903</text:p>
          </table:table-cell>
          <table:table-cell office:value-type="percentage" office:value="0.90892438367032635" table:style-name="ce47">
            <text:p>90,9%</text:p>
          </table:table-cell>
          <table:table-cell office:value-type="float" office:value="895488" table:style-name="ce46">
            <text:p>895.488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4272810535956797" table:style-name="ce47">
            <text:p>94,3%</text:p>
          </table:table-cell>
          <table:table-cell office:value-type="percentage" office:value="0.84639777542322814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467" table:style-name="ce46">
            <text:p>241.467</text:p>
          </table:table-cell>
          <table:table-cell office:value-type="percentage" office:value="1" table:style-name="ce47">
            <text:p>100,0%</text:p>
          </table:table-cell>
          <table:table-cell office:value-type="float" office:value="291088" table:style-name="ce46">
            <text:p>291.088</text:p>
          </table:table-cell>
          <table:table-cell office:value-type="percentage" office:value="0.99691426731828936" table:style-name="ce47">
            <text:p>99,7%</text:p>
          </table:table-cell>
          <table:table-cell office:value-type="float" office:value="347256" table:style-name="ce46">
            <text:p>347.256</text:p>
          </table:table-cell>
          <table:table-cell office:value-type="percentage" office:value="0.9821532613430024" table:style-name="ce47">
            <text:p>98,2%</text:p>
          </table:table-cell>
          <table:table-cell office:value-type="float" office:value="391852" table:style-name="ce46">
            <text:p>391.852</text:p>
          </table:table-cell>
          <table:table-cell office:value-type="percentage" office:value="0.95760508308895409" table:style-name="ce47">
            <text:p>95,8%</text:p>
          </table:table-cell>
          <table:table-cell office:value-type="float" office:value="409694" table:style-name="ce46">
            <text:p>409.694</text:p>
          </table:table-cell>
          <table:table-cell office:value-type="percentage" office:value="0.92515756361821622" table:style-name="ce47">
            <text:p>92,5%</text:p>
          </table:table-cell>
          <table:table-cell office:value-type="float" office:value="265429" table:style-name="ce46">
            <text:p>265.429</text:p>
          </table:table-cell>
          <table:table-cell office:value-type="percentage" office:value="0.86011250883025814" table:style-name="ce47">
            <text:p>86,0%</text:p>
          </table:table-cell>
          <table:table-cell office:value-type="float" office:value="200239" table:style-name="ce46">
            <text:p>200.239</text:p>
          </table:table-cell>
          <table:table-cell office:value-type="percentage" office:value="0.86923624556133394" table:style-name="ce47">
            <text:p>86,9%</text:p>
          </table:table-cell>
          <table:table-cell office:value-type="float" office:value="173070" table:style-name="ce46">
            <text:p>173.070</text:p>
          </table:table-cell>
          <table:table-cell office:value-type="percentage" office:value="0.94396326031939959" table:style-name="ce47">
            <text:p>94,4%</text:p>
          </table:table-cell>
          <table:table-cell office:value-type="float" office:value="2320095" table:style-name="ce46">
            <text:p>2.320.095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4461524180142153" table:style-name="ce47">
            <text:p>94,5%</text:p>
          </table:table-cell>
          <table:table-cell office:value-type="percentage" office:value="0.86028983164224082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55" table:style-name="ce46">
            <text:p>23.255</text:p>
          </table:table-cell>
          <table:table-cell office:value-type="percentage" office:value="1" table:style-name="ce47">
            <text:p>100,0%</text:p>
          </table:table-cell>
          <table:table-cell office:value-type="float" office:value="28646" table:style-name="ce46">
            <text:p>28.646</text:p>
          </table:table-cell>
          <table:table-cell office:value-type="percentage" office:value="1" table:style-name="ce47">
            <text:p>100,0%</text:p>
          </table:table-cell>
          <table:table-cell office:value-type="float" office:value="38022" table:style-name="ce46">
            <text:p>38.022</text:p>
          </table:table-cell>
          <table:table-cell office:value-type="percentage" office:value="0.98466877298389188" table:style-name="ce47">
            <text:p>98,5%</text:p>
          </table:table-cell>
          <table:table-cell office:value-type="float" office:value="45232" table:style-name="ce46">
            <text:p>45.232</text:p>
          </table:table-cell>
          <table:table-cell office:value-type="percentage" office:value="0.95225263157894735" table:style-name="ce47">
            <text:p>95,2%</text:p>
          </table:table-cell>
          <table:table-cell office:value-type="float" office:value="47517" table:style-name="ce46">
            <text:p>47.517</text:p>
          </table:table-cell>
          <table:table-cell office:value-type="percentage" office:value="0.91866444977186601" table:style-name="ce47">
            <text:p>91,9%</text:p>
          </table:table-cell>
          <table:table-cell office:value-type="float" office:value="31501" table:style-name="ce46">
            <text:p>31.501</text:p>
          </table:table-cell>
          <table:table-cell office:value-type="percentage" office:value="0.85055081542283184" table:style-name="ce47">
            <text:p>85,1%</text:p>
          </table:table-cell>
          <table:table-cell office:value-type="float" office:value="24561" table:style-name="ce46">
            <text:p>24.561</text:p>
          </table:table-cell>
          <table:table-cell office:value-type="percentage" office:value="0.81419478883511243" table:style-name="ce47">
            <text:p>81,4%</text:p>
          </table:table-cell>
          <table:table-cell office:value-type="float" office:value="22811" table:style-name="ce46">
            <text:p>22.811</text:p>
          </table:table-cell>
          <table:table-cell office:value-type="percentage" office:value="0.87785260727342695" table:style-name="ce47">
            <text:p>87,8%</text:p>
          </table:table-cell>
          <table:table-cell office:value-type="float" office:value="261545" table:style-name="ce46">
            <text:p>261.545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291812177817883" table:style-name="ce47">
            <text:p>92,9%</text:p>
          </table:table-cell>
          <table:table-cell office:value-type="percentage" office:value="0.82721332422448257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707" table:style-name="ce46">
            <text:p>372.707</text:p>
          </table:table-cell>
          <table:table-cell office:value-type="percentage" office:value="1" table:style-name="ce47">
            <text:p>100,0%</text:p>
          </table:table-cell>
          <table:table-cell office:value-type="float" office:value="511400" table:style-name="ce46">
            <text:p>511.400</text:p>
          </table:table-cell>
          <table:table-cell office:value-type="percentage" office:value="0.97030642254055588" table:style-name="ce47">
            <text:p>97,0%</text:p>
          </table:table-cell>
          <table:table-cell office:value-type="float" office:value="683156" table:style-name="ce46">
            <text:p>683.156</text:p>
          </table:table-cell>
          <table:table-cell office:value-type="percentage" office:value="0.94822460157288835" table:style-name="ce47">
            <text:p>94,8%</text:p>
          </table:table-cell>
          <table:table-cell office:value-type="float" office:value="943496" table:style-name="ce46">
            <text:p>943.496</text:p>
          </table:table-cell>
          <table:table-cell office:value-type="percentage" office:value="0.95325831843913522" table:style-name="ce47">
            <text:p>95,3%</text:p>
          </table:table-cell>
          <table:table-cell office:value-type="float" office:value="1033495" table:style-name="ce46">
            <text:p>1.033.495</text:p>
          </table:table-cell>
          <table:table-cell office:value-type="percentage" office:value="0.89400129581075971" table:style-name="ce47">
            <text:p>89,4%</text:p>
          </table:table-cell>
          <table:table-cell office:value-type="float" office:value="753167" table:style-name="ce46">
            <text:p>753.167</text:p>
          </table:table-cell>
          <table:table-cell office:value-type="percentage" office:value="0.83606817606600037" table:style-name="ce47">
            <text:p>83,6%</text:p>
          </table:table-cell>
          <table:table-cell office:value-type="float" office:value="605924" table:style-name="ce46">
            <text:p>605.924</text:p>
          </table:table-cell>
          <table:table-cell office:value-type="percentage" office:value="0.82376212856379583" table:style-name="ce47">
            <text:p>82,4%</text:p>
          </table:table-cell>
          <table:table-cell office:value-type="float" office:value="466329" table:style-name="ce46">
            <text:p>466.329</text:p>
          </table:table-cell>
          <table:table-cell office:value-type="percentage" office:value="0.81706030767074322" table:style-name="ce47">
            <text:p>81,7%</text:p>
          </table:table-cell>
          <table:table-cell office:value-type="float" office:value="5369674" table:style-name="ce46">
            <text:p>5.369.674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89930610218747298" table:style-name="ce47">
            <text:p>89,9%</text:p>
          </table:table-cell>
          <table:table-cell office:value-type="percentage" office:value="0.79482100491605179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415" table:style-name="ce46">
            <text:p>73.415</text:p>
          </table:table-cell>
          <table:table-cell office:value-type="percentage" office:value="1" table:style-name="ce47">
            <text:p>100,0%</text:p>
          </table:table-cell>
          <table:table-cell office:value-type="float" office:value="103016" table:style-name="ce46">
            <text:p>103.016</text:p>
          </table:table-cell>
          <table:table-cell office:value-type="percentage" office:value="0.99128192298069706" table:style-name="ce47">
            <text:p>99,1%</text:p>
          </table:table-cell>
          <table:table-cell office:value-type="float" office:value="146266" table:style-name="ce46">
            <text:p>146.266</text:p>
          </table:table-cell>
          <table:table-cell office:value-type="percentage" office:value="0.95261851883210347" table:style-name="ce47">
            <text:p>95,3%</text:p>
          </table:table-cell>
          <table:table-cell office:value-type="float" office:value="207659" table:style-name="ce46">
            <text:p>207.659</text:p>
          </table:table-cell>
          <table:table-cell office:value-type="percentage" office:value="0.95211436798210025" table:style-name="ce47">
            <text:p>95,2%</text:p>
          </table:table-cell>
          <table:table-cell office:value-type="float" office:value="232293" table:style-name="ce46">
            <text:p>232.293</text:p>
          </table:table-cell>
          <table:table-cell office:value-type="percentage" office:value="0.92008888255145205" table:style-name="ce47">
            <text:p>92,0%</text:p>
          </table:table-cell>
          <table:table-cell office:value-type="float" office:value="169468" table:style-name="ce46">
            <text:p>169.468</text:p>
          </table:table-cell>
          <table:table-cell office:value-type="percentage" office:value="0.85128143303495185" table:style-name="ce47">
            <text:p>85,1%</text:p>
          </table:table-cell>
          <table:table-cell office:value-type="float" office:value="143783" table:style-name="ce46">
            <text:p>143.783</text:p>
          </table:table-cell>
          <table:table-cell office:value-type="percentage" office:value="0.82662887564031073" table:style-name="ce47">
            <text:p>82,7%</text:p>
          </table:table-cell>
          <table:table-cell office:value-type="float" office:value="124049" table:style-name="ce46">
            <text:p>124.049</text:p>
          </table:table-cell>
          <table:table-cell office:value-type="percentage" office:value="0.85778198816175255" table:style-name="ce47">
            <text:p>85,8%</text:p>
          </table:table-cell>
          <table:table-cell office:value-type="float" office:value="1199949" table:style-name="ce46">
            <text:p>1.199.949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106984291302308" table:style-name="ce47">
            <text:p>91,1%</text:p>
          </table:table-cell>
          <table:table-cell office:value-type="percentage" office:value="0.79305269530413547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288" table:style-name="ce46">
            <text:p>42.288</text:p>
          </table:table-cell>
          <table:table-cell office:value-type="percentage" office:value="1" table:style-name="ce47">
            <text:p>100,0%</text:p>
          </table:table-cell>
          <table:table-cell office:value-type="float" office:value="55874" table:style-name="ce46">
            <text:p>55.874</text:p>
          </table:table-cell>
          <table:table-cell office:value-type="percentage" office:value="0.98647598870056497" table:style-name="ce47">
            <text:p>98,6%</text:p>
          </table:table-cell>
          <table:table-cell office:value-type="float" office:value="72237" table:style-name="ce46">
            <text:p>72.237</text:p>
          </table:table-cell>
          <table:table-cell office:value-type="percentage" office:value="0.9546319545394476" table:style-name="ce47">
            <text:p>95,5%</text:p>
          </table:table-cell>
          <table:table-cell office:value-type="float" office:value="92109" table:style-name="ce46">
            <text:p>92.109</text:p>
          </table:table-cell>
          <table:table-cell office:value-type="percentage" office:value="0.94279309709512993" table:style-name="ce47">
            <text:p>94,3%</text:p>
          </table:table-cell>
          <table:table-cell office:value-type="float" office:value="95824" table:style-name="ce46">
            <text:p>95.824</text:p>
          </table:table-cell>
          <table:table-cell office:value-type="percentage" office:value="0.90636852908071086" table:style-name="ce47">
            <text:p>90,6%</text:p>
          </table:table-cell>
          <table:table-cell office:value-type="float" office:value="65020" table:style-name="ce46">
            <text:p>65.020</text:p>
          </table:table-cell>
          <table:table-cell office:value-type="percentage" office:value="0.84739798511644882" table:style-name="ce47">
            <text:p>84,7%</text:p>
          </table:table-cell>
          <table:table-cell office:value-type="float" office:value="58480" table:style-name="ce46">
            <text:p>58.480</text:p>
          </table:table-cell>
          <table:table-cell office:value-type="percentage" office:value="0.84997529141594719" table:style-name="ce47">
            <text:p>85,0%</text:p>
          </table:table-cell>
          <table:table-cell office:value-type="float" office:value="51426" table:style-name="ce46">
            <text:p>51.426</text:p>
          </table:table-cell>
          <table:table-cell office:value-type="percentage" office:value="0.89403869890996335" table:style-name="ce47">
            <text:p>89,4%</text:p>
          </table:table-cell>
          <table:table-cell office:value-type="float" office:value="533258" table:style-name="ce46">
            <text:p>533.258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1913460444625228" table:style-name="ce47">
            <text:p>91,9%</text:p>
          </table:table-cell>
          <table:table-cell office:value-type="percentage" office:value="0.81084886581697979" table:style-name="ce47">
            <text:p>81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567" table:style-name="ce46">
            <text:p>162.567</text:p>
          </table:table-cell>
          <table:table-cell office:value-type="percentage" office:value="1.0190627233178291" table:style-name="ce47">
            <text:p>101,9%</text:p>
          </table:table-cell>
          <table:table-cell office:value-type="float" office:value="212982" table:style-name="ce46">
            <text:p>212.982</text:p>
          </table:table-cell>
          <table:table-cell office:value-type="percentage" office:value="0.98435983472449462" table:style-name="ce47">
            <text:p>98,4%</text:p>
          </table:table-cell>
          <table:table-cell office:value-type="float" office:value="275025" table:style-name="ce46">
            <text:p>275.025</text:p>
          </table:table-cell>
          <table:table-cell office:value-type="percentage" office:value="0.96784240031249669" table:style-name="ce47">
            <text:p>96,8%</text:p>
          </table:table-cell>
          <table:table-cell office:value-type="float" office:value="323669" table:style-name="ce46">
            <text:p>323.669</text:p>
          </table:table-cell>
          <table:table-cell office:value-type="percentage" office:value="0.95911303920086999" table:style-name="ce47">
            <text:p>95,9%</text:p>
          </table:table-cell>
          <table:table-cell office:value-type="float" office:value="321760" table:style-name="ce46">
            <text:p>321.760</text:p>
          </table:table-cell>
          <table:table-cell office:value-type="percentage" office:value="0.92442769145904202" table:style-name="ce47">
            <text:p>92,4%</text:p>
          </table:table-cell>
          <table:table-cell office:value-type="float" office:value="206384" table:style-name="ce46">
            <text:p>206.384</text:p>
          </table:table-cell>
          <table:table-cell office:value-type="percentage" office:value="0.86849159425168854" table:style-name="ce47">
            <text:p>86,8%</text:p>
          </table:table-cell>
          <table:table-cell office:value-type="float" office:value="170050" table:style-name="ce46">
            <text:p>170.050</text:p>
          </table:table-cell>
          <table:table-cell office:value-type="percentage" office:value="0.85360038149737716" table:style-name="ce47">
            <text:p>85,4%</text:p>
          </table:table-cell>
          <table:table-cell office:value-type="float" office:value="153880" table:style-name="ce46">
            <text:p>153.880</text:p>
          </table:table-cell>
          <table:table-cell office:value-type="percentage" office:value="0.89042165990614353" table:style-name="ce47">
            <text:p>89,0%</text:p>
          </table:table-cell>
          <table:table-cell office:value-type="float" office:value="1826317" table:style-name="ce46">
            <text:p>1.826.317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3405661569116627" table:style-name="ce47">
            <text:p>93,4%</text:p>
          </table:table-cell>
          <table:table-cell office:value-type="percentage" office:value="0.83549582141608891" table:style-name="ce47">
            <text:p>83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84" table:style-name="ce46">
            <text:p>2.484</text:p>
          </table:table-cell>
          <table:table-cell office:value-type="percentage" office:value="0.8755727881565033" table:style-name="ce47">
            <text:p>87,6%</text:p>
          </table:table-cell>
          <table:table-cell office:value-type="float" office:value="4059" table:style-name="ce46">
            <text:p>4.059</text:p>
          </table:table-cell>
          <table:table-cell office:value-type="percentage" office:value="0.92166212534059944" table:style-name="ce47">
            <text:p>92,2%</text:p>
          </table:table-cell>
          <table:table-cell office:value-type="float" office:value="7914" table:style-name="ce46">
            <text:p>7.914</text:p>
          </table:table-cell>
          <table:table-cell office:value-type="percentage" office:value="0.95017409052707413" table:style-name="ce47">
            <text:p>95,0%</text:p>
          </table:table-cell>
          <table:table-cell office:value-type="float" office:value="10827" table:style-name="ce46">
            <text:p>10.827</text:p>
          </table:table-cell>
          <table:table-cell office:value-type="percentage" office:value="0.93683481872458252" table:style-name="ce47">
            <text:p>93,7%</text:p>
          </table:table-cell>
          <table:table-cell office:value-type="float" office:value="11320" table:style-name="ce46">
            <text:p>11.320</text:p>
          </table:table-cell>
          <table:table-cell office:value-type="percentage" office:value="0.91607995468155701" table:style-name="ce47">
            <text:p>91,6%</text:p>
          </table:table-cell>
          <table:table-cell office:value-type="float" office:value="9298" table:style-name="ce46">
            <text:p>9.298</text:p>
          </table:table-cell>
          <table:table-cell office:value-type="percentage" office:value="0.81568558645495215" table:style-name="ce47">
            <text:p>81,6%</text:p>
          </table:table-cell>
          <table:table-cell office:value-type="float" office:value="9018" table:style-name="ce46">
            <text:p>9.018</text:p>
          </table:table-cell>
          <table:table-cell office:value-type="percentage" office:value="0.83000460193281178" table:style-name="ce47">
            <text:p>83,0%</text:p>
          </table:table-cell>
          <table:table-cell office:value-type="float" office:value="8531" table:style-name="ce46">
            <text:p>8.531</text:p>
          </table:table-cell>
          <table:table-cell office:value-type="percentage" office:value="0.91918974248464602" table:style-name="ce47">
            <text:p>91,9%</text:p>
          </table:table-cell>
          <table:table-cell office:value-type="float" office:value="63451" table:style-name="ce46">
            <text:p>63.451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9331118275633892" table:style-name="ce47">
            <text:p>89,3%</text:p>
          </table:table-cell>
          <table:table-cell office:value-type="percentage" office:value="0.75973753846522263" table:style-name="ce47">
            <text:p>76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50" table:style-name="ce46">
            <text:p>2.050</text:p>
          </table:table-cell>
          <table:table-cell office:value-type="percentage" office:value="0.8164078056551175" table:style-name="ce47">
            <text:p>81,6%</text:p>
          </table:table-cell>
          <table:table-cell office:value-type="float" office:value="3364" table:style-name="ce46">
            <text:p>3.364</text:p>
          </table:table-cell>
          <table:table-cell office:value-type="percentage" office:value="0.88456481724953984" table:style-name="ce47">
            <text:p>88,5%</text:p>
          </table:table-cell>
          <table:table-cell office:value-type="float" office:value="7362" table:style-name="ce46">
            <text:p>7.362</text:p>
          </table:table-cell>
          <table:table-cell office:value-type="percentage" office:value="0.91967520299812622" table:style-name="ce47">
            <text:p>92,0%</text:p>
          </table:table-cell>
          <table:table-cell office:value-type="float" office:value="9976" table:style-name="ce46">
            <text:p>9.976</text:p>
          </table:table-cell>
          <table:table-cell office:value-type="percentage" office:value="0.92361818350152769" table:style-name="ce47">
            <text:p>92,4%</text:p>
          </table:table-cell>
          <table:table-cell office:value-type="float" office:value="10443" table:style-name="ce46">
            <text:p>10.443</text:p>
          </table:table-cell>
          <table:table-cell office:value-type="percentage" office:value="0.95605602856358141" table:style-name="ce47">
            <text:p>95,6%</text:p>
          </table:table-cell>
          <table:table-cell office:value-type="float" office:value="8916" table:style-name="ce46">
            <text:p>8.916</text:p>
          </table:table-cell>
          <table:table-cell office:value-type="percentage" office:value="0.81409788166544927" table:style-name="ce47">
            <text:p>81,4%</text:p>
          </table:table-cell>
          <table:table-cell office:value-type="float" office:value="8880" table:style-name="ce46">
            <text:p>8.880</text:p>
          </table:table-cell>
          <table:table-cell office:value-type="percentage" office:value="0.75955863484731845" table:style-name="ce47">
            <text:p>76,0%</text:p>
          </table:table-cell>
          <table:table-cell office:value-type="float" office:value="8149" table:style-name="ce46">
            <text:p>8.149</text:p>
          </table:table-cell>
          <table:table-cell office:value-type="percentage" office:value="0.85062630480167012" table:style-name="ce47">
            <text:p>85,1%</text:p>
          </table:table-cell>
          <table:table-cell office:value-type="float" office:value="59140" table:style-name="ce46">
            <text:p>59.140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6631705387747926" table:style-name="ce47">
            <text:p>86,6%</text:p>
          </table:table-cell>
          <table:table-cell office:value-type="percentage" office:value="0.70386327390445358" table:style-name="ce47">
            <text:p>70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69" table:style-name="ce46">
            <text:p>3.569</text:p>
          </table:table-cell>
          <table:table-cell office:value-type="string" table:style-name="ce47">
            <text:p>-</text:p>
          </table:table-cell>
          <table:table-cell office:value-type="float" office:value="9276" table:style-name="ce46">
            <text:p>9.276</text:p>
          </table:table-cell>
          <table:table-cell office:value-type="string" table:style-name="ce47">
            <text:p>-</text:p>
          </table:table-cell>
          <table:table-cell office:value-type="float" office:value="21639" table:style-name="ce46">
            <text:p>21.639</text:p>
          </table:table-cell>
          <table:table-cell office:value-type="string" table:style-name="ce47">
            <text:p>-</text:p>
          </table:table-cell>
          <table:table-cell office:value-type="float" office:value="31363" table:style-name="ce46">
            <text:p>31.363</text:p>
          </table:table-cell>
          <table:table-cell office:value-type="string" table:style-name="ce47">
            <text:p>-</text:p>
          </table:table-cell>
          <table:table-cell office:value-type="float" office:value="23724" table:style-name="ce46">
            <text:p>23.724</text:p>
          </table:table-cell>
          <table:table-cell office:value-type="string" table:style-name="ce47">
            <text:p>-</text:p>
          </table:table-cell>
          <table:table-cell office:value-type="float" office:value="1250" table:style-name="ce46">
            <text:p>1.250</text:p>
          </table:table-cell>
          <table:table-cell office:value-type="string" table:style-name="ce47">
            <text:p>-</text:p>
          </table:table-cell>
          <table:table-cell office:value-type="float" office:value="90862" table:style-name="ce46">
            <text:p>90.86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8" table:style-name="ce49">
            <text:p>48</text:p>
          </table:table-cell>
          <table:table-cell office:value-type="string" table:style-name="ce50">
            <text:p>-</text:p>
          </table:table-cell>
          <table:table-cell office:value-type="float" office:value="284" table:style-name="ce49">
            <text:p>284</text:p>
          </table:table-cell>
          <table:table-cell office:value-type="string" table:style-name="ce50">
            <text:p>-</text:p>
          </table:table-cell>
          <table:table-cell office:value-type="float" office:value="868" table:style-name="ce49">
            <text:p>868</text:p>
          </table:table-cell>
          <table:table-cell office:value-type="string" table:style-name="ce50">
            <text:p>-</text:p>
          </table:table-cell>
          <table:table-cell office:value-type="float" office:value="1806" table:style-name="ce49">
            <text:p>1.806</text:p>
          </table:table-cell>
          <table:table-cell office:value-type="string" table:style-name="ce50">
            <text:p>-</text:p>
          </table:table-cell>
          <table:table-cell office:value-type="float" office:value="2214" table:style-name="ce49">
            <text:p>2.214</text:p>
          </table:table-cell>
          <table:table-cell office:value-type="string" table:style-name="ce50">
            <text:p>-</text:p>
          </table:table-cell>
          <table:table-cell office:value-type="float" office:value="1983" table:style-name="ce49">
            <text:p>1.983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473" table:style-name="ce49">
            <text:p>7.47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7208" table:style-name="ce53">
            <text:p>2.917.208</text:p>
          </table:table-cell>
          <table:table-cell office:value-type="percentage" office:value="1" table:style-name="ce54">
            <text:p>100,0%</text:p>
          </table:table-cell>
          <table:table-cell office:value-type="float" office:value="3938411" table:style-name="ce53">
            <text:p>3.938.411</text:p>
          </table:table-cell>
          <table:table-cell office:value-type="percentage" office:value="0.98538391309710771" table:style-name="ce54">
            <text:p>98,5%</text:p>
          </table:table-cell>
          <table:table-cell office:value-type="float" office:value="5263220" table:style-name="ce53">
            <text:p>5.263.220</text:p>
          </table:table-cell>
          <table:table-cell office:value-type="percentage" office:value="0.95561817541387817" table:style-name="ce54">
            <text:p>95,6%</text:p>
          </table:table-cell>
          <table:table-cell office:value-type="float" office:value="6695035" table:style-name="ce53">
            <text:p>6.695.035</text:p>
          </table:table-cell>
          <table:table-cell office:value-type="percentage" office:value="0.93903275783572804" table:style-name="ce54">
            <text:p>93,9%</text:p>
          </table:table-cell>
          <table:table-cell office:value-type="float" office:value="7015246" table:style-name="ce53">
            <text:p>7.015.246</text:p>
          </table:table-cell>
          <table:table-cell office:value-type="percentage" office:value="0.89745660888690115" table:style-name="ce54">
            <text:p>89,7%</text:p>
          </table:table-cell>
          <table:table-cell office:value-type="float" office:value="4968774" table:style-name="ce53">
            <text:p>4.968.774</text:p>
          </table:table-cell>
          <table:table-cell office:value-type="percentage" office:value="0.8362095718291086" table:style-name="ce54">
            <text:p>83,6%</text:p>
          </table:table-cell>
          <table:table-cell office:value-type="float" office:value="4066598" table:style-name="ce53">
            <text:p>4.066.598</text:p>
          </table:table-cell>
          <table:table-cell office:value-type="percentage" office:value="0.82577140704685958" table:style-name="ce54">
            <text:p>82,6%</text:p>
          </table:table-cell>
          <table:table-cell office:value-type="float" office:value="3440599" table:style-name="ce53">
            <text:p>3.440.599</text:p>
          </table:table-cell>
          <table:table-cell office:value-type="percentage" office:value="0.86361240393357164" table:style-name="ce54">
            <text:p>86,4%</text:p>
          </table:table-cell>
          <table:table-cell office:value-type="float" office:value="38305091" table:style-name="ce53">
            <text:p>38.305.091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080256260555728" table:style-name="ce54">
            <text:p>90,8%</text:p>
          </table:table-cell>
          <table:table-cell office:value-type="percentage" office:value="0.80814649820437046" table:style-name="ce54">
            <text:p>80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69">
            <text:p>60-69 años</text:p>
          </table:table-cell>
          <table:covered-table-cell/>
          <table:table-cell office:value-type="string" table:number-columns-spanned="2" table:number-rows-spanned="1" table:style-name="ce69">
            <text:p>50-59 años</text:p>
          </table:table-cell>
          <table:covered-table-cell/>
          <table:table-cell office:value-type="string" table:number-columns-spanned="2" table:number-rows-spanned="1" table:style-name="ce69">
            <text:p>40-49 años</text:p>
          </table:table-cell>
          <table:covered-table-cell/>
          <table:table-cell office:value-type="string" table:number-columns-spanned="2" table:number-rows-spanned="1" table:style-name="ce69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<text:s/>Janssen</text:p>
          </table:table-cell>
          <table:covered-table-cell/>
          <table:table-cell office:value-type="string" table:number-columns-spanned="2" table:number-rows-spanned="1" table:style-name="ce71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40-49 años</text:p>
          </table:table-cell>
          <table:table-cell office:value-type="string" table:style-name="ce57">
            <text:p>Nº Personas 30-39 años con <text:s/>dosis de recuerdo</text:p>
          </table:table-cell>
          <table:table-cell office:value-type="string" table:style-name="ce57">
            <text:p>% Dosis de recuerdo en 30-39 años</text:p>
          </table:table-cell>
          <table:table-cell office:value-type="string" table:style-name="ce57">
            <text:p>Nº Personas 20-29 años con <text:s/>dosis de recuerdo</text:p>
          </table:table-cell>
          <table:table-cell office:value-type="string" table:style-name="ce57">
            <text:p>% Dosis de recuerdo en 20-2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91105" table:style-name="ce60">
            <text:p>991.105</text:p>
          </table:table-cell>
          <table:table-cell office:value-type="percentage" office:value="0.91537002984104177" table:style-name="ce61">
            <text:p>91,5%</text:p>
          </table:table-cell>
          <table:table-cell office:value-type="float" office:value="843316" table:style-name="ce60">
            <text:p>843.316</text:p>
          </table:table-cell>
          <table:table-cell office:value-type="percentage" office:value="0.90696791526092713" table:style-name="ce61">
            <text:p>90,7%</text:p>
          </table:table-cell>
          <table:table-cell office:value-type="float" office:value="781510" table:style-name="ce60">
            <text:p>781.510</text:p>
          </table:table-cell>
          <table:table-cell office:value-type="percentage" office:value="0.64152163866253276" table:style-name="ce61">
            <text:p>64,2%</text:p>
          </table:table-cell>
          <table:table-cell office:value-type="float" office:value="527632" table:style-name="ce60">
            <text:p>527.632</text:p>
          </table:table-cell>
          <table:table-cell office:value-type="percentage" office:value="0.41887190886357323" table:style-name="ce61">
            <text:p>41,9%</text:p>
          </table:table-cell>
          <table:table-cell office:value-type="float" office:value="213874" table:style-name="ce60">
            <text:p>213.874</text:p>
          </table:table-cell>
          <table:table-cell office:value-type="percentage" office:value="0.22719416680564836" table:style-name="ce61">
            <text:p>22,7%</text:p>
          </table:table-cell>
          <table:table-cell office:value-type="float" office:value="83049" table:style-name="ce60">
            <text:p>83.049</text:p>
          </table:table-cell>
          <table:table-cell office:value-type="percentage" office:value="0.10635771970401334" table:style-name="ce61">
            <text:p>10,6%</text:p>
          </table:table-cell>
          <table:table-cell office:value-type="float" office:value="192980" table:style-name="ce60">
            <text:p>192.980</text:p>
          </table:table-cell>
          <table:table-cell office:value-type="percentage" office:value="0.60578474519873682" table:style-name="ce44">
            <text:p>60,6%</text:p>
          </table:table-cell>
          <table:table-cell office:value-type="float" office:value="730992" table:style-name="ce60">
            <text:p>730.992</text:p>
          </table:table-cell>
          <table:table-cell office:value-type="percentage" office:value="0.84355710344015811" table:style-name="ce44">
            <text:p>84,4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200613" table:style-name="ce7">
            <text:p>200.613</text:p>
          </table:table-cell>
          <table:table-cell office:value-type="percentage" office:value="0.91362561993633273" table:style-name="ce47">
            <text:p>91,4%</text:p>
          </table:table-cell>
          <table:table-cell office:value-type="float" office:value="139769" table:style-name="ce7">
            <text:p>139.769</text:p>
          </table:table-cell>
          <table:table-cell office:value-type="percentage" office:value="0.90624331351431964" table:style-name="ce47">
            <text:p>90,6%</text:p>
          </table:table-cell>
          <table:table-cell office:value-type="float" office:value="126057" table:style-name="ce7">
            <text:p>126.057</text:p>
          </table:table-cell>
          <table:table-cell office:value-type="percentage" office:value="0.67623155285900505" table:style-name="ce47">
            <text:p>67,6%</text:p>
          </table:table-cell>
          <table:table-cell office:value-type="float" office:value="89114" table:style-name="ce7">
            <text:p>89.114</text:p>
          </table:table-cell>
          <table:table-cell office:value-type="percentage" office:value="0.47091711364176819" table:style-name="ce47">
            <text:p>47,1%</text:p>
          </table:table-cell>
          <table:table-cell office:value-type="float" office:value="36296" table:style-name="ce7">
            <text:p>36.296</text:p>
          </table:table-cell>
          <table:table-cell office:value-type="percentage" office:value="0.28385744562709692" table:style-name="ce47">
            <text:p>28,4%</text:p>
          </table:table-cell>
          <table:table-cell office:value-type="float" office:value="23595" table:style-name="ce7">
            <text:p>23.595</text:p>
          </table:table-cell>
          <table:table-cell office:value-type="percentage" office:value="0.2223216809573165" table:style-name="ce47">
            <text:p>22,2%</text:p>
          </table:table-cell>
          <table:table-cell office:value-type="float" office:value="35708" table:style-name="ce7">
            <text:p>35.708</text:p>
          </table:table-cell>
          <table:table-cell office:value-type="percentage" office:value="0.60766128346068105" table:style-name="ce47">
            <text:p>60,8%</text:p>
          </table:table-cell>
          <table:table-cell office:value-type="float" office:value="116036" table:style-name="ce7">
            <text:p>116.036</text:p>
          </table:table-cell>
          <table:table-cell office:value-type="percentage" office:value="0.8573666321856066" table:style-name="ce47">
            <text:p>85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91254" table:style-name="ce7">
            <text:p>191.254</text:p>
          </table:table-cell>
          <table:table-cell office:value-type="percentage" office:value="0.94408656290570192" table:style-name="ce47">
            <text:p>94,4%</text:p>
          </table:table-cell>
          <table:table-cell office:value-type="float" office:value="141045" table:style-name="ce7">
            <text:p>141.045</text:p>
          </table:table-cell>
          <table:table-cell office:value-type="percentage" office:value="0.95292305405606259" table:style-name="ce47">
            <text:p>95,3%</text:p>
          </table:table-cell>
          <table:table-cell office:value-type="float" office:value="141775" table:style-name="ce7">
            <text:p>141.775</text:p>
          </table:table-cell>
          <table:table-cell office:value-type="percentage" office:value="0.92582918116931034" table:style-name="ce47">
            <text:p>92,6%</text:p>
          </table:table-cell>
          <table:table-cell office:value-type="float" office:value="119960" table:style-name="ce7">
            <text:p>119.960</text:p>
          </table:table-cell>
          <table:table-cell office:value-type="percentage" office:value="0.79462653347818024" table:style-name="ce47">
            <text:p>79,5%</text:p>
          </table:table-cell>
          <table:table-cell office:value-type="float" office:value="52329" table:style-name="ce7">
            <text:p>52.329</text:p>
          </table:table-cell>
          <table:table-cell office:value-type="percentage" office:value="0.57556892550348115" table:style-name="ce47">
            <text:p>57,6%</text:p>
          </table:table-cell>
          <table:table-cell office:value-type="float" office:value="30238" table:style-name="ce7">
            <text:p>30.238</text:p>
          </table:table-cell>
          <table:table-cell office:value-type="percentage" office:value="0.45500097807604917" table:style-name="ce47">
            <text:p>45,5%</text:p>
          </table:table-cell>
          <table:table-cell office:value-type="float" office:value="41382" table:style-name="ce7">
            <text:p>41.382</text:p>
          </table:table-cell>
          <table:table-cell office:value-type="percentage" office:value="0.91320754716981134" table:style-name="ce47">
            <text:p>91,3%</text:p>
          </table:table-cell>
          <table:table-cell office:value-type="float" office:value="113099" table:style-name="ce7">
            <text:p>113.099</text:p>
          </table:table-cell>
          <table:table-cell office:value-type="percentage" office:value="0.96178343949044587" table:style-name="ce47">
            <text:p>96,2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8655" table:style-name="ce7">
            <text:p>118.655</text:p>
          </table:table-cell>
          <table:table-cell office:value-type="percentage" office:value="0.90685712538787244" table:style-name="ce47">
            <text:p>90,7%</text:p>
          </table:table-cell>
          <table:table-cell office:value-type="float" office:value="93535" table:style-name="ce7">
            <text:p>93.535</text:p>
          </table:table-cell>
          <table:table-cell office:value-type="percentage" office:value="0.838690876485093" table:style-name="ce47">
            <text:p>83,9%</text:p>
          </table:table-cell>
          <table:table-cell office:value-type="float" office:value="93908" table:style-name="ce7">
            <text:p>93.908</text:p>
          </table:table-cell>
          <table:table-cell office:value-type="percentage" office:value="0.61752733920339842" table:style-name="ce47">
            <text:p>61,8%</text:p>
          </table:table-cell>
          <table:table-cell office:value-type="float" office:value="67876" table:style-name="ce7">
            <text:p>67.876</text:p>
          </table:table-cell>
          <table:table-cell office:value-type="percentage" office:value="0.39598854202521455" table:style-name="ce47">
            <text:p>39,6%</text:p>
          </table:table-cell>
          <table:table-cell office:value-type="float" office:value="27089" table:style-name="ce7">
            <text:p>27.089</text:p>
          </table:table-cell>
          <table:table-cell office:value-type="percentage" office:value="0.20547810124853982" table:style-name="ce47">
            <text:p>20,5%</text:p>
          </table:table-cell>
          <table:table-cell office:value-type="float" office:value="16581" table:style-name="ce7">
            <text:p>16.581</text:p>
          </table:table-cell>
          <table:table-cell office:value-type="percentage" office:value="0.16338697121685405" table:style-name="ce47">
            <text:p>16,3%</text:p>
          </table:table-cell>
          <table:table-cell office:value-type="float" office:value="32997" table:style-name="ce7">
            <text:p>32.997</text:p>
          </table:table-cell>
          <table:table-cell office:value-type="percentage" office:value="0.64710150611860684" table:style-name="ce47">
            <text:p>64,7%</text:p>
          </table:table-cell>
          <table:table-cell office:value-type="float" office:value="97627" table:style-name="ce7">
            <text:p>97.627</text:p>
          </table:table-cell>
          <table:table-cell office:value-type="percentage" office:value="0.81385674747407377" table:style-name="ce47">
            <text:p>81,4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19173" table:style-name="ce7">
            <text:p>219.173</text:p>
          </table:table-cell>
          <table:table-cell office:value-type="percentage" office:value="0.89911595183886117" table:style-name="ce47">
            <text:p>89,9%</text:p>
          </table:table-cell>
          <table:table-cell office:value-type="float" office:value="189482" table:style-name="ce7">
            <text:p>189.482</text:p>
          </table:table-cell>
          <table:table-cell office:value-type="percentage" office:value="0.84929517491763973" table:style-name="ce47">
            <text:p>84,9%</text:p>
          </table:table-cell>
          <table:table-cell office:value-type="float" office:value="223875" table:style-name="ce7">
            <text:p>223.875</text:p>
          </table:table-cell>
          <table:table-cell office:value-type="percentage" office:value="0.69597940740326236" table:style-name="ce47">
            <text:p>69,6%</text:p>
          </table:table-cell>
          <table:table-cell office:value-type="float" office:value="159239" table:style-name="ce7">
            <text:p>159.239</text:p>
          </table:table-cell>
          <table:table-cell office:value-type="percentage" office:value="0.49907230388316043" table:style-name="ce47">
            <text:p>49,9%</text:p>
          </table:table-cell>
          <table:table-cell office:value-type="float" office:value="53379" table:style-name="ce7">
            <text:p>53.379</text:p>
          </table:table-cell>
          <table:table-cell office:value-type="percentage" office:value="0.23187392216570304" table:style-name="ce47">
            <text:p>23,2%</text:p>
          </table:table-cell>
          <table:table-cell office:value-type="float" office:value="21584" table:style-name="ce7">
            <text:p>21.584</text:p>
          </table:table-cell>
          <table:table-cell office:value-type="percentage" office:value="0.11530099307147017" table:style-name="ce47">
            <text:p>11,5%</text:p>
          </table:table-cell>
          <table:table-cell office:value-type="float" office:value="93962" table:style-name="ce7">
            <text:p>93.962</text:p>
          </table:table-cell>
          <table:table-cell office:value-type="percentage" office:value="0.69974158667272357" table:style-name="ce47">
            <text:p>70,0%</text:p>
          </table:table-cell>
          <table:table-cell office:value-type="float" office:value="180990" table:style-name="ce7">
            <text:p>180.990</text:p>
          </table:table-cell>
          <table:table-cell office:value-type="percentage" office:value="0.81236843168322159" table:style-name="ce47">
            <text:p>81,2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2162" table:style-name="ce7">
            <text:p>92.162</text:p>
          </table:table-cell>
          <table:table-cell office:value-type="percentage" office:value="0.93816930656785702" table:style-name="ce47">
            <text:p>93,8%</text:p>
          </table:table-cell>
          <table:table-cell office:value-type="float" office:value="74684" table:style-name="ce7">
            <text:p>74.684</text:p>
          </table:table-cell>
          <table:table-cell office:value-type="percentage" office:value="0.97071630034963674" table:style-name="ce47">
            <text:p>97,1%</text:p>
          </table:table-cell>
          <table:table-cell office:value-type="float" office:value="67646" table:style-name="ce7">
            <text:p>67.646</text:p>
          </table:table-cell>
          <table:table-cell office:value-type="percentage" office:value="0.79828650326296036" table:style-name="ce47">
            <text:p>79,8%</text:p>
          </table:table-cell>
          <table:table-cell office:value-type="float" office:value="51336" table:style-name="ce7">
            <text:p>51.336</text:p>
          </table:table-cell>
          <table:table-cell office:value-type="percentage" office:value="0.5784012168328545" table:style-name="ce47">
            <text:p>57,8%</text:p>
          </table:table-cell>
          <table:table-cell office:value-type="float" office:value="21326" table:style-name="ce7">
            <text:p>21.326</text:p>
          </table:table-cell>
          <table:table-cell office:value-type="percentage" office:value="0.38118219028723616" table:style-name="ce47">
            <text:p>38,1%</text:p>
          </table:table-cell>
          <table:table-cell office:value-type="float" office:value="8830" table:style-name="ce7">
            <text:p>8.830</text:p>
          </table:table-cell>
          <table:table-cell office:value-type="percentage" office:value="0.20813690363944937" table:style-name="ce47">
            <text:p>20,8%</text:p>
          </table:table-cell>
          <table:table-cell office:value-type="float" office:value="19526" table:style-name="ce7">
            <text:p>19.526</text:p>
          </table:table-cell>
          <table:table-cell office:value-type="percentage" office:value="0.88014424160468785" table:style-name="ce47">
            <text:p>88,0%</text:p>
          </table:table-cell>
          <table:table-cell office:value-type="float" office:value="55416" table:style-name="ce7">
            <text:p>55.416</text:p>
          </table:table-cell>
          <table:table-cell office:value-type="percentage" office:value="0.93406148867313921" table:style-name="ce47">
            <text:p>93,4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5924" table:style-name="ce7">
            <text:p>445.924</text:p>
          </table:table-cell>
          <table:table-cell office:value-type="percentage" office:value="0.93194785218376297" table:style-name="ce47">
            <text:p>93,2%</text:p>
          </table:table-cell>
          <table:table-cell office:value-type="float" office:value="293260" table:style-name="ce7">
            <text:p>293.260</text:p>
          </table:table-cell>
          <table:table-cell office:value-type="percentage" office:value="0.90971132191360127" table:style-name="ce47">
            <text:p>91,0%</text:p>
          </table:table-cell>
          <table:table-cell office:value-type="float" office:value="292175" table:style-name="ce7">
            <text:p>292.175</text:p>
          </table:table-cell>
          <table:table-cell office:value-type="percentage" office:value="0.82717569786535305" table:style-name="ce47">
            <text:p>82,7%</text:p>
          </table:table-cell>
          <table:table-cell office:value-type="float" office:value="212867" table:style-name="ce7">
            <text:p>212.867</text:p>
          </table:table-cell>
          <table:table-cell office:value-type="percentage" office:value="0.66243954963309659" table:style-name="ce47">
            <text:p>66,2%</text:p>
          </table:table-cell>
          <table:table-cell office:value-type="float" office:value="80289" table:style-name="ce7">
            <text:p>80.289</text:p>
          </table:table-cell>
          <table:table-cell office:value-type="percentage" office:value="0.37633234276714822" table:style-name="ce47">
            <text:p>37,6%</text:p>
          </table:table-cell>
          <table:table-cell office:value-type="float" office:value="24767" table:style-name="ce7">
            <text:p>24.767</text:p>
          </table:table-cell>
          <table:table-cell office:value-type="percentage" office:value="0.14238326837064377" table:style-name="ce47">
            <text:p>14,2%</text:p>
          </table:table-cell>
          <table:table-cell office:value-type="float" office:value="81574" table:style-name="ce7">
            <text:p>81.574</text:p>
          </table:table-cell>
          <table:table-cell office:value-type="percentage" office:value="0.85329344449209721" table:style-name="ce47">
            <text:p>85,3%</text:p>
          </table:table-cell>
          <table:table-cell office:value-type="float" office:value="224692" table:style-name="ce7">
            <text:p>224.692</text:p>
          </table:table-cell>
          <table:table-cell office:value-type="percentage" office:value="0.92305922660740036" table:style-name="ce47">
            <text:p>92,3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70664" table:style-name="ce7">
            <text:p>270.664</text:p>
          </table:table-cell>
          <table:table-cell office:value-type="percentage" office:value="0.9151597938841477" table:style-name="ce47">
            <text:p>91,5%</text:p>
          </table:table-cell>
          <table:table-cell office:value-type="float" office:value="197055" table:style-name="ce7">
            <text:p>197.055</text:p>
          </table:table-cell>
          <table:table-cell office:value-type="percentage" office:value="0.91013431126219335" table:style-name="ce47">
            <text:p>91,0%</text:p>
          </table:table-cell>
          <table:table-cell office:value-type="float" office:value="205828" table:style-name="ce7">
            <text:p>205.828</text:p>
          </table:table-cell>
          <table:table-cell office:value-type="percentage" office:value="0.73286737189917861" table:style-name="ce47">
            <text:p>73,3%</text:p>
          </table:table-cell>
          <table:table-cell office:value-type="float" office:value="145913" table:style-name="ce7">
            <text:p>145.913</text:p>
          </table:table-cell>
          <table:table-cell office:value-type="percentage" office:value="0.51856208685763028" table:style-name="ce47">
            <text:p>51,9%</text:p>
          </table:table-cell>
          <table:table-cell office:value-type="float" office:value="49755" table:style-name="ce7">
            <text:p>49.755</text:p>
          </table:table-cell>
          <table:table-cell office:value-type="percentage" office:value="0.24731337793639591" table:style-name="ce47">
            <text:p>24,7%</text:p>
          </table:table-cell>
          <table:table-cell office:value-type="float" office:value="22758" table:style-name="ce7">
            <text:p>22.758</text:p>
          </table:table-cell>
          <table:table-cell office:value-type="percentage" office:value="0.13465794113818444" table:style-name="ce47">
            <text:p>13,5%</text:p>
          </table:table-cell>
          <table:table-cell office:value-type="float" office:value="63785" table:style-name="ce7">
            <text:p>63.785</text:p>
          </table:table-cell>
          <table:table-cell office:value-type="percentage" office:value="0.82477759387607319" table:style-name="ce47">
            <text:p>82,5%</text:p>
          </table:table-cell>
          <table:table-cell office:value-type="float" office:value="172837" table:style-name="ce7">
            <text:p>172.837</text:p>
          </table:table-cell>
          <table:table-cell office:value-type="percentage" office:value="0.85875338484088137" table:style-name="ce47">
            <text:p>85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67035" table:style-name="ce7">
            <text:p>967.035</text:p>
          </table:table-cell>
          <table:table-cell office:value-type="percentage" office:value="0.9014348795131869" table:style-name="ce47">
            <text:p>90,1%</text:p>
          </table:table-cell>
          <table:table-cell office:value-type="float" office:value="703035" table:style-name="ce7">
            <text:p>703.035</text:p>
          </table:table-cell>
          <table:table-cell office:value-type="percentage" office:value="0.88190577500354372" table:style-name="ce47">
            <text:p>88,2%</text:p>
          </table:table-cell>
          <table:table-cell office:value-type="float" office:value="719320" table:style-name="ce7">
            <text:p>719.320</text:p>
          </table:table-cell>
          <table:table-cell office:value-type="percentage" office:value="0.69614532222319003" table:style-name="ce47">
            <text:p>69,6%</text:p>
          </table:table-cell>
          <table:table-cell office:value-type="float" office:value="583825" table:style-name="ce7">
            <text:p>583.825</text:p>
          </table:table-cell>
          <table:table-cell office:value-type="percentage" office:value="0.50944412061388966" table:style-name="ce47">
            <text:p>50,9%</text:p>
          </table:table-cell>
          <table:table-cell office:value-type="float" office:value="249698" table:style-name="ce7">
            <text:p>249.698</text:p>
          </table:table-cell>
          <table:table-cell office:value-type="percentage" office:value="0.31026324748941964" table:style-name="ce47">
            <text:p>31,0%</text:p>
          </table:table-cell>
          <table:table-cell office:value-type="float" office:value="91863" table:style-name="ce7">
            <text:p>91.863</text:p>
          </table:table-cell>
          <table:table-cell office:value-type="percentage" office:value="0.13742832223540377" table:style-name="ce47">
            <text:p>13,7%</text:p>
          </table:table-cell>
          <table:table-cell office:value-type="float" office:value="205674" table:style-name="ce7">
            <text:p>205.674</text:p>
          </table:table-cell>
          <table:table-cell office:value-type="percentage" office:value="0.59193235519279808" table:style-name="ce47">
            <text:p>59,2%</text:p>
          </table:table-cell>
          <table:table-cell office:value-type="float" office:value="695697" table:style-name="ce7">
            <text:p>695.697</text:p>
          </table:table-cell>
          <table:table-cell office:value-type="percentage" office:value="0.86535504960544518" table:style-name="ce47">
            <text:p>86,5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83847" table:style-name="ce7">
            <text:p>683.847</text:p>
          </table:table-cell>
          <table:table-cell office:value-type="percentage" office:value="0.94096335476200965" table:style-name="ce47">
            <text:p>94,1%</text:p>
          </table:table-cell>
          <table:table-cell office:value-type="float" office:value="545306" table:style-name="ce7">
            <text:p>545.306</text:p>
          </table:table-cell>
          <table:table-cell office:value-type="percentage" office:value="0.95663187884082679" table:style-name="ce47">
            <text:p>95,7%</text:p>
          </table:table-cell>
          <table:table-cell office:value-type="float" office:value="564643" table:style-name="ce7">
            <text:p>564.643</text:p>
          </table:table-cell>
          <table:table-cell office:value-type="percentage" office:value="0.7894962765347584" table:style-name="ce47">
            <text:p>78,9%</text:p>
          </table:table-cell>
          <table:table-cell office:value-type="float" office:value="423266" table:style-name="ce7">
            <text:p>423.266</text:p>
          </table:table-cell>
          <table:table-cell office:value-type="percentage" office:value="0.55984233742700495" table:style-name="ce47">
            <text:p>56,0%</text:p>
          </table:table-cell>
          <table:table-cell office:value-type="float" office:value="153286" table:style-name="ce7">
            <text:p>153.286</text:p>
          </table:table-cell>
          <table:table-cell office:value-type="percentage" office:value="0.29697610799835711" table:style-name="ce47">
            <text:p>29,7%</text:p>
          </table:table-cell>
          <table:table-cell office:value-type="float" office:value="59737" table:style-name="ce7">
            <text:p>59.737</text:p>
          </table:table-cell>
          <table:table-cell office:value-type="percentage" office:value="0.13845155458727823" table:style-name="ce47">
            <text:p>13,8%</text:p>
          </table:table-cell>
          <table:table-cell office:value-type="float" office:value="181792" table:style-name="ce7">
            <text:p>181.792</text:p>
          </table:table-cell>
          <table:table-cell office:value-type="percentage" office:value="0.86138975100097137" table:style-name="ce47">
            <text:p>86,1%</text:p>
          </table:table-cell>
          <table:table-cell office:value-type="float" office:value="424406" table:style-name="ce7">
            <text:p>424.406</text:p>
          </table:table-cell>
          <table:table-cell office:value-type="percentage" office:value="0.90809420595302537" table:style-name="ce47">
            <text:p>90,8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3945" table:style-name="ce7">
            <text:p>153.945</text:p>
          </table:table-cell>
          <table:table-cell office:value-type="percentage" office:value="0.88815618671789809" table:style-name="ce47">
            <text:p>88,8%</text:p>
          </table:table-cell>
          <table:table-cell office:value-type="float" office:value="123914" table:style-name="ce7">
            <text:p>123.914</text:p>
          </table:table-cell>
          <table:table-cell office:value-type="percentage" office:value="0.93577205688005494" table:style-name="ce47">
            <text:p>93,6%</text:p>
          </table:table-cell>
          <table:table-cell office:value-type="float" office:value="125565" table:style-name="ce7">
            <text:p>125.565</text:p>
          </table:table-cell>
          <table:table-cell office:value-type="percentage" office:value="0.7785624821736381" table:style-name="ce47">
            <text:p>77,9%</text:p>
          </table:table-cell>
          <table:table-cell office:value-type="float" office:value="85514" table:style-name="ce7">
            <text:p>85.514</text:p>
          </table:table-cell>
          <table:table-cell office:value-type="percentage" office:value="0.58730126025891971" table:style-name="ce47">
            <text:p>58,7%</text:p>
          </table:table-cell>
          <table:table-cell office:value-type="float" office:value="32419" table:style-name="ce7">
            <text:p>32.419</text:p>
          </table:table-cell>
          <table:table-cell office:value-type="percentage" office:value="0.28844323045029496" table:style-name="ce47">
            <text:p>28,8%</text:p>
          </table:table-cell>
          <table:table-cell office:value-type="float" office:value="6242" table:style-name="ce7">
            <text:p>6.242</text:p>
          </table:table-cell>
          <table:table-cell office:value-type="percentage" office:value="6.7438066530537286E-2" table:style-name="ce47">
            <text:p>6,7%</text:p>
          </table:table-cell>
          <table:table-cell office:value-type="float" office:value="34539" table:style-name="ce7">
            <text:p>34.539</text:p>
          </table:table-cell>
          <table:table-cell office:value-type="percentage" office:value="0.8662469903691814" table:style-name="ce47">
            <text:p>86,6%</text:p>
          </table:table-cell>
          <table:table-cell office:value-type="float" office:value="90650" table:style-name="ce7">
            <text:p>90.650</text:p>
          </table:table-cell>
          <table:table-cell office:value-type="percentage" office:value="0.89825402802275112" table:style-name="ce47">
            <text:p>89,8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504407" table:style-name="ce7">
            <text:p>504.407</text:p>
          </table:table-cell>
          <table:table-cell office:value-type="percentage" office:value="0.9471453652674372" table:style-name="ce47">
            <text:p>94,7%</text:p>
          </table:table-cell>
          <table:table-cell office:value-type="float" office:value="333462" table:style-name="ce7">
            <text:p>333.462</text:p>
          </table:table-cell>
          <table:table-cell office:value-type="percentage" office:value="0.96027714423940835" table:style-name="ce47">
            <text:p>96,0%</text:p>
          </table:table-cell>
          <table:table-cell office:value-type="float" office:value="370266" table:style-name="ce7">
            <text:p>370.266</text:p>
          </table:table-cell>
          <table:table-cell office:value-type="percentage" office:value="0.94491287526923429" table:style-name="ce47">
            <text:p>94,5%</text:p>
          </table:table-cell>
          <table:table-cell office:value-type="float" office:value="368699" table:style-name="ce7">
            <text:p>368.699</text:p>
          </table:table-cell>
          <table:table-cell office:value-type="percentage" office:value="0.89993751433997082" table:style-name="ce47">
            <text:p>90,0%</text:p>
          </table:table-cell>
          <table:table-cell office:value-type="float" office:value="174509" table:style-name="ce7">
            <text:p>174.509</text:p>
          </table:table-cell>
          <table:table-cell office:value-type="percentage" office:value="0.65746018709334697" table:style-name="ce47">
            <text:p>65,7%</text:p>
          </table:table-cell>
          <table:table-cell office:value-type="float" office:value="113307" table:style-name="ce7">
            <text:p>113.307</text:p>
          </table:table-cell>
          <table:table-cell office:value-type="percentage" office:value="0.56585879873551104" table:style-name="ce47">
            <text:p>56,6%</text:p>
          </table:table-cell>
          <table:table-cell office:value-type="float" office:value="112040" table:style-name="ce7">
            <text:p>112.040</text:p>
          </table:table-cell>
          <table:table-cell office:value-type="percentage" office:value="0.90375975026417465" table:style-name="ce47">
            <text:p>90,4%</text:p>
          </table:table-cell>
          <table:table-cell office:value-type="float" office:value="298366" table:style-name="ce7">
            <text:p>298.366</text:p>
          </table:table-cell>
          <table:table-cell office:value-type="percentage" office:value="0.9781337284779501" table:style-name="ce47">
            <text:p>97,8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7749" table:style-name="ce7">
            <text:p>47.749</text:p>
          </table:table-cell>
          <table:table-cell office:value-type="percentage" office:value="0.92000154139611956" table:style-name="ce47">
            <text:p>92,0%</text:p>
          </table:table-cell>
          <table:table-cell office:value-type="float" office:value="35025" table:style-name="ce7">
            <text:p>35.025</text:p>
          </table:table-cell>
          <table:table-cell office:value-type="percentage" office:value="0.92117721319236234" table:style-name="ce47">
            <text:p>92,1%</text:p>
          </table:table-cell>
          <table:table-cell office:value-type="float" office:value="29424" table:style-name="ce7">
            <text:p>29.424</text:p>
          </table:table-cell>
          <table:table-cell office:value-type="percentage" office:value="0.65051291121330035" table:style-name="ce47">
            <text:p>65,1%</text:p>
          </table:table-cell>
          <table:table-cell office:value-type="float" office:value="20645" table:style-name="ce7">
            <text:p>20.645</text:p>
          </table:table-cell>
          <table:table-cell office:value-type="percentage" office:value="0.43447608224424944" table:style-name="ce47">
            <text:p>43,4%</text:p>
          </table:table-cell>
          <table:table-cell office:value-type="float" office:value="6603" table:style-name="ce7">
            <text:p>6.603</text:p>
          </table:table-cell>
          <table:table-cell office:value-type="percentage" office:value="0.20961239325735692" table:style-name="ce47">
            <text:p>21,0%</text:p>
          </table:table-cell>
          <table:table-cell office:value-type="float" office:value="2280" table:style-name="ce7">
            <text:p>2.280</text:p>
          </table:table-cell>
          <table:table-cell office:value-type="percentage" office:value="9.2830096494442405E-2" table:style-name="ce47">
            <text:p>9,3%</text:p>
          </table:table-cell>
          <table:table-cell office:value-type="float" office:value="12292" table:style-name="ce7">
            <text:p>12.292</text:p>
          </table:table-cell>
          <table:table-cell office:value-type="percentage" office:value="0.86114613983466437" table:style-name="ce47">
            <text:p>86,1%</text:p>
          </table:table-cell>
          <table:table-cell office:value-type="float" office:value="24524" table:style-name="ce7">
            <text:p>24.524</text:p>
          </table:table-cell>
          <table:table-cell office:value-type="percentage" office:value="0.82720005396836105" table:style-name="ce47">
            <text:p>82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808106" table:style-name="ce7">
            <text:p>808.106</text:p>
          </table:table-cell>
          <table:table-cell office:value-type="percentage" office:value="0.91403642319312028" table:style-name="ce47">
            <text:p>91,4%</text:p>
          </table:table-cell>
          <table:table-cell office:value-type="float" office:value="585598" table:style-name="ce7">
            <text:p>585.598</text:p>
          </table:table-cell>
          <table:table-cell office:value-type="percentage" office:value="0.85719513551809545" table:style-name="ce47">
            <text:p>85,7%</text:p>
          </table:table-cell>
          <table:table-cell office:value-type="float" office:value="645770" table:style-name="ce7">
            <text:p>645.770</text:p>
          </table:table-cell>
          <table:table-cell office:value-type="percentage" office:value="0.68444381322231362" table:style-name="ce47">
            <text:p>68,4%</text:p>
          </table:table-cell>
          <table:table-cell office:value-type="float" office:value="496084" table:style-name="ce7">
            <text:p>496.084</text:p>
          </table:table-cell>
          <table:table-cell office:value-type="percentage" office:value="0.48000619257954802" table:style-name="ce47">
            <text:p>48,0%</text:p>
          </table:table-cell>
          <table:table-cell office:value-type="float" office:value="229720" table:style-name="ce7">
            <text:p>229.720</text:p>
          </table:table-cell>
          <table:table-cell office:value-type="percentage" office:value="0.30500539720938386" table:style-name="ce47">
            <text:p>30,5%</text:p>
          </table:table-cell>
          <table:table-cell office:value-type="float" office:value="120927" table:style-name="ce7">
            <text:p>120.927</text:p>
          </table:table-cell>
          <table:table-cell office:value-type="percentage" office:value="0.19957453409998613" table:style-name="ce47">
            <text:p>20,0%</text:p>
          </table:table-cell>
          <table:table-cell office:value-type="float" office:value="178623" table:style-name="ce7">
            <text:p>178.623</text:p>
          </table:table-cell>
          <table:table-cell office:value-type="percentage" office:value="0.74628680295301009" table:style-name="ce47">
            <text:p>74,6%</text:p>
          </table:table-cell>
          <table:table-cell office:value-type="float" office:value="534214" table:style-name="ce7">
            <text:p>534.214</text:p>
          </table:table-cell>
          <table:table-cell office:value-type="percentage" office:value="0.80565785624014064" table:style-name="ce47">
            <text:p>80,6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7376" table:style-name="ce7">
            <text:p>157.376</text:p>
          </table:table-cell>
          <table:table-cell office:value-type="percentage" office:value="0.89199743809194532" table:style-name="ce47">
            <text:p>89,2%</text:p>
          </table:table-cell>
          <table:table-cell office:value-type="float" office:value="124588" table:style-name="ce7">
            <text:p>124.588</text:p>
          </table:table-cell>
          <table:table-cell office:value-type="percentage" office:value="0.85179057333898511" table:style-name="ce47">
            <text:p>85,2%</text:p>
          </table:table-cell>
          <table:table-cell office:value-type="float" office:value="137981" table:style-name="ce7">
            <text:p>137.981</text:p>
          </table:table-cell>
          <table:table-cell office:value-type="percentage" office:value="0.66445952258269569" table:style-name="ce47">
            <text:p>66,4%</text:p>
          </table:table-cell>
          <table:table-cell office:value-type="float" office:value="109199" table:style-name="ce7">
            <text:p>109.199</text:p>
          </table:table-cell>
          <table:table-cell office:value-type="percentage" office:value="0.47009165149186588" table:style-name="ce47">
            <text:p>47,0%</text:p>
          </table:table-cell>
          <table:table-cell office:value-type="float" office:value="43755" table:style-name="ce7">
            <text:p>43.755</text:p>
          </table:table-cell>
          <table:table-cell office:value-type="percentage" office:value="0.25819033681875042" table:style-name="ce47">
            <text:p>25,8%</text:p>
          </table:table-cell>
          <table:table-cell office:value-type="float" office:value="29607" table:style-name="ce7">
            <text:p>29.607</text:p>
          </table:table-cell>
          <table:table-cell office:value-type="percentage" office:value="0.20591446833074842" table:style-name="ce47">
            <text:p>20,6%</text:p>
          </table:table-cell>
          <table:table-cell office:value-type="float" office:value="48553" table:style-name="ce7">
            <text:p>48.553</text:p>
          </table:table-cell>
          <table:table-cell office:value-type="percentage" office:value="0.72802926931669942" table:style-name="ce47">
            <text:p>72,8%</text:p>
          </table:table-cell>
          <table:table-cell office:value-type="float" office:value="106789" table:style-name="ce7">
            <text:p>106.789</text:p>
          </table:table-cell>
          <table:table-cell office:value-type="percentage" office:value="0.81019832177594342" table:style-name="ce47">
            <text:p>81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2089" table:style-name="ce7">
            <text:p>92.089</text:p>
          </table:table-cell>
          <table:table-cell office:value-type="percentage" office:value="0.93813288237810966" table:style-name="ce47">
            <text:p>93,8%</text:p>
          </table:table-cell>
          <table:table-cell office:value-type="float" office:value="68943" table:style-name="ce7">
            <text:p>68.943</text:p>
          </table:table-cell>
          <table:table-cell office:value-type="percentage" office:value="0.9544000996719133" table:style-name="ce47">
            <text:p>95,4%</text:p>
          </table:table-cell>
          <table:table-cell office:value-type="float" office:value="67816" table:style-name="ce7">
            <text:p>67.816</text:p>
          </table:table-cell>
          <table:table-cell office:value-type="percentage" office:value="0.73625812895591092" table:style-name="ce47">
            <text:p>73,6%</text:p>
          </table:table-cell>
          <table:table-cell office:value-type="float" office:value="50415" table:style-name="ce7">
            <text:p>50.415</text:p>
          </table:table-cell>
          <table:table-cell office:value-type="percentage" office:value="0.52612080480881618" table:style-name="ce47">
            <text:p>52,6%</text:p>
          </table:table-cell>
          <table:table-cell office:value-type="float" office:value="20056" table:style-name="ce7">
            <text:p>20.056</text:p>
          </table:table-cell>
          <table:table-cell office:value-type="percentage" office:value="0.3084589357120886" table:style-name="ce47">
            <text:p>30,8%</text:p>
          </table:table-cell>
          <table:table-cell office:value-type="float" office:value="7876" table:style-name="ce7">
            <text:p>7.876</text:p>
          </table:table-cell>
          <table:table-cell office:value-type="percentage" office:value="0.13467852257181942" table:style-name="ce47">
            <text:p>13,5%</text:p>
          </table:table-cell>
          <table:table-cell office:value-type="float" office:value="19847" table:style-name="ce7">
            <text:p>19.847</text:p>
          </table:table-cell>
          <table:table-cell office:value-type="percentage" office:value="0.83327735326223862" table:style-name="ce47">
            <text:p>83,3%</text:p>
          </table:table-cell>
          <table:table-cell office:value-type="float" office:value="59891" table:style-name="ce7">
            <text:p>59.891</text:p>
          </table:table-cell>
          <table:table-cell office:value-type="percentage" office:value="0.88626307767435664" table:style-name="ce47">
            <text:p>88,6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42440" table:style-name="ce7">
            <text:p>342.440</text:p>
          </table:table-cell>
          <table:table-cell office:value-type="percentage" office:value="0.91183840191293275" table:style-name="ce47">
            <text:p>91,2%</text:p>
          </table:table-cell>
          <table:table-cell office:value-type="float" office:value="248036" table:style-name="ce7">
            <text:p>248.036</text:p>
          </table:table-cell>
          <table:table-cell office:value-type="percentage" office:value="0.90186710299063721" table:style-name="ce47">
            <text:p>90,2%</text:p>
          </table:table-cell>
          <table:table-cell office:value-type="float" office:value="246111" table:style-name="ce7">
            <text:p>246.111</text:p>
          </table:table-cell>
          <table:table-cell office:value-type="percentage" office:value="0.76037865844427488" table:style-name="ce47">
            <text:p>76,0%</text:p>
          </table:table-cell>
          <table:table-cell office:value-type="float" office:value="165310" table:style-name="ce7">
            <text:p>165.310</text:p>
          </table:table-cell>
          <table:table-cell office:value-type="percentage" office:value="0.51376802585778225" table:style-name="ce47">
            <text:p>51,4%</text:p>
          </table:table-cell>
          <table:table-cell office:value-type="float" office:value="57226" table:style-name="ce7">
            <text:p>57.226</text:p>
          </table:table-cell>
          <table:table-cell office:value-type="percentage" office:value="0.27727924645321345" table:style-name="ce47">
            <text:p>27,7%</text:p>
          </table:table-cell>
          <table:table-cell office:value-type="float" office:value="28529" table:style-name="ce7">
            <text:p>28.529</text:p>
          </table:table-cell>
          <table:table-cell office:value-type="percentage" office:value="0.16776830344016466" table:style-name="ce47">
            <text:p>16,8%</text:p>
          </table:table-cell>
          <table:table-cell office:value-type="float" office:value="79491" table:style-name="ce7">
            <text:p>79.491</text:p>
          </table:table-cell>
          <table:table-cell office:value-type="percentage" office:value="0.80298805988241717" table:style-name="ce47">
            <text:p>80,3%</text:p>
          </table:table-cell>
          <table:table-cell office:value-type="float" office:value="191300" table:style-name="ce7">
            <text:p>191.300</text:p>
          </table:table-cell>
          <table:table-cell office:value-type="percentage" office:value="0.86606936704046944" table:style-name="ce47">
            <text:p>86,6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538" table:style-name="ce7">
            <text:p>5.538</text:p>
          </table:table-cell>
          <table:table-cell office:value-type="percentage" office:value="0.84640073360843648" table:style-name="ce47">
            <text:p>84,6%</text:p>
          </table:table-cell>
          <table:table-cell office:value-type="float" office:value="6493" table:style-name="ce7">
            <text:p>6.493</text:p>
          </table:table-cell>
          <table:table-cell office:value-type="percentage" office:value="0.8204447814000505" table:style-name="ce47">
            <text:p>82,0%</text:p>
          </table:table-cell>
          <table:table-cell office:value-type="float" office:value="6903" table:style-name="ce7">
            <text:p>6.903</text:p>
          </table:table-cell>
          <table:table-cell office:value-type="percentage" office:value="0.63757273482959265" table:style-name="ce47">
            <text:p>63,8%</text:p>
          </table:table-cell>
          <table:table-cell office:value-type="float" office:value="5565" table:style-name="ce7">
            <text:p>5.565</text:p>
          </table:table-cell>
          <table:table-cell office:value-type="percentage" office:value="0.4916077738515901" table:style-name="ce47">
            <text:p>49,2%</text:p>
          </table:table-cell>
          <table:table-cell office:value-type="float" office:value="2702" table:style-name="ce7">
            <text:p>2.702</text:p>
          </table:table-cell>
          <table:table-cell office:value-type="percentage" office:value="0.29060012906001292" table:style-name="ce47">
            <text:p>29,1%</text:p>
          </table:table-cell>
          <table:table-cell office:value-type="float" office:value="1096" table:style-name="ce7">
            <text:p>1.096</text:p>
          </table:table-cell>
          <table:table-cell office:value-type="percentage" office:value="0.12153470836105566" table:style-name="ce47">
            <text:p>12,2%</text:p>
          </table:table-cell>
          <table:table-cell office:value-type="float" office:value="1526" table:style-name="ce7">
            <text:p>1.526</text:p>
          </table:table-cell>
          <table:table-cell office:value-type="percentage" office:value="0.39543923296190725" table:style-name="ce47">
            <text:p>39,5%</text:p>
          </table:table-cell>
          <table:table-cell office:value-type="float" office:value="7492" table:style-name="ce7">
            <text:p>7.492</text:p>
          </table:table-cell>
          <table:table-cell office:value-type="percentage" office:value="0.83821884090400534" table:style-name="ce47">
            <text:p>83,8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136" table:style-name="ce7">
            <text:p>4.136</text:p>
          </table:table-cell>
          <table:table-cell office:value-type="percentage" office:value="0.76394532693018102" table:style-name="ce47">
            <text:p>76,4%</text:p>
          </table:table-cell>
          <table:table-cell office:value-type="float" office:value="5004" table:style-name="ce7">
            <text:p>5.004</text:p>
          </table:table-cell>
          <table:table-cell office:value-type="percentage" office:value="0.67970660146699269" table:style-name="ce47">
            <text:p>68,0%</text:p>
          </table:table-cell>
          <table:table-cell office:value-type="float" office:value="6098" table:style-name="ce7">
            <text:p>6.098</text:p>
          </table:table-cell>
          <table:table-cell office:value-type="percentage" office:value="0.61126704089815553" table:style-name="ce47">
            <text:p>61,1%</text:p>
          </table:table-cell>
          <table:table-cell office:value-type="float" office:value="5111" table:style-name="ce7">
            <text:p>5.111</text:p>
          </table:table-cell>
          <table:table-cell office:value-type="percentage" office:value="0.48941874940151298" table:style-name="ce47">
            <text:p>48,9%</text:p>
          </table:table-cell>
          <table:table-cell office:value-type="float" office:value="2394" table:style-name="ce7">
            <text:p>2.394</text:p>
          </table:table-cell>
          <table:table-cell office:value-type="percentage" office:value="0.26850605652759085" table:style-name="ce47">
            <text:p>26,9%</text:p>
          </table:table-cell>
          <table:table-cell office:value-type="float" office:value="1588" table:style-name="ce7">
            <text:p>1.588</text:p>
          </table:table-cell>
          <table:table-cell office:value-type="percentage" office:value="0.17882882882882883" table:style-name="ce47">
            <text:p>17,9%</text:p>
          </table:table-cell>
          <table:table-cell office:value-type="float" office:value="1258" table:style-name="ce7">
            <text:p>1.258</text:p>
          </table:table-cell>
          <table:table-cell office:value-type="percentage" office:value="0.27999109726240817" table:style-name="ce47">
            <text:p>28,0%</text:p>
          </table:table-cell>
          <table:table-cell office:value-type="float" office:value="5987" table:style-name="ce7">
            <text:p>5.987</text:p>
          </table:table-cell>
          <table:table-cell office:value-type="percentage" office:value="0.84335821946753065" table:style-name="ce47">
            <text:p>84,3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7">
            <text:p>19,5%</text:p>
          </table:table-cell>
          <table:table-cell office:value-type="float" office:value="2258" table:style-name="ce7">
            <text:p>2.258</text:p>
          </table:table-cell>
          <table:table-cell office:value-type="percentage" office:value="0.63267021574670779" table:style-name="ce47">
            <text:p>63,3%</text:p>
          </table:table-cell>
          <table:table-cell office:value-type="float" office:value="6129" table:style-name="ce7">
            <text:p>6.129</text:p>
          </table:table-cell>
          <table:table-cell office:value-type="percentage" office:value="0.66073738680465721" table:style-name="ce47">
            <text:p>66,1%</text:p>
          </table:table-cell>
          <table:table-cell office:value-type="float" office:value="12588" table:style-name="ce7">
            <text:p>12.588</text:p>
          </table:table-cell>
          <table:table-cell office:value-type="percentage" office:value="0.58172743657285453" table:style-name="ce47">
            <text:p>58,2%</text:p>
          </table:table-cell>
          <table:table-cell office:value-type="float" office:value="10267" table:style-name="ce7">
            <text:p>10.267</text:p>
          </table:table-cell>
          <table:table-cell office:value-type="percentage" office:value="0.3273602652807448" table:style-name="ce47">
            <text:p>32,7%</text:p>
          </table:table-cell>
          <table:table-cell office:value-type="float" office:value="4936" table:style-name="ce7">
            <text:p>4.936</text:p>
          </table:table-cell>
          <table:table-cell office:value-type="percentage" office:value="0.20805934918226268" table:style-name="ce47">
            <text:p>20,8%</text:p>
          </table:table-cell>
          <table:table-cell office:value-type="float" office:value="1128" table:style-name="ce7">
            <text:p>1.128</text:p>
          </table:table-cell>
          <table:table-cell office:value-type="percentage" office:value="0.88888888888888884" table:style-name="ce47">
            <text:p>88,9%</text:p>
          </table:table-cell>
          <table:table-cell office:value-type="float" office:value="21764" table:style-name="ce7">
            <text:p>21.764</text:p>
          </table:table-cell>
          <table:table-cell office:value-type="percentage" office:value="0.40932087039927778" table:style-name="ce47">
            <text:p>40,9%</text:p>
          </table:table-cell>
          <table:table-cell table:number-columns-repeated="16367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28" table:style-name="ce7">
            <text:p>28</text:p>
          </table:table-cell>
          <table:table-cell office:value-type="percentage" office:value="0.35897435897435898" table:style-name="ce50">
            <text:p>35,9%</text:p>
          </table:table-cell>
          <table:table-cell office:value-type="float" office:value="191" table:style-name="ce7">
            <text:p>191</text:p>
          </table:table-cell>
          <table:table-cell office:value-type="percentage" office:value="0.67253521126760563" table:style-name="ce50">
            <text:p>67,3%</text:p>
          </table:table-cell>
          <table:table-cell office:value-type="float" office:value="437" table:style-name="ce7">
            <text:p>437</text:p>
          </table:table-cell>
          <table:table-cell office:value-type="percentage" office:value="0.50345622119815669" table:style-name="ce50">
            <text:p>50,3%</text:p>
          </table:table-cell>
          <table:table-cell office:value-type="float" office:value="522" table:style-name="ce7">
            <text:p>522</text:p>
          </table:table-cell>
          <table:table-cell office:value-type="percentage" office:value="0.28903654485049834" table:style-name="ce50">
            <text:p>28,9%</text:p>
          </table:table-cell>
          <table:table-cell office:value-type="float" office:value="487" table:style-name="ce7">
            <text:p>487</text:p>
          </table:table-cell>
          <table:table-cell office:value-type="percentage" office:value="0.21996386630532971" table:style-name="ce50">
            <text:p>22,0%</text:p>
          </table:table-cell>
          <table:table-cell office:value-type="float" office:value="463" table:style-name="ce7">
            <text:p>463</text:p>
          </table:table-cell>
          <table:table-cell office:value-type="percentage" office:value="0.23348461926374181" table:style-name="ce50">
            <text:p>23,3%</text:p>
          </table:table-cell>
          <table:table-cell office:value-type="float" office:value="926" table:style-name="ce7">
            <text:p>926</text:p>
          </table:table-cell>
          <table:table-cell office:value-type="percentage" office:value="0.20799640610961365" table:style-name="ce50">
            <text:p>20,8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296254" table:style-name="ce65">
            <text:p>6.296.254</text:p>
          </table:table-cell>
          <table:table-cell office:value-type="percentage" office:value="0.918407805334573" table:style-name="ce66">
            <text:p>91,84%</text:p>
          </table:table-cell>
          <table:table-cell office:value-type="float" office:value="4753999" table:style-name="ce65">
            <text:p>4.753.999</text:p>
          </table:table-cell>
          <table:table-cell office:value-type="percentage" office:value="0.90324915166001041" table:style-name="ce66">
            <text:p>90,32%</text:p>
          </table:table-cell>
          <table:table-cell office:value-type="float" office:value="4859237" table:style-name="ce65">
            <text:p>4.859.237</text:p>
          </table:table-cell>
          <table:table-cell office:value-type="percentage" office:value="0.72579710188221569" table:style-name="ce66">
            <text:p>72,58%</text:p>
          </table:table-cell>
          <table:table-cell office:value-type="float" office:value="3700680" table:style-name="ce65">
            <text:p>3.700.680</text:p>
          </table:table-cell>
          <table:table-cell office:value-type="percentage" office:value="0.52751963366644594" table:style-name="ce66">
            <text:p>52,75%</text:p>
          </table:table-cell>
          <table:table-cell office:value-type="float" office:value="1517459" table:style-name="ce65">
            <text:p>1.517.459</text:p>
          </table:table-cell>
          <table:table-cell office:value-type="percentage" office:value="0.30539907832394875" table:style-name="ce66">
            <text:p>30,54%</text:p>
          </table:table-cell>
          <table:table-cell office:value-type="float" office:value="699853" table:style-name="ce65">
            <text:p>699.853</text:p>
          </table:table-cell>
          <table:table-cell office:value-type="percentage" office:value="0.17209790591546054" table:style-name="ce66">
            <text:p>17,21%</text:p>
          </table:table-cell>
          <table:table-cell office:value-type="float" office:value="1439603" table:style-name="ce65">
            <text:p>1.439.603</text:p>
          </table:table-cell>
          <table:table-cell office:value-type="percentage" office:value="0.7261253254594261" table:style-name="ce66">
            <text:p>72,61%</text:p>
          </table:table-cell>
          <table:table-cell office:value-type="float" office:value="4152769" table:style-name="ce65">
            <text:p>4.152.769</text:p>
          </table:table-cell>
          <table:table-cell office:value-type="percentage" office:value="0.86055070434180581" table:style-name="ce66">
            <text:p>86,06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88"/>
          <table:table-cell office:value-type="string" table:number-columns-spanned="1" table:number-rows-spanned="2" table:style-name="ce89">
            <text:p>Población a vacunar 5-11 años</text:p>
          </table:table-cell>
          <table:table-cell office:value-type="string" table:number-columns-spanned="1" table:number-rows-spanned="2" table:style-name="ce89">
            <text:p>Nº Personas con al menos 1 dosis</text:p>
          </table:table-cell>
          <table:table-cell office:value-type="string" table:number-columns-spanned="1" table:number-rows-spanned="2" table:style-name="ce89">
            <text:p>% Personas con al menos 1 dosis</text:p>
          </table:table-cell>
          <table:table-cell office:value-type="string" table:number-columns-spanned="1" table:number-rows-spanned="2" table:style-name="ce89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2">
            <text:p>Andalucía</text:p>
          </table:table-cell>
          <table:table-cell office:value-type="float" office:value="625633" table:style-name="ce73">
            <text:p>625.633</text:p>
          </table:table-cell>
          <table:table-cell office:value-type="float" office:value="397300" table:style-name="ce73">
            <text:p>397.300</text:p>
          </table:table-cell>
          <table:table-cell office:value-type="percentage" office:value="0.63503683469382211" table:style-name="ce74">
            <text:p>63,50%</text:p>
          </table:table-cell>
          <table:table-cell office:value-type="date" office:date-value="2022-02-01T00:00:00" table:style-name="ce75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ragón</text:p>
          </table:table-cell>
          <table:table-cell office:value-type="float" office:value="89551" table:style-name="ce77">
            <text:p>89.551</text:p>
          </table:table-cell>
          <table:table-cell office:value-type="float" office:value="48232" table:style-name="ce77">
            <text:p>48.232</text:p>
          </table:table-cell>
          <table:table-cell office:value-type="percentage" office:value="0.53859811727395557" table:style-name="ce78">
            <text:p>53,86%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sturias<text:s/></text:p>
          </table:table-cell>
          <table:table-cell office:value-type="float" office:value="53486" table:style-name="ce77">
            <text:p>53.486</text:p>
          </table:table-cell>
          <table:table-cell office:value-type="float" office:value="39168" table:style-name="ce77">
            <text:p>39.168</text:p>
          </table:table-cell>
          <table:table-cell office:value-type="percentage" office:value="0.7323037804285234" table:style-name="ce78">
            <text:p>73,23%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Baleares</text:p>
          </table:table-cell>
          <table:table-cell office:value-type="float" office:value="84404" table:style-name="ce77">
            <text:p>84.404</text:p>
          </table:table-cell>
          <table:table-cell office:value-type="float" office:value="28311" table:style-name="ce77">
            <text:p>28.311</text:p>
          </table:table-cell>
          <table:table-cell office:value-type="percentage" office:value="0.33542249182503198" table:style-name="ce78">
            <text:p>33,54%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arias</text:p>
          </table:table-cell>
          <table:table-cell office:value-type="float" office:value="133490" table:style-name="ce77">
            <text:p>133.490</text:p>
          </table:table-cell>
          <table:table-cell office:value-type="float" office:value="68692" table:style-name="ce77">
            <text:p>68.692</text:p>
          </table:table-cell>
          <table:table-cell office:value-type="percentage" office:value="0.51458536219941564" table:style-name="ce78">
            <text:p>51,46%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tabria</text:p>
          </table:table-cell>
          <table:table-cell office:value-type="float" office:value="36806" table:style-name="ce77">
            <text:p>36.806</text:p>
          </table:table-cell>
          <table:table-cell office:value-type="float" office:value="22608" table:style-name="ce77">
            <text:p>22.608</text:p>
          </table:table-cell>
          <table:table-cell office:value-type="percentage" office:value="0.61424767700918326" table:style-name="ce78">
            <text:p>61,42%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stilla y León</text:p>
          </table:table-cell>
          <table:table-cell office:value-type="float" office:value="136938" table:style-name="ce77">
            <text:p>136.938</text:p>
          </table:table-cell>
          <table:table-cell office:value-type="float" office:value="92249" table:style-name="ce77">
            <text:p>92.249</text:p>
          </table:table-cell>
          <table:table-cell office:value-type="percentage" office:value="0.67365523083439216" table:style-name="ce78">
            <text:p>67,37%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Castilla - La Mancha</text:p>
          </table:table-cell>
          <table:table-cell office:value-type="float" office:value="147544" table:style-name="ce77">
            <text:p>147.544</text:p>
          </table:table-cell>
          <table:table-cell office:value-type="float" office:value="90268" table:style-name="ce77">
            <text:p>90.268</text:p>
          </table:table-cell>
          <table:table-cell office:value-type="percentage" office:value="0.61180393645285469" table:style-name="ce78">
            <text:p>61,18%</text:p>
          </table:table-cell>
          <table:table-cell office:value-type="date" office:date-value="2022-01-30T00:00:00" table:style-name="ce79">
            <text:p>3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taluña</text:p>
          </table:table-cell>
          <table:table-cell office:value-type="float" office:value="559033" table:style-name="ce77">
            <text:p>559.033</text:p>
          </table:table-cell>
          <table:table-cell office:value-type="float" office:value="220813" table:style-name="ce77">
            <text:p>220.813</text:p>
          </table:table-cell>
          <table:table-cell office:value-type="percentage" office:value="0.39499099337606186" table:style-name="ce78">
            <text:p>39,50%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. Valenciana</text:p>
          </table:table-cell>
          <table:table-cell office:value-type="float" office:value="352220" table:style-name="ce77">
            <text:p>352.220</text:p>
          </table:table-cell>
          <table:table-cell office:value-type="float" office:value="221596" table:style-name="ce77">
            <text:p>221.596</text:p>
          </table:table-cell>
          <table:table-cell office:value-type="percentage" office:value="0.62914087786042816" table:style-name="ce78">
            <text:p>62,91%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Extremadura</text:p>
          </table:table-cell>
          <table:table-cell office:value-type="float" office:value="67546" table:style-name="ce77">
            <text:p>67.546</text:p>
          </table:table-cell>
          <table:table-cell office:value-type="float" office:value="48143" table:style-name="ce77">
            <text:p>48.143</text:p>
          </table:table-cell>
          <table:table-cell office:value-type="percentage" office:value="0.71274390785538744" table:style-name="ce78">
            <text:p>71,27%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Galicia*</text:p>
          </table:table-cell>
          <table:table-cell office:value-type="float" office:value="153059" table:style-name="ce77">
            <text:p>153.059</text:p>
          </table:table-cell>
          <table:table-cell office:value-type="float" office:value="124728" table:style-name="ce77">
            <text:p>124.728</text:p>
          </table:table-cell>
          <table:table-cell office:value-type="percentage" office:value="0.81490144323430835" table:style-name="ce78">
            <text:p>81,49%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La Rioja</text:p>
          </table:table-cell>
          <table:table-cell office:value-type="float" office:value="21936" table:style-name="ce77">
            <text:p>21.936</text:p>
          </table:table-cell>
          <table:table-cell office:value-type="float" office:value="13673" table:style-name="ce77">
            <text:p>13.673</text:p>
          </table:table-cell>
          <table:table-cell office:value-type="percentage" office:value="0.62331327498176514" table:style-name="ce78">
            <text:p>62,33%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adrid</text:p>
          </table:table-cell>
          <table:table-cell office:value-type="float" office:value="491254" table:style-name="ce77">
            <text:p>491.254</text:p>
          </table:table-cell>
          <table:table-cell office:value-type="float" office:value="223331" table:style-name="ce77">
            <text:p>223.331</text:p>
          </table:table-cell>
          <table:table-cell office:value-type="percentage" office:value="0.45461411001233576" table:style-name="ce78">
            <text:p>45,46%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urcia<text:s text:c="2"/></text:p>
          </table:table-cell>
          <table:table-cell office:value-type="float" office:value="120647" table:style-name="ce77">
            <text:p>120.647</text:p>
          </table:table-cell>
          <table:table-cell office:value-type="float" office:value="63441" table:style-name="ce77">
            <text:p>63.441</text:p>
          </table:table-cell>
          <table:table-cell office:value-type="percentage" office:value="0.52583984682586393" table:style-name="ce78">
            <text:p>52,58%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Navarra<text:s/></text:p>
          </table:table-cell>
          <table:table-cell office:value-type="float" office:value="48816" table:style-name="ce77">
            <text:p>48.816</text:p>
          </table:table-cell>
          <table:table-cell office:value-type="float" office:value="25543" table:style-name="ce77">
            <text:p>25.543</text:p>
          </table:table-cell>
          <table:table-cell office:value-type="percentage" office:value="0.52325057358243199" table:style-name="ce78">
            <text:p>52,33%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País Vasco</text:p>
          </table:table-cell>
          <table:table-cell office:value-type="float" office:value="147320" table:style-name="ce77">
            <text:p>147.320</text:p>
          </table:table-cell>
          <table:table-cell office:value-type="float" office:value="78270" table:style-name="ce77">
            <text:p>78.270</text:p>
          </table:table-cell>
          <table:table-cell office:value-type="percentage" office:value="0.53129242465381488" table:style-name="ce78">
            <text:p>53,13%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euta</text:p>
          </table:table-cell>
          <table:table-cell office:value-type="float" office:value="7952" table:style-name="ce77">
            <text:p>7.952</text:p>
          </table:table-cell>
          <table:table-cell office:value-type="float" office:value="2812" table:style-name="ce77">
            <text:p>2.812</text:p>
          </table:table-cell>
          <table:table-cell office:value-type="percentage" office:value="0.35362173038229378" table:style-name="ce78">
            <text:p>35,36%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elilla</text:p>
          </table:table-cell>
          <table:table-cell office:value-type="float" office:value="9776" table:style-name="ce77">
            <text:p>9.776</text:p>
          </table:table-cell>
          <table:table-cell office:value-type="float" office:value="3046" table:style-name="ce77">
            <text:p>3.046</text:p>
          </table:table-cell>
          <table:table-cell office:value-type="percentage" office:value="0.31157937806873975" table:style-name="ce78">
            <text:p>31,16%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Fuerzas Armadas*</text:p>
          </table:table-cell>
          <table:table-cell office:value-type="string" table:style-name="ce80">
            <text:p>-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2-01T00:00:00" table:style-name="ce79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1">
            <text:p>Sanidad Exterior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2-01T00:00:00" table:style-name="ce83">
            <text:p>01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Totales</text:p>
          </table:table-cell>
          <table:table-cell office:value-type="float" office:value="3287411" table:style-name="ce85">
            <text:p>3.287.411</text:p>
          </table:table-cell>
          <table:table-cell office:value-type="float" office:value="1812224" table:style-name="ce85">
            <text:p>1.812.224</text:p>
          </table:table-cell>
          <table:table-cell office:value-type="percentage" office:value="0.55126176799919446" table:style-name="ce86">
            <text:p>55,13%</text:p>
          </table:table-cell>
          <table:table-cell table:style-name="ce87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02T15:18:38Z</dc:date>
  </office:meta>
</office:document-meta>
</file>